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Text_20_body">
      <style:text-properties officeooo:rsid="016f549c" officeooo:paragraph-rsid="016f549c"/>
    </style:style>
    <style:style style:name="P41" style:family="paragraph" style:parent-style-name="Reference">
      <style:paragraph-properties fo:break-before="page">
        <style:tab-stops/>
      </style:paragraph-properties>
    </style:style>
    <style:style style:name="P42" style:family="paragraph" style:parent-style-name="Answer">
      <style:paragraph-properties fo:break-before="page"/>
      <style:text-properties officeooo:paragraph-rsid="015f59ce"/>
    </style:style>
    <style:style style:name="P43" style:family="paragraph" style:parent-style-name="Reference">
      <style:paragraph-properties>
        <style:tab-stops/>
      </style:paragraph-properties>
    </style:style>
    <style:style style:name="P44" style:family="paragraph" style:parent-style-name="Reference">
      <style:text-properties officeooo:rsid="0083e2e4" officeooo:paragraph-rsid="0083e2e4"/>
    </style:style>
    <style:style style:name="P45" style:family="paragraph" style:parent-style-name="Reference">
      <style:text-properties officeooo:rsid="016f549c" officeooo:paragraph-rsid="016f549c"/>
    </style:style>
    <style:style style:name="P46" style:family="paragraph" style:parent-style-name="Note">
      <style:text-properties officeooo:paragraph-rsid="002797df"/>
    </style:style>
    <style:style style:name="P47" style:family="paragraph" style:parent-style-name="Note">
      <style:text-properties officeooo:paragraph-rsid="009addbb"/>
    </style:style>
    <style:style style:name="P48" style:family="paragraph" style:parent-style-name="Note">
      <style:text-properties officeooo:paragraph-rsid="0151ec83"/>
    </style:style>
    <style:style style:name="P49" style:family="paragraph" style:parent-style-name="Option_20_title">
      <style:text-properties style:font-style-asian="normal" style:font-style-complex="normal"/>
    </style:style>
    <style:style style:name="P50" style:family="paragraph" style:parent-style-name="Option_20_title">
      <style:text-properties fo:font-style="normal" style:font-style-asian="normal" style:font-style-complex="normal"/>
    </style:style>
    <style:style style:name="P51" style:family="paragraph" style:parent-style-name="Option_20_title">
      <style:text-properties officeooo:paragraph-rsid="00283a1c"/>
    </style:style>
    <style:style style:name="P52" style:family="paragraph" style:parent-style-name="Option_20_title">
      <style:text-properties officeooo:rsid="0068dc3f"/>
    </style:style>
    <style:style style:name="P53" style:family="paragraph" style:parent-style-name="Option_20_title">
      <style:text-properties officeooo:paragraph-rsid="00ab13e5"/>
    </style:style>
    <style:style style:name="P54" style:family="paragraph" style:parent-style-name="Option_20_title">
      <style:text-properties officeooo:paragraph-rsid="00bfe008"/>
    </style:style>
    <style:style style:name="P55" style:family="paragraph" style:parent-style-name="Option_20_title">
      <style:text-properties officeooo:paragraph-rsid="010f167b"/>
    </style:style>
    <style:style style:name="P56" style:family="paragraph" style:parent-style-name="Option_20_title">
      <style:text-properties officeooo:paragraph-rsid="013ee393"/>
    </style:style>
    <style:style style:name="P57" style:family="paragraph" style:parent-style-name="Option_20_title">
      <style:text-properties officeooo:paragraph-rsid="0143ac7c"/>
    </style:style>
    <style:style style:name="P58" style:family="paragraph" style:parent-style-name="Option_20_title">
      <style:text-properties officeooo:rsid="00756d63"/>
    </style:style>
    <style:style style:name="P59" style:family="paragraph" style:parent-style-name="Option_20_title">
      <style:text-properties officeooo:paragraph-rsid="0163d848"/>
    </style:style>
    <style:style style:name="P60" style:family="paragraph" style:parent-style-name="Note">
      <style:paragraph-properties fo:margin-left="11.99mm" fo:margin-right="0mm" fo:text-indent="-11.99mm" style:auto-text-indent="false"/>
    </style:style>
    <style:style style:name="P61" style:family="paragraph" style:parent-style-name="Option">
      <style:paragraph-properties fo:margin-left="0mm" fo:margin-right="0mm" fo:text-indent="0mm" style:auto-text-indent="false"/>
    </style:style>
    <style:style style:name="P62" style:family="paragraph" style:parent-style-name="Footnote">
      <style:text-properties officeooo:rsid="0015d65b" officeooo:paragraph-rsid="0015d65b"/>
    </style:style>
    <style:style style:name="P63" style:family="paragraph" style:parent-style-name="Footnote">
      <style:text-properties officeooo:rsid="00259ac4" officeooo:paragraph-rsid="00259ac4"/>
    </style:style>
    <style:style style:name="P64" style:family="paragraph" style:parent-style-name="Footnote">
      <style:text-properties officeooo:rsid="002706f7" officeooo:paragraph-rsid="002706f7"/>
    </style:style>
    <style:style style:name="P65" style:family="paragraph" style:parent-style-name="Footnote">
      <style:text-properties officeooo:rsid="002797df" officeooo:paragraph-rsid="002797df"/>
    </style:style>
    <style:style style:name="P66" style:family="paragraph" style:parent-style-name="Footnote">
      <style:text-properties officeooo:rsid="00283a1c" officeooo:paragraph-rsid="00283a1c"/>
    </style:style>
    <style:style style:name="P67" style:family="paragraph" style:parent-style-name="Footnote">
      <style:text-properties officeooo:rsid="002ee9f8" officeooo:paragraph-rsid="002ee9f8"/>
    </style:style>
    <style:style style:name="P68" style:family="paragraph" style:parent-style-name="Footnote">
      <style:text-properties officeooo:rsid="003e47c0" officeooo:paragraph-rsid="003e47c0"/>
    </style:style>
    <style:style style:name="P69" style:family="paragraph" style:parent-style-name="Footnote">
      <style:text-properties officeooo:rsid="00813323" officeooo:paragraph-rsid="00813323"/>
    </style:style>
    <style:style style:name="P70" style:family="paragraph" style:parent-style-name="Footnote">
      <style:text-properties officeooo:rsid="0083e2e4" officeooo:paragraph-rsid="0083e2e4"/>
    </style:style>
    <style:style style:name="P71" style:family="paragraph" style:parent-style-name="Footnote">
      <style:text-properties officeooo:rsid="0129e483" officeooo:paragraph-rsid="0129e483"/>
    </style:style>
    <style:style style:name="P72" style:family="paragraph" style:parent-style-name="Answer">
      <style:text-properties officeooo:paragraph-rsid="002797df"/>
    </style:style>
    <style:style style:name="P73" style:family="paragraph" style:parent-style-name="Answer">
      <style:text-properties officeooo:rsid="0037af8d" officeooo:paragraph-rsid="0037af8d"/>
    </style:style>
    <style:style style:name="P74" style:family="paragraph" style:parent-style-name="Answer">
      <style:text-properties officeooo:paragraph-rsid="008db1e9"/>
    </style:style>
    <style:style style:name="P75" style:family="paragraph" style:parent-style-name="Answer">
      <style:text-properties officeooo:rsid="008db1e9" officeooo:paragraph-rsid="008db1e9"/>
    </style:style>
    <style:style style:name="P76" style:family="paragraph" style:parent-style-name="Answer">
      <style:text-properties officeooo:paragraph-rsid="00a3938e"/>
    </style:style>
    <style:style style:name="P77" style:family="paragraph" style:parent-style-name="Answer">
      <style:text-properties officeooo:paragraph-rsid="015f59ce"/>
    </style:style>
    <style:style style:name="P78" style:family="paragraph" style:parent-style-name="Answer">
      <style:text-properties officeooo:paragraph-rsid="016e12c3"/>
    </style:style>
    <style:style style:name="P79" style:family="paragraph" style:parent-style-name="Answer">
      <style:text-properties officeooo:rsid="016c2d1a" officeooo:paragraph-rsid="016c2d1a"/>
    </style:style>
    <style:style style:name="P80" style:family="paragraph" style:parent-style-name="Option_20_Start">
      <style:text-properties officeooo:paragraph-rsid="002706f7"/>
    </style:style>
    <style:style style:name="P81" style:family="paragraph" style:parent-style-name="Option_20_Start">
      <style:text-properties officeooo:paragraph-rsid="002797df"/>
    </style:style>
    <style:style style:name="P82" style:family="paragraph" style:parent-style-name="Option_20_Start">
      <style:text-properties officeooo:paragraph-rsid="00283a1c"/>
    </style:style>
    <style:style style:name="P83" style:family="paragraph" style:parent-style-name="Option_20_Start">
      <style:text-properties officeooo:rsid="00283a1c" officeooo:paragraph-rsid="00283a1c"/>
    </style:style>
    <style:style style:name="P84" style:family="paragraph" style:parent-style-name="Option_20_Start">
      <style:text-properties officeooo:paragraph-rsid="006c2030"/>
    </style:style>
    <style:style style:name="P85" style:family="paragraph" style:parent-style-name="Option_20_Start">
      <style:text-properties officeooo:paragraph-rsid="007a1f5a"/>
    </style:style>
    <style:style style:name="P86" style:family="paragraph" style:parent-style-name="Option_20_Start">
      <style:text-properties officeooo:rsid="009f61a1" officeooo:paragraph-rsid="009f61a1"/>
    </style:style>
    <style:style style:name="P87" style:family="paragraph" style:parent-style-name="Option_20_Start">
      <style:text-properties officeooo:paragraph-rsid="00ab13e5"/>
    </style:style>
    <style:style style:name="P88" style:family="paragraph" style:parent-style-name="Option_20_Start">
      <style:text-properties officeooo:rsid="00aca646" officeooo:paragraph-rsid="00aca646"/>
    </style:style>
    <style:style style:name="P89" style:family="paragraph" style:parent-style-name="Option_20_Start">
      <style:text-properties officeooo:rsid="00ba05c8" officeooo:paragraph-rsid="00ba05c8"/>
    </style:style>
    <style:style style:name="P90" style:family="paragraph" style:parent-style-name="Option_20_Start">
      <style:text-properties officeooo:rsid="00ba05c8" officeooo:paragraph-rsid="00ba3a04"/>
    </style:style>
    <style:style style:name="P91" style:family="paragraph" style:parent-style-name="Option_20_Start">
      <style:text-properties officeooo:rsid="00ba05c8" officeooo:paragraph-rsid="00bc03fd"/>
    </style:style>
    <style:style style:name="P92" style:family="paragraph" style:parent-style-name="Option_20_Start">
      <style:text-properties officeooo:rsid="00ba05c8" officeooo:paragraph-rsid="00bd3e3d"/>
    </style:style>
    <style:style style:name="P93" style:family="paragraph" style:parent-style-name="Option_20_Start">
      <style:text-properties officeooo:paragraph-rsid="00bc03fd"/>
    </style:style>
    <style:style style:name="P94" style:family="paragraph" style:parent-style-name="Option_20_Start">
      <style:text-properties officeooo:paragraph-rsid="00c5e64e"/>
    </style:style>
    <style:style style:name="P95" style:family="paragraph" style:parent-style-name="Option_20_Start">
      <style:text-properties officeooo:rsid="00cdc61f" officeooo:paragraph-rsid="010f167b"/>
    </style:style>
    <style:style style:name="P96" style:family="paragraph" style:parent-style-name="Option_20_Start">
      <style:text-properties officeooo:paragraph-rsid="010f167b"/>
    </style:style>
    <style:style style:name="P97" style:family="paragraph" style:parent-style-name="Option_20_Start">
      <style:text-properties officeooo:paragraph-rsid="011baecf"/>
    </style:style>
    <style:style style:name="P98" style:family="paragraph" style:parent-style-name="Option_20_Start">
      <style:text-properties officeooo:paragraph-rsid="011cef7e"/>
    </style:style>
    <style:style style:name="P99" style:family="paragraph" style:parent-style-name="Option_20_Start">
      <style:text-properties officeooo:paragraph-rsid="011d81b5"/>
    </style:style>
    <style:style style:name="P100" style:family="paragraph" style:parent-style-name="Option_20_Start">
      <style:text-properties officeooo:paragraph-rsid="011ea8d3"/>
    </style:style>
    <style:style style:name="P101" style:family="paragraph" style:parent-style-name="Option_20_Start">
      <style:text-properties officeooo:paragraph-rsid="01341591"/>
    </style:style>
    <style:style style:name="P102" style:family="paragraph" style:parent-style-name="Option_20_Start">
      <style:text-properties officeooo:paragraph-rsid="0030f54a"/>
    </style:style>
    <style:style style:name="P103" style:family="paragraph" style:parent-style-name="Option_20_Start">
      <style:text-properties officeooo:paragraph-rsid="0142dcca"/>
    </style:style>
    <style:style style:name="P104" style:family="paragraph" style:parent-style-name="Option_20_Start">
      <style:text-properties officeooo:paragraph-rsid="0143ac7c"/>
    </style:style>
    <style:style style:name="P105" style:family="paragraph" style:parent-style-name="Option_20_Start">
      <style:text-properties officeooo:paragraph-rsid="015fdcf5"/>
    </style:style>
    <style:style style:name="P106" style:family="paragraph" style:parent-style-name="Table">
      <style:text-properties officeooo:paragraph-rsid="00618721"/>
    </style:style>
    <style:style style:name="P107" style:family="paragraph" style:parent-style-name="Source_20_code">
      <style:text-properties officeooo:rsid="006496a9" officeooo:paragraph-rsid="006496a9"/>
    </style:style>
    <style:style style:name="P108" style:family="paragraph" style:parent-style-name="Source_20_code">
      <style:text-properties officeooo:paragraph-rsid="00a3682d"/>
    </style:style>
    <style:style style:name="P109" style:family="paragraph" style:parent-style-name="Source_20_code">
      <style:text-properties officeooo:rsid="00a3682d" officeooo:paragraph-rsid="00a3682d"/>
    </style:style>
    <style:style style:name="P110" style:family="paragraph" style:parent-style-name="Option_20_note">
      <style:text-properties officeooo:paragraph-rsid="007a1f5a"/>
    </style:style>
    <style:style style:name="P111" style:family="paragraph" style:parent-style-name="Option_20_note">
      <style:text-properties officeooo:rsid="009f61a1" officeooo:paragraph-rsid="009f61a1"/>
    </style:style>
    <style:style style:name="P112" style:family="paragraph" style:parent-style-name="Option_20_note">
      <style:text-properties officeooo:rsid="00a06f13" officeooo:paragraph-rsid="00a06f13"/>
    </style:style>
    <style:style style:name="P113" style:family="paragraph" style:parent-style-name="Option_20_note">
      <style:text-properties officeooo:paragraph-rsid="011cef7e"/>
    </style:style>
    <style:style style:name="P114" style:family="paragraph" style:parent-style-name="Option_20_note">
      <style:text-properties officeooo:paragraph-rsid="011d6c6f"/>
    </style:style>
    <style:style style:name="P115" style:family="paragraph" style:parent-style-name="Option_20_note">
      <style:text-properties officeooo:paragraph-rsid="016fa61c"/>
    </style:style>
    <style:style style:name="P116" style:family="paragraph" style:parent-style-name="Command_20_Start">
      <style:text-properties officeooo:paragraph-rsid="009816eb"/>
    </style:style>
    <style:style style:name="P117" style:family="paragraph" style:parent-style-name="Command_20_End">
      <style:text-properties officeooo:paragraph-rsid="0098d308"/>
    </style:style>
    <style:style style:name="P118" style:family="paragraph" style:parent-style-name="Text_20_Body_20_Start">
      <style:text-properties officeooo:paragraph-rsid="00ae8774"/>
    </style:style>
    <style:style style:name="P119" style:family="paragraph" style:parent-style-name="Text_20_Body_20_Start">
      <style:text-properties officeooo:paragraph-rsid="0115c280"/>
    </style:style>
    <style:style style:name="P120" style:family="paragraph" style:parent-style-name="Text_20_Body_20_Start">
      <style:text-properties officeooo:paragraph-rsid="0123cb58"/>
    </style:style>
    <style:style style:name="P121" style:family="paragraph" style:parent-style-name="Text_20_Body_20_Start">
      <style:text-properties officeooo:paragraph-rsid="01297cf5"/>
    </style:style>
    <style:style style:name="P122" style:family="paragraph" style:parent-style-name="Text_20_Body_20_Start">
      <style:text-properties officeooo:paragraph-rsid="0129e483"/>
    </style:style>
    <style:style style:name="P123" style:family="paragraph" style:parent-style-name="Text_20_Body_20_Start">
      <style:text-properties officeooo:paragraph-rsid="012a523a"/>
    </style:style>
    <style:style style:name="P124" style:family="paragraph" style:parent-style-name="Text_20_Body_20_Start">
      <style:text-properties officeooo:paragraph-rsid="012f9ff9"/>
    </style:style>
    <style:style style:name="P125" style:family="paragraph" style:parent-style-name="Text_20_Body_20_Start">
      <style:text-properties officeooo:paragraph-rsid="014e4b46"/>
    </style:style>
    <style:style style:name="P126" style:family="paragraph" style:parent-style-name="Text_20_Body_20_Start">
      <style:text-properties officeooo:paragraph-rsid="0151ec83"/>
    </style:style>
    <style:style style:name="P127" style:family="paragraph" style:parent-style-name="Text_20_Body_20_Start">
      <style:text-properties officeooo:paragraph-rsid="0166f6cb"/>
    </style:style>
    <style:style style:name="P128" style:family="paragraph" style:parent-style-name="Configuration">
      <style:text-properties officeooo:rsid="0115c280" officeooo:paragraph-rsid="0115c280"/>
    </style:style>
    <style:style style:name="P129" style:family="paragraph" style:parent-style-name="Configuration_20_title">
      <style:text-properties officeooo:rsid="0115c280" officeooo:paragraph-rsid="0115c280"/>
    </style:style>
    <style:style style:name="P130" style:family="paragraph" style:parent-style-name="Index">
      <style:text-properties officeooo:paragraph-rsid="0151ec83"/>
    </style:style>
    <style:style style:name="P131" style:family="paragraph" style:parent-style-name="Text_20_body_20_indent">
      <style:text-properties officeooo:paragraph-rsid="015fdcf5"/>
    </style:style>
    <style:style style:name="P132" style:family="paragraph" style:parent-style-name="Command">
      <style:text-properties officeooo:paragraph-rsid="015fdcf5"/>
    </style:style>
    <style:style style:name="P133" style:family="paragraph" style:parent-style-name="Illustration_20_Index_20_1">
      <style:paragraph-properties>
        <style:tab-stops>
          <style:tab-stop style:position="170mm" style:type="right" style:leader-style="dotted" style:leader-text="."/>
        </style:tab-stops>
      </style:paragraph-properties>
    </style:style>
    <style:style style:name="P134" style:family="paragraph" style:parent-style-name="Option">
      <style:paragraph-properties fo:margin-left="5.08mm" fo:margin-right="0mm" fo:text-indent="0mm" style:auto-text-indent="false"/>
      <style:text-properties officeooo:rsid="01611c4c" officeooo:paragraph-rsid="01611c4c"/>
    </style:style>
    <style:style style:name="P135" style:family="paragraph" style:parent-style-name="Table_20_index_20_1">
      <style:paragraph-properties>
        <style:tab-stops>
          <style:tab-stop style:position="170mm" style:type="right" style:leader-style="dotted" style:leader-text="."/>
        </style:tab-stops>
      </style:paragraph-properties>
    </style:style>
    <style:style style:name="P136" style:family="paragraph" style:parent-style-name="List_20_2_20_Cont.">
      <style:text-properties officeooo:rsid="01645644"/>
    </style:style>
    <style:style style:name="P137" style:family="paragraph" style:parent-style-name="Question">
      <style:text-properties officeooo:paragraph-rsid="00a3938e"/>
    </style:style>
    <style:style style:name="P138" style:family="paragraph" style:parent-style-name="Question">
      <style:text-properties officeooo:paragraph-rsid="016e12c3"/>
    </style:style>
    <style:style style:name="P139" style:family="paragraph" style:parent-style-name="Question">
      <style:text-properties officeooo:rsid="0037af8d" officeooo:paragraph-rsid="0037af8d"/>
    </style:style>
    <style:style style:name="P140" style:family="paragraph" style:parent-style-name="Question">
      <style:text-properties officeooo:rsid="008db1e9" officeooo:paragraph-rsid="008db1e9"/>
    </style:style>
    <style:style style:name="P141" style:family="paragraph" style:parent-style-name="Question">
      <style:text-properties officeooo:rsid="015f59ce" officeooo:paragraph-rsid="015f59ce"/>
    </style:style>
    <style:style style:name="P142" style:family="paragraph" style:parent-style-name="Standard" style:list-style-name="L9"/>
    <style:style style:name="P143" style:family="paragraph" style:parent-style-name="Heading_20_1" style:list-style-name="">
      <style:paragraph-properties fo:text-align="justify" style:justify-single-word="false"/>
    </style:style>
    <style:style style:name="P144" style:family="paragraph" style:parent-style-name="Heading_20_1">
      <style:paragraph-properties fo:break-before="page"/>
    </style:style>
    <style:style style:name="P145" style:family="paragraph" style:parent-style-name="Heading_20_3">
      <style:text-properties officeooo:paragraph-rsid="00918711"/>
    </style:style>
    <style:style style:name="P146" style:family="paragraph" style:parent-style-name="Heading_20_3">
      <style:text-properties style:font-style-asian="normal" style:font-style-complex="normal"/>
    </style:style>
    <style:style style:name="P147" style:family="paragraph" style:parent-style-name="Heading_20_3">
      <style:text-properties officeooo:rsid="009f61a1" officeooo:paragraph-rsid="009f61a1"/>
    </style:style>
    <style:style style:name="P148" style:family="paragraph" style:parent-style-name="Heading_20_3">
      <style:text-properties officeooo:paragraph-rsid="002706f7"/>
    </style:style>
    <style:style style:name="P149" style:family="paragraph" style:parent-style-name="Heading_20_3">
      <style:paragraph-properties fo:break-before="page"/>
    </style:style>
    <style:style style:name="P150" style:family="paragraph" style:parent-style-name="Heading_20_2">
      <style:text-properties officeooo:rsid="00868084" officeooo:paragraph-rsid="00868084"/>
    </style:style>
    <style:style style:name="P151" style:family="paragraph" style:parent-style-name="Heading_20_2">
      <style:text-properties officeooo:paragraph-rsid="00a9b12c"/>
    </style:style>
    <style:style style:name="P152" style:family="paragraph" style:parent-style-name="Heading_20_2" style:list-style-name="">
      <style:paragraph-properties fo:text-align="justify" style:justify-single-word="false"/>
    </style:style>
    <style:style style:name="P153" style:family="paragraph" style:parent-style-name="Heading_20_2">
      <style:text-properties officeooo:rsid="0032c6b2" officeooo:paragraph-rsid="0032c6b2"/>
    </style:style>
    <style:style style:name="P154" style:family="paragraph" style:parent-style-name="Heading_20_2">
      <style:paragraph-properties fo:break-before="page"/>
    </style:style>
    <style:style style:name="P155" style:family="paragraph" style:parent-style-name="Contents_20_Heading">
      <style:paragraph-properties fo:break-before="page"/>
    </style:style>
    <style:style style:name="P156" style:family="paragraph" style:parent-style-name="Contents_20_2">
      <style:paragraph-properties>
        <style:tab-stops>
          <style:tab-stop style:position="165.01mm" style:type="right" style:leader-style="dotted" style:leader-text="."/>
        </style:tab-stops>
      </style:paragraph-properties>
    </style:style>
    <style:style style:name="P157" style:family="paragraph" style:parent-style-name="Contents_20_1">
      <style:paragraph-properties>
        <style:tab-stops>
          <style:tab-stop style:position="170mm" style:type="right" style:leader-style="dotted" style:leader-text="."/>
        </style:tab-stops>
      </style:paragraph-properties>
    </style:style>
    <style:style style:name="P158" style:family="paragraph" style:parent-style-name="Contents_20_3">
      <style:paragraph-properties>
        <style:tab-stops>
          <style:tab-stop style:position="160.02mm" style:type="right" style:leader-style="dotted" style:leader-text="."/>
        </style:tab-stops>
      </style:paragraph-properties>
    </style:style>
    <style:style style:name="P159" style:family="paragraph" style:parent-style-name="Heading_20_4">
      <style:text-properties officeooo:rsid="003b244f" officeooo:paragraph-rsid="003b244f"/>
    </style:style>
    <style:style style:name="P160" style:family="paragraph" style:parent-style-name="Heading_20_4">
      <style:text-properties officeooo:rsid="003e8725" officeooo:paragraph-rsid="003e8725"/>
    </style:style>
    <style:style style:name="P161" style:family="paragraph" style:parent-style-name="Heading_20_4">
      <style:text-properties officeooo:rsid="00918711"/>
    </style:style>
    <style:style style:name="P162" style:family="paragraph" style:parent-style-name="Contents_20_4">
      <style:paragraph-properties>
        <style:tab-stops>
          <style:tab-stop style:position="155.03mm" style:type="right" style:leader-style="dotted" style:leader-text="."/>
        </style:tab-stops>
      </style:paragraph-properties>
    </style:style>
    <style:style style:name="P163" style:family="paragraph" style:parent-style-name="Index_20_1">
      <style:paragraph-properties>
        <style:tab-stops>
          <style:tab-stop style:position="170mm" style:type="right" style:leader-style="dotted" style:leader-text="."/>
        </style:tab-stops>
      </style:paragraph-properties>
    </style:style>
    <style:style style:name="P164" style:family="paragraph" style:parent-style-name="List_20_1">
      <style:text-properties officeooo:rsid="006f49b8" officeooo:paragraph-rsid="006f49b8"/>
    </style:style>
    <style:style style:name="P165" style:family="paragraph" style:parent-style-name="List_20_1">
      <style:text-properties officeooo:rsid="0068dddf" officeooo:paragraph-rsid="0068dddf"/>
    </style:style>
    <style:style style:name="P166" style:family="paragraph" style:parent-style-name="List_20_1">
      <style:text-properties officeooo:rsid="014b500d" officeooo:paragraph-rsid="014b500d"/>
    </style:style>
    <style:style style:name="P167" style:family="paragraph" style:parent-style-name="List_20_1">
      <style:text-properties officeooo:rsid="008310a8" officeooo:paragraph-rsid="008310a8"/>
    </style:style>
    <style:style style:name="P168" style:family="paragraph" style:parent-style-name="List_20_1">
      <style:text-properties officeooo:rsid="016f549c" officeooo:paragraph-rsid="016f549c"/>
    </style:style>
    <style:style style:name="P169" style:family="paragraph" style:parent-style-name="List_20_1">
      <style:text-properties officeooo:rsid="0093db33"/>
    </style:style>
    <style:style style:name="P170" style:family="paragraph" style:parent-style-name="List_20_1">
      <style:text-properties officeooo:paragraph-rsid="004dfd2b"/>
    </style:style>
    <style:style style:name="P171" style:family="paragraph" style:parent-style-name="List_20_1" style:list-style-name="">
      <style:text-properties officeooo:rsid="012c3b8d"/>
    </style:style>
    <style:style style:name="P172" style:family="paragraph" style:parent-style-name="List_20_1">
      <style:text-properties officeooo:paragraph-rsid="00b02fc0"/>
    </style:style>
    <style:style style:name="P173" style:family="paragraph" style:parent-style-name="List_20_1">
      <style:text-properties officeooo:rsid="00b02fc0" officeooo:paragraph-rsid="00b02fc0"/>
    </style:style>
    <style:style style:name="P174" style:family="paragraph" style:parent-style-name="List_20_1">
      <style:text-properties fo:font-style="italic" officeooo:rsid="00b02fc0" officeooo:paragraph-rsid="00b02fc0" style:font-style-asian="italic" style:font-style-complex="italic"/>
    </style:style>
    <style:style style:name="P175" style:family="paragraph" style:parent-style-name="List_20_1">
      <style:text-properties officeooo:rsid="0038d579" officeooo:paragraph-rsid="0038d579"/>
    </style:style>
    <style:style style:name="P176" style:family="paragraph" style:parent-style-name="List_20_1">
      <style:text-properties officeooo:paragraph-rsid="0038d579"/>
    </style:style>
    <style:style style:name="P177" style:family="paragraph" style:parent-style-name="List_20_1">
      <style:text-properties officeooo:rsid="014be339" officeooo:paragraph-rsid="014be339"/>
    </style:style>
    <style:style style:name="P178" style:family="paragraph" style:parent-style-name="List_20_1">
      <style:text-properties officeooo:paragraph-rsid="0042e302"/>
    </style:style>
    <style:style style:name="P179" style:family="paragraph" style:parent-style-name="List_20_1">
      <style:text-properties officeooo:rsid="0042e302" officeooo:paragraph-rsid="0042e302"/>
    </style:style>
    <style:style style:name="P180" style:family="paragraph" style:parent-style-name="List_20_1">
      <style:text-properties officeooo:paragraph-rsid="004495ea"/>
    </style:style>
    <style:style style:name="P181" style:family="paragraph" style:parent-style-name="List_20_1">
      <style:text-properties officeooo:paragraph-rsid="0013ea2a"/>
    </style:style>
    <style:style style:name="P182" style:family="paragraph" style:parent-style-name="List_20_1_20_Cont." style:list-style-name="L4"/>
    <style:style style:name="P183" style:family="paragraph" style:parent-style-name="List_20_1_20_Cont.">
      <style:paragraph-properties fo:margin-left="12.51mm" fo:margin-right="0mm" fo:text-indent="-4mm" style:auto-text-indent="false"/>
    </style:style>
    <style:style style:name="P184" style:family="paragraph" style:parent-style-name="Option" style:list-style-name="L11"/>
    <style:style style:name="P185" style:family="paragraph" style:parent-style-name="Option">
      <style:text-properties officeooo:paragraph-rsid="00c5e64e"/>
    </style:style>
    <style:style style:name="P186" style:family="paragraph" style:parent-style-name="Option_20_title">
      <style:text-properties officeooo:paragraph-rsid="017296ba"/>
    </style:style>
    <style:style style:name="P187" style:family="paragraph" style:parent-style-name="List" style:list-style-name="L8"/>
    <style:style style:name="P188" style:family="paragraph" style:parent-style-name="List" style:list-style-name="L8">
      <style:text-properties officeooo:paragraph-rsid="0167ceb5"/>
    </style:style>
    <style:style style:name="P189" style:family="paragraph" style:parent-style-name="Option_20_Start">
      <style:text-properties officeooo:paragraph-rsid="017296ba"/>
    </style:style>
    <style:style style:name="P190" style:family="paragraph" style:parent-style-name="Note_20_Cont." style:list-style-name="L10">
      <style:text-properties officeooo:paragraph-rsid="0122492a"/>
    </style:style>
    <style:style style:name="P191" style:family="paragraph" style:parent-style-name="Index_20_Separator">
      <style:paragraph-properties>
        <style:tab-stops/>
      </style:paragraph-properties>
    </style:style>
    <style:style style:name="P192" style:family="paragraph" style:parent-style-name="List_20_1_20_End" style:list-style-name="L3"/>
    <style:style style:name="P193" style:family="paragraph" style:parent-style-name="List_20_1_20_End" style:list-style-name="L6">
      <style:text-properties officeooo:paragraph-rsid="00272990"/>
    </style:style>
    <style:style style:name="P194" style:family="paragraph" style:parent-style-name="List_20_1_20_End">
      <style:text-properties officeooo:paragraph-rsid="011d81b5"/>
    </style:style>
    <style:style style:name="P195" style:family="paragraph" style:parent-style-name="List_20_1_20_End">
      <style:text-properties officeooo:rsid="0038d579" officeooo:paragraph-rsid="0038d579"/>
    </style:style>
    <style:style style:name="P196" style:family="paragraph" style:parent-style-name="List_20_1_20_End">
      <style:text-properties officeooo:paragraph-rsid="0013ea2a"/>
    </style:style>
    <style:style style:name="P197" style:family="paragraph" style:parent-style-name="List_20_1_20_End">
      <style:text-properties officeooo:rsid="0013ea2a" officeooo:paragraph-rsid="0013ea2a"/>
    </style:style>
    <style:style style:name="P198" style:family="paragraph" style:parent-style-name="List_20_1_20_End" style:list-style-name="L12"/>
    <style:style style:name="P199" style:family="paragraph" style:parent-style-name="List_20_1_20_End" style:list-style-name="L13"/>
    <style:style style:name="P200" style:family="paragraph" style:parent-style-name="List_20_1_20_End">
      <style:paragraph-properties fo:margin-left="12.51mm" fo:margin-right="0mm" fo:text-indent="-4mm" style:auto-text-indent="false"/>
    </style:style>
    <style:style style:name="P201" style:family="paragraph" style:parent-style-name="List_20_1_20_Start" style:list-style-name="L1"/>
    <style:style style:name="P202" style:family="paragraph" style:parent-style-name="List_20_1_20_Start" style:list-style-name="L1">
      <style:text-properties officeooo:rsid="01297aef" officeooo:paragraph-rsid="01297aef"/>
    </style:style>
    <style:style style:name="P203" style:family="paragraph" style:parent-style-name="List_20_1_20_Start" style:list-style-name="L2"/>
    <style:style style:name="P204" style:family="paragraph" style:parent-style-name="List_20_1_20_Start" style:list-style-name="L4"/>
    <style:style style:name="P205" style:family="paragraph" style:parent-style-name="List_20_1_20_Start" style:list-style-name="L5">
      <style:text-properties officeooo:paragraph-rsid="006f49b8"/>
    </style:style>
    <style:style style:name="P206" style:family="paragraph" style:parent-style-name="List_20_1_20_Start" style:list-style-name="L6"/>
    <style:style style:name="P207" style:family="paragraph" style:parent-style-name="List_20_1_20_Start" style:list-style-name="L7"/>
    <style:style style:name="P208" style:family="paragraph" style:parent-style-name="List_20_1_20_Start">
      <style:text-properties officeooo:paragraph-rsid="0013ea2a"/>
    </style:style>
    <style:style style:name="P209" style:family="paragraph" style:parent-style-name="List_20_1_20_Start">
      <style:text-properties officeooo:rsid="0013ea2a" officeooo:paragraph-rsid="0014b6e1"/>
    </style:style>
    <style:style style:name="P210" style:family="paragraph" style:parent-style-name="List_20_1_20_Start" style:list-style-name="L12"/>
    <style:style style:name="P211" style:family="paragraph" style:parent-style-name="List_20_1_20_Start" style:list-style-name="L13"/>
    <style:style style:name="P212" style:family="paragraph" style:parent-style-name="List_20_1_20_Start">
      <style:paragraph-properties fo:margin-left="12.51mm" fo:margin-right="0mm" fo:text-indent="-4.06mm" style:auto-text-indent="false"/>
    </style:style>
    <style:style style:name="P213" style:family="paragraph" style:parent-style-name="Text_20_body" style:list-style-name="L11"/>
    <style:style style:name="P214"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text-properties officeooo:rsid="01645644"/>
    </style:style>
    <style:style style:name="T186" style:family="text">
      <style:text-properties officeooo:rsid="01653a49"/>
    </style:style>
    <style:style style:name="T187" style:family="text">
      <style:text-properties officeooo:rsid="0167ceb5"/>
    </style:style>
    <style:style style:name="T188" style:family="text">
      <style:text-properties officeooo:rsid="0168e78f"/>
    </style:style>
    <style:style style:name="T189" style:family="text">
      <style:text-properties officeooo:rsid="016b90ae"/>
    </style:style>
    <style:style style:name="T190" style:family="text">
      <style:text-properties officeooo:rsid="016f549c"/>
    </style:style>
    <style:style style:name="T191" style:family="text">
      <style:text-properties officeooo:rsid="016fa61c"/>
    </style:style>
    <style:style style:name="T192" style:family="text">
      <style:text-properties officeooo:rsid="0171394d"/>
    </style:style>
    <style:style style:name="T193" style:family="text">
      <style:text-properties officeooo:rsid="01621bd9"/>
    </style:style>
    <style:style style:name="T194" style:family="text">
      <style:text-properties officeooo:rsid="015fb100"/>
    </style:style>
    <style:style style:name="T19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190">2</text:span></text:p>
      <text:p text:style-name="P4">© 2007-20<text:span text:style-name="T137">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Table of Contents</text:p>
          </text:index-title>
          <text:p text:style-name="P157"><text:a xlink:type="simple" xlink:href="#__RefHeading__31345316" text:style-name="Index_20_Link" text:visited-style-name="Index_20_Link">Overview<text:tab/>5</text:a></text:p>
          <text:p text:style-name="P156"><text:a xlink:type="simple" xlink:href="#__RefHeading__16232_1510295094" text:style-name="Index_20_Link" text:visited-style-name="Index_20_Link">Features<text:tab/>5</text:a></text:p>
          <text:p text:style-name="P156"><text:a xlink:type="simple" xlink:href="#__RefHeading__16234_1510295094" text:style-name="Index_20_Link" text:visited-style-name="Index_20_Link">Requirements<text:tab/>5</text:a></text:p>
          <text:p text:style-name="P156"><text:a xlink:type="simple" xlink:href="#__RefHeading__16236_1510295094" text:style-name="Index_20_Link" text:visited-style-name="Index_20_Link">Supported entry types<text:tab/>7</text:a></text:p>
          <text:p text:style-name="P157"><text:a xlink:type="simple" xlink:href="#__RefHeading__16238_1510295094" text:style-name="Index_20_Link" text:visited-style-name="Index_20_Link">Installation<text:tab/>7</text:a></text:p>
          <text:p text:style-name="P156"><text:a xlink:type="simple" xlink:href="#__RefHeading__16240_1510295094" text:style-name="Index_20_Link" text:visited-style-name="Index_20_Link">Packages<text:tab/>7</text:a></text:p>
          <text:p text:style-name="P156"><text:a xlink:type="simple" xlink:href="#__RefHeading__31496503" text:style-name="Index_20_Link" text:visited-style-name="Index_20_Link">Network connection key files<text:tab/>7</text:a></text:p>
          <text:p text:style-name="P157"><text:a xlink:type="simple" xlink:href="#__RefHeading__16242_1510295094" text:style-name="Index_20_Link" text:visited-style-name="Index_20_Link">Usage<text:tab/>8</text:a></text:p>
          <text:p text:style-name="P156"><text:a xlink:type="simple" xlink:href="#__RefHeading__16244_1510295094" text:style-name="Index_20_Link" text:visited-style-name="Index_20_Link">Creating archives<text:tab/>9</text:a></text:p>
          <text:p text:style-name="P158"><text:a xlink:type="simple" xlink:href="#__RefHeading__16246_1510295094" text:style-name="Index_20_Link" text:visited-style-name="Index_20_Link">File archives<text:tab/>9</text:a></text:p>
          <text:p text:style-name="P158"><text:a xlink:type="simple" xlink:href="#__RefHeading__16248_1510295094" text:style-name="Index_20_Link" text:visited-style-name="Index_20_Link">Image archives<text:tab/>10</text:a></text:p>
          <text:p text:style-name="P156"><text:a xlink:type="simple" xlink:href="#__RefHeading__16250_1510295094" text:style-name="Index_20_Link" text:visited-style-name="Index_20_Link">List archives and directory content<text:tab/>10</text:a></text:p>
          <text:p text:style-name="P156"><text:a xlink:type="simple" xlink:href="#__RefHeading__16252_1510295094" text:style-name="Index_20_Link" text:visited-style-name="Index_20_Link">Test archives<text:tab/>11</text:a></text:p>
          <text:p text:style-name="P156"><text:a xlink:type="simple" xlink:href="#__RefHeading__16254_1510295094" text:style-name="Index_20_Link" text:visited-style-name="Index_20_Link">Compare archives<text:tab/>11</text:a></text:p>
          <text:p text:style-name="P156"><text:a xlink:type="simple" xlink:href="#__RefHeading__16256_1510295094" text:style-name="Index_20_Link" text:visited-style-name="Index_20_Link">Extract archives<text:tab/>12</text:a></text:p>
          <text:p text:style-name="P156"><text:a xlink:type="simple" xlink:href="#__RefHeading__12718_1965121651" text:style-name="Index_20_Link" text:visited-style-name="Index_20_Link">Convert archives<text:tab/>12</text:a></text:p>
          <text:p text:style-name="P156"><text:a xlink:type="simple" xlink:href="#__RefHeading__16258_1510295094" text:style-name="Index_20_Link" text:visited-style-name="Index_20_Link">Incremental/Differential archives<text:tab/>13</text:a></text:p>
          <text:p text:style-name="P156"><text:a xlink:type="simple" xlink:href="#__RefHeading__16260_1510295094" text:style-name="Index_20_Link" text:visited-style-name="Index_20_Link">Compress archives<text:tab/>14</text:a></text:p>
          <text:p text:style-name="P156"><text:a xlink:type="simple" xlink:href="#__RefHeading__16262_1510295094" text:style-name="Index_20_Link" text:visited-style-name="Index_20_Link">Encrypt archives<text:tab/>15</text:a></text:p>
          <text:p text:style-name="P158"><text:a xlink:type="simple" xlink:href="#__RefHeading__16264_1510295094" text:style-name="Index_20_Link" text:visited-style-name="Index_20_Link">Asymmetric encryption<text:tab/>16</text:a></text:p>
          <text:p text:style-name="P156"><text:a xlink:type="simple" xlink:href="#__RefHeading__29676110" text:style-name="Index_20_Link" text:visited-style-name="Index_20_Link">Split archives<text:tab/>17</text:a></text:p>
          <text:p text:style-name="P156"><text:a xlink:type="simple" xlink:href="#__RefHeading__16266_1510295094" text:style-name="Index_20_Link" text:visited-style-name="Index_20_Link">Store archives<text:tab/>17</text:a></text:p>
          <text:p text:style-name="P158"><text:a xlink:type="simple" xlink:href="#__RefHeading__31224310" text:style-name="Index_20_Link" text:visited-style-name="Index_20_Link">File system<text:tab/>17</text:a></text:p>
          <text:p text:style-name="P158"><text:a xlink:type="simple" xlink:href="#__RefHeading__33452803" text:style-name="Index_20_Link" text:visited-style-name="Index_20_Link">Remote server (FTP/SCP/SFTP/WebDAV/WebDAVS)<text:tab/>18</text:a></text:p>
          <text:p text:style-name="P158"><text:a xlink:type="simple" xlink:href="#__RefHeading__16268_1510295094" text:style-name="Index_20_Link" text:visited-style-name="Index_20_Link">CD/DVD/BD<text:tab/>18</text:a></text:p>
          <text:p text:style-name="P158"><text:a xlink:type="simple" xlink:href="#__RefHeading__33455003" text:style-name="Index_20_Link" text:visited-style-name="Index_20_Link">Device<text:tab/>20</text:a></text:p>
          <text:p text:style-name="P157"><text:a xlink:type="simple" xlink:href="#__RefHeading__29694130" text:style-name="Index_20_Link" text:visited-style-name="Index_20_Link">Server<text:tab/>20</text:a></text:p>
          <text:p text:style-name="P156"><text:a xlink:type="simple" xlink:href="#__RefHeading__16270_1510295094" text:style-name="Index_20_Link" text:visited-style-name="Index_20_Link">Daemon<text:tab/>20</text:a></text:p>
          <text:p text:style-name="P158"><text:a xlink:type="simple" xlink:href="#__RefHeading__7119_1531997487" text:style-name="Index_20_Link" text:visited-style-name="Index_20_Link">Ports<text:tab/>20</text:a></text:p>
          <text:p text:style-name="P158"><text:a xlink:type="simple" xlink:href="#__RefHeading__6783_1531997487" text:style-name="Index_20_Link" text:visited-style-name="Index_20_Link">Firewall<text:tab/>21</text:a></text:p>
          <text:p text:style-name="P156"><text:a xlink:type="simple" xlink:href="#__RefHeading__12406_1972768539" text:style-name="Index_20_Link" text:visited-style-name="Index_20_Link">Master and Slave<text:tab/>21</text:a></text:p>
          <text:p text:style-name="P156"><text:a xlink:type="simple" xlink:href="#__RefHeading__16272_1510295094" text:style-name="Index_20_Link" text:visited-style-name="Index_20_Link">Database<text:tab/>22</text:a></text:p>
          <text:p text:style-name="P158"><text:a xlink:type="simple" xlink:href="#__RefHeading__8614_961238848" text:style-name="Index_20_Link" text:visited-style-name="Index_20_Link">bar-index<text:tab/>23</text:a></text:p>
          <text:p text:style-name="P156"><text:a xlink:type="simple" xlink:href="#__RefHeading__30626103" text:style-name="Index_20_Link" text:visited-style-name="Index_20_Link">Graphical front end<text:tab/>24</text:a></text:p>
          <text:p text:style-name="P158"><text:a xlink:type="simple" xlink:href="#__RefHeading__16274_1510295094" text:style-name="Index_20_Link" text:visited-style-name="Index_20_Link">Status tab<text:tab/>25</text:a></text:p>
          <text:p text:style-name="P158"><text:a xlink:type="simple" xlink:href="#__RefHeading__16276_1510295094" text:style-name="Index_20_Link" text:visited-style-name="Index_20_Link">Jobs tab<text:tab/>26</text:a></text:p>
          <text:p text:style-name="P162"><text:a xlink:type="simple" xlink:href="#__RefHeading__16278_1510295094" text:style-name="Index_20_Link" text:visited-style-name="Index_20_Link">Entries<text:tab/>26</text:a></text:p>
          <text:p text:style-name="P162"><text:a xlink:type="simple" xlink:href="#__RefHeading__16280_1510295094" text:style-name="Index_20_Link" text:visited-style-name="Index_20_Link">Images<text:tab/>27</text:a></text:p>
          <text:p text:style-name="P162"><text:a xlink:type="simple" xlink:href="#__RefHeading__16282_1510295094" text:style-name="Index_20_Link" text:visited-style-name="Index_20_Link">Filters &amp; Mounts<text:tab/>28</text:a></text:p>
          <text:p text:style-name="P162"><text:a xlink:type="simple" xlink:href="#__RefHeading__30546110" text:style-name="Index_20_Link" text:visited-style-name="Index_20_Link">Storage<text:tab/>29</text:a></text:p>
          <text:p text:style-name="P162"><text:a xlink:type="simple" xlink:href="#__RefHeading__14185_608817561" text:style-name="Index_20_Link" text:visited-style-name="Index_20_Link">Scripts<text:tab/>30</text:a></text:p>
          <text:p text:style-name="P162"><text:a xlink:type="simple" xlink:href="#__RefHeading__16284_1510295094" text:style-name="Index_20_Link" text:visited-style-name="Index_20_Link">Schedule<text:tab/>31</text:a></text:p>
          <text:p text:style-name="P162"><text:a xlink:type="simple" xlink:href="#__RefHeading__16286_1510295094" text:style-name="Index_20_Link" text:visited-style-name="Index_20_Link">Persistence<text:tab/>32</text:a></text:p>
          <text:p text:style-name="P162"><text:a xlink:type="simple" xlink:href="#__RefHeading__12408_1972768539" text:style-name="Index_20_Link" text:visited-style-name="Index_20_Link">Comment<text:tab/>33</text:a></text:p>
          <text:p text:style-name="P158"><text:a xlink:type="simple" xlink:href="#__RefHeading__12410_1972768539" text:style-name="Index_20_Link" text:visited-style-name="Index_20_Link">Restore tab<text:tab/>33</text:a></text:p>
          <text:p text:style-name="P158"><text:a xlink:type="simple" xlink:href="#__RefHeading__12251_695893263" text:style-name="Index_20_Link" text:visited-style-name="Index_20_Link">Server settings<text:tab/>36</text:a></text:p>
          <text:p text:style-name="P162"><text:a xlink:type="simple" xlink:href="#__RefHeading__12253_695893263" text:style-name="Index_20_Link" text:visited-style-name="Index_20_Link">General<text:tab/>36</text:a></text:p>
          <text:p text:style-name="P162"><text:a xlink:type="simple" xlink:href="#__RefHeading__12255_695893263" text:style-name="Index_20_Link" text:visited-style-name="Index_20_Link">Servers<text:tab/>37</text:a></text:p>
          <text:p text:style-name="P162"><text:a xlink:type="simple" xlink:href="#__RefHeading__12257_695893263" text:style-name="Index_20_Link" text:visited-style-name="Index_20_Link">Commands<text:tab/>38</text:a></text:p>
          <text:p text:style-name="P162"><text:soft-page-break/><text:a xlink:type="simple" xlink:href="#__RefHeading__12259_695893263" text:style-name="Index_20_Link" text:visited-style-name="Index_20_Link">Verbosity &amp; Log<text:tab/>38</text:a></text:p>
          <text:p text:style-name="P157"><text:a xlink:type="simple" xlink:href="#__RefHeading__16288_1510295094" text:style-name="Index_20_Link" text:visited-style-name="Index_20_Link">Use cases<text:tab/>39</text:a></text:p>
          <text:p text:style-name="P156"><text:a xlink:type="simple" xlink:href="#__RefHeading__15954_1674148630" text:style-name="Index_20_Link" text:visited-style-name="Index_20_Link">a) <text:s/>Normal backup<text:tab/>39</text:a></text:p>
          <text:p text:style-name="P156"><text:a xlink:type="simple" xlink:href="#__RefHeading__15956_1674148630" text:style-name="Index_20_Link" text:visited-style-name="Index_20_Link">b) <text:s/>Full daily backup with time schedule<text:tab/>40</text:a></text:p>
          <text:p text:style-name="P156"><text:a xlink:type="simple" xlink:href="#__RefHeading__15958_1674148630" text:style-name="Index_20_Link" text:visited-style-name="Index_20_Link">c) <text:s/>Full weekly backup with time schedule and daily incremental backup<text:tab/>40</text:a></text:p>
          <text:p text:style-name="P156"><text:a xlink:type="simple" xlink:href="#__RefHeading__15960_1674148630" text:style-name="Index_20_Link" text:visited-style-name="Index_20_Link">d) <text:s/>Full weekly backup with daily incremental and continuous backup<text:tab/>40</text:a></text:p>
          <text:p text:style-name="P156"><text:a xlink:type="simple" xlink:href="#__RefHeading__15962_1674148630" text:style-name="Index_20_Link" text:visited-style-name="Index_20_Link">e) <text:s/>Restore single file or directory<text:tab/>41</text:a></text:p>
          <text:p text:style-name="P156"><text:a xlink:type="simple" xlink:href="#__RefHeading__15964_1674148630" text:style-name="Index_20_Link" text:visited-style-name="Index_20_Link">f) <text:s/>Restore full backup<text:tab/>41</text:a></text:p>
          <text:p text:style-name="P157"><text:a xlink:type="simple" xlink:href="#__RefHeading__15744_1674148630" text:style-name="Index_20_Link" text:visited-style-name="Index_20_Link">Appendix<text:tab/>42</text:a></text:p>
          <text:p text:style-name="P156"><text:a xlink:type="simple" xlink:href="#__RefHeading__8616_961238848" text:style-name="Index_20_Link" text:visited-style-name="Index_20_Link">Tools<text:tab/>42</text:a></text:p>
          <text:p text:style-name="P156"><text:a xlink:type="simple" xlink:href="#__RefHeading__30604910" text:style-name="Index_20_Link" text:visited-style-name="Index_20_Link">Archive file name macros<text:tab/>42</text:a></text:p>
          <text:p text:style-name="P156"><text:a xlink:type="simple" xlink:href="#__RefHeading__27593402" text:style-name="Index_20_Link" text:visited-style-name="Index_20_Link">BAR command line options summary<text:tab/>43</text:a></text:p>
          <text:p text:style-name="P158"><text:a xlink:type="simple" xlink:href="#__RefHeading__16290_1510295094" text:style-name="Index_20_Link" text:visited-style-name="Index_20_Link">Basic commands<text:tab/>43</text:a></text:p>
          <text:p text:style-name="P158"><text:a xlink:type="simple" xlink:href="#__RefHeading__16292_1510295094" text:style-name="Index_20_Link" text:visited-style-name="Index_20_Link">Include/Exclude files<text:tab/>45</text:a></text:p>
          <text:p text:style-name="P158"><text:a xlink:type="simple" xlink:href="#__RefHeading__16294_1510295094" text:style-name="Index_20_Link" text:visited-style-name="Index_20_Link">Incremental/Differential archives<text:tab/>47</text:a></text:p>
          <text:p text:style-name="P158"><text:a xlink:type="simple" xlink:href="#__RefHeading__16296_1510295094" text:style-name="Index_20_Link" text:visited-style-name="Index_20_Link">Compression<text:tab/>47</text:a></text:p>
          <text:p text:style-name="P158"><text:a xlink:type="simple" xlink:href="#__RefHeading__16298_1510295094" text:style-name="Index_20_Link" text:visited-style-name="Index_20_Link">Encryption<text:tab/>50</text:a></text:p>
          <text:p text:style-name="P158"><text:a xlink:type="simple" xlink:href="#__RefHeading__12412_1972768539" text:style-name="Index_20_Link" text:visited-style-name="Index_20_Link">Signatures<text:tab/>52</text:a></text:p>
          <text:p text:style-name="P158"><text:a xlink:type="simple" xlink:href="#__RefHeading__29665410" text:style-name="Index_20_Link" text:visited-style-name="Index_20_Link">Splitting<text:tab/>52</text:a></text:p>
          <text:p text:style-name="P158"><text:a xlink:type="simple" xlink:href="#__RefHeading__31202610" text:style-name="Index_20_Link" text:visited-style-name="Index_20_Link">Storage<text:tab/>53</text:a></text:p>
          <text:p text:style-name="P162"><text:a xlink:type="simple" xlink:href="#__RefHeading__16300_1510295094" text:style-name="Index_20_Link" text:visited-style-name="Index_20_Link">File<text:tab/>53</text:a></text:p>
          <text:p text:style-name="P162"><text:a xlink:type="simple" xlink:href="#__RefHeading__33495803" text:style-name="Index_20_Link" text:visited-style-name="Index_20_Link">FTP<text:tab/>53</text:a></text:p>
          <text:p text:style-name="P162"><text:a xlink:type="simple" xlink:href="#__RefHeading__33496803" text:style-name="Index_20_Link" text:visited-style-name="Index_20_Link">SSH<text:tab/>53</text:a></text:p>
          <text:p text:style-name="P162"><text:a xlink:type="simple" xlink:href="#__RefHeading__16302_1510295094" text:style-name="Index_20_Link" text:visited-style-name="Index_20_Link">SCP<text:tab/>54</text:a></text:p>
          <text:p text:style-name="P162"><text:a xlink:type="simple" xlink:href="#__RefHeading__16304_1510295094" text:style-name="Index_20_Link" text:visited-style-name="Index_20_Link">SFTP<text:tab/>54</text:a></text:p>
          <text:p text:style-name="P162"><text:a xlink:type="simple" xlink:href="#__RefHeading__7767_909302912" text:style-name="Index_20_Link" text:visited-style-name="Index_20_Link">WebDAV/WebDAVS<text:tab/>54</text:a></text:p>
          <text:p text:style-name="P162"><text:a xlink:type="simple" xlink:href="#__RefHeading__16306_1510295094" text:style-name="Index_20_Link" text:visited-style-name="Index_20_Link">CD/DVD/BD<text:tab/>55</text:a></text:p>
          <text:p text:style-name="P162"><text:a xlink:type="simple" xlink:href="#__RefHeading__33501503" text:style-name="Index_20_Link" text:visited-style-name="Index_20_Link">Device<text:tab/>57</text:a></text:p>
          <text:p text:style-name="P158"><text:a xlink:type="simple" xlink:href="#__RefHeading__16308_1510295094" text:style-name="Index_20_Link" text:visited-style-name="Index_20_Link">Restore<text:tab/>58</text:a></text:p>
          <text:p text:style-name="P158"><text:a xlink:type="simple" xlink:href="#__RefHeading__16310_1510295094" text:style-name="Index_20_Link" text:visited-style-name="Index_20_Link">Server<text:tab/>59</text:a></text:p>
          <text:p text:style-name="P158"><text:a xlink:type="simple" xlink:href="#__RefHeading__13949_1679799926" text:style-name="Index_20_Link" text:visited-style-name="Index_20_Link">Index database<text:tab/>60</text:a></text:p>
          <text:p text:style-name="P158"><text:a xlink:type="simple" xlink:href="#__RefHeading__10437_873480820" text:style-name="Index_20_Link" text:visited-style-name="Index_20_Link">Continuous database<text:tab/>61</text:a></text:p>
          <text:p text:style-name="P158"><text:a xlink:type="simple" xlink:href="#__RefHeading__13951_1679799926" text:style-name="Index_20_Link" text:visited-style-name="Index_20_Link">Logging<text:tab/>62</text:a></text:p>
          <text:p text:style-name="P158"><text:a xlink:type="simple" xlink:href="#__RefHeading__16312_1510295094" text:style-name="Index_20_Link" text:visited-style-name="Index_20_Link">Miscellaneous<text:tab/>63</text:a></text:p>
          <text:p text:style-name="P156"><text:a xlink:type="simple" xlink:href="#__RefHeading__16314_1510295094" text:style-name="Index_20_Link" text:visited-style-name="Index_20_Link">BAR configuration and job files<text:tab/>68</text:a></text:p>
          <text:p text:style-name="P158"><text:a xlink:type="simple" xlink:href="#__RefHeading__16316_1510295094" text:style-name="Index_20_Link" text:visited-style-name="Index_20_Link">Additional configuration entries<text:tab/>68</text:a></text:p>
          <text:p text:style-name="P158"><text:a xlink:type="simple" xlink:href="#__RefHeading__16318_1510295094" text:style-name="Index_20_Link" text:visited-style-name="Index_20_Link">Block configuration entries<text:tab/>69</text:a></text:p>
          <text:p text:style-name="P162"><text:a xlink:type="simple" xlink:href="#__RefHeading__14674_1674148630" text:style-name="Index_20_Link" text:visited-style-name="Index_20_Link">File server<text:tab/>69</text:a></text:p>
          <text:p text:style-name="P162"><text:a xlink:type="simple" xlink:href="#__RefHeading__16320_1510295094" text:style-name="Index_20_Link" text:visited-style-name="Index_20_Link">FTP server<text:tab/>70</text:a></text:p>
          <text:p text:style-name="P162"><text:a xlink:type="simple" xlink:href="#__RefHeading__16322_1510295094" text:style-name="Index_20_Link" text:visited-style-name="Index_20_Link">SSH/SCP/SFTP server<text:tab/>70</text:a></text:p>
          <text:p text:style-name="P162"><text:a xlink:type="simple" xlink:href="#__RefHeading__9029_1272517093" text:style-name="Index_20_Link" text:visited-style-name="Index_20_Link">WebDAV/WebDAVS server<text:tab/>70</text:a></text:p>
          <text:p text:style-name="P162"><text:a xlink:type="simple" xlink:href="#__RefHeading__9031_1272517093" text:style-name="Index_20_Link" text:visited-style-name="Index_20_Link">Device<text:tab/>71</text:a></text:p>
          <text:p text:style-name="P162"><text:a xlink:type="simple" xlink:href="#__RefHeading__9033_1272517093" text:style-name="Index_20_Link" text:visited-style-name="Index_20_Link">Schedule<text:tab/>71</text:a></text:p>
          <text:p text:style-name="P162"><text:a xlink:type="simple" xlink:href="#__RefHeading___Toc220184_3155296967" text:style-name="Index_20_Link" text:visited-style-name="Index_20_Link">Persistence<text:tab/>72</text:a></text:p>
          <text:p text:style-name="P162"><text:a xlink:type="simple" xlink:href="#__RefHeading___Toc12265_1256220904" text:style-name="Index_20_Link" text:visited-style-name="Index_20_Link">Maintenance<text:tab/>72</text:a></text:p>
          <text:p text:style-name="P158"><text:a xlink:type="simple" xlink:href="#__RefHeading__16326_1510295094" text:style-name="Index_20_Link" text:visited-style-name="Index_20_Link">Example configuration file<text:tab/>72</text:a></text:p>
          <text:p text:style-name="P156"><text:a xlink:type="simple" xlink:href="#__RefHeading__32474025" text:style-name="Index_20_Link" text:visited-style-name="Index_20_Link">BARControl command line options summary<text:tab/>73</text:a></text:p>
          <text:p text:style-name="P156"><text:a xlink:type="simple" xlink:href="#__RefHeading__16328_1510295094" text:style-name="Index_20_Link" text:visited-style-name="Index_20_Link">BARControl configuration file<text:tab/>75</text:a></text:p>
          <text:p text:style-name="P156"><text:a xlink:type="simple" xlink:href="#__RefHeading__16330_1510295094" text:style-name="Index_20_Link" text:visited-style-name="Index_20_Link">Exit codes<text:tab/>76</text:a></text:p>
          <text:p text:style-name="P156"><text:a xlink:type="simple" xlink:href="#__RefHeading__29596110" text:style-name="Index_20_Link" text:visited-style-name="Index_20_Link">Archive file format<text:tab/>77</text:a></text:p>
          <text:p text:style-name="P156"><text:soft-page-break/><text:a xlink:type="simple" xlink:href="#__RefHeading__35624716" text:style-name="Index_20_Link" text:visited-style-name="Index_20_Link">Compilation<text:tab/>77</text:a></text:p>
          <text:p text:style-name="P156"><text:a xlink:type="simple" xlink:href="#__RefHeading__16332_1510295094" text:style-name="Index_20_Link" text:visited-style-name="Index_20_Link">Development<text:tab/>81</text:a></text:p>
          <text:p text:style-name="P157"><text:a xlink:type="simple" xlink:href="#__RefHeading__31406103" text:style-name="Index_20_Link" text:visited-style-name="Index_20_Link">Frequently asked questions<text:tab/>81</text:a></text:p>
          <text:p text:style-name="P157"><text:a xlink:type="simple" xlink:href="#__RefHeading__16334_1510295094" text:style-name="Index_20_Link" text:visited-style-name="Index_20_Link">Contact and bug reports<text:tab/>89</text:a></text:p>
          <text:p text:style-name="P157"><text:a xlink:type="simple" xlink:href="#__RefHeading__16336_1510295094" text:style-name="Index_20_Link" text:visited-style-name="Index_20_Link">License<text:tab/>89</text:a></text:p>
          <text:p text:style-name="P157"><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3">Figure 1: Graphical front end main window (status tab)<text:tab/>25</text:p>
          <text:p text:style-name="P133">Figure 2: Entries<text:tab/>27</text:p>
          <text:p text:style-name="P133">Figure 3: Images<text:tab/>28</text:p>
          <text:p text:style-name="P133">Figure 4: Filters and mounts<text:tab/>29</text:p>
          <text:p text:style-name="P133">Figure 5: Storage<text:tab/>29</text:p>
          <text:p text:style-name="P133">Figure 6: Archive name editor<text:tab/>30</text:p>
          <text:p text:style-name="P133">Figure 7: Scripts<text:tab/>31</text:p>
          <text:p text:style-name="P133">Figure 8: Scheduler<text:tab/>32</text:p>
          <text:p text:style-name="P133">Figure 9: Persistence<text:tab/>32</text:p>
          <text:p text:style-name="P133">Figure 10: Restoring files<text:tab/>34</text:p>
          <text:p text:style-name="P133">Figure 11: Restore dialog<text:tab/>35</text:p>
          <text:p text:style-name="P133">Figure 12: Server general settings<text:tab/>36</text:p>
          <text:p text:style-name="P133">Figure 13: Servers settings<text:tab/>37</text:p>
          <text:p text:style-name="P133">Figure 14: Server command settings<text:tab/>38</text:p>
          <text:p text:style-name="P133">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5">Table 1: Supported entries<text:tab/>6</text:p>
          <text:p text:style-name="P135">Table 2: Certificates and key files<text:tab/>8</text:p>
          <text:p text:style-name="P135">Table 3: Archive part and medium sizes<text:tab/>19</text:p>
          <text:p text:style-name="P135">Table 4: Server ports<text:tab/>20</text:p>
          <text:p text:style-name="P135">Table 5: Archive file name macros<text:tab/>43</text:p>
          <text:p text:style-name="P135">Table 6: Pattern types<text:tab/>45</text:p>
          <text:p text:style-name="P135">Table 7: Compression algorithms<text:tab/>50</text:p>
          <text:p text:style-name="P135">Table 8: Encryption algorithms<text:tab/>51</text:p>
          <text:p text:style-name="P135">Table 9: Log information types<text:tab/>62</text:p>
          <text:p text:style-name="P135">Table 10: Log format macros<text:tab/>63</text:p>
          <text:p text:style-name="P135">Table 11: Verbosity levels<text:tab/>67</text:p>
          <text:p text:style-name="P135">Table 12: BAR exit codes<text:tab/>76</text:p>
          <text:p text:style-name="P135">Table 13: Compilation packages<text:tab/>79</text:p>
          <text:p text:style-name="P135">Table 14: Tests<text:tab/>80</text:p>
        </text:index-body>
      </text:table-index>
      <text:p text:style-name="Text_20_body"/>
      <text:h text:style-name="P143" text:outline-level="1"/>
      <text:h text:style-name="P14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183626108" text:style-name="L1">
        <text:list-item>
          <text:p text:style-name="P201">create, list, test, compare and extract archives of files and disk images,</text:p>
        </text:list-item>
        <text:list-item>
          <text:p text:style-name="P202">convert archives,</text:p>
        </text:list-item>
      </text:list>
      <text:list xml:id="list125280144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191">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55654276" text:style-name="L2">
        <text:list-item>
          <text:p text:style-name="P203">glibc 2.3.2 or higher</text:p>
        </text:list-item>
      </text:list>
      <text:list xml:id="list111354470392069" text:continue-list="list1252801445" text:style-name="List_20_1">
        <text:list-item>
          <text:p text:style-name="List_20_1"><text:span text:style-name="Name">BAR</text:span> binary</text:p>
        </text:list-item>
      </text:list>
      <text:list xml:id="list1209084309" text:style-name="L3">
        <text:list-item>
          <text:p text:style-name="P19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824688777" text:style-name="L4">
        <text:list-item>
          <text:p text:style-name="P204">cdrecord [<text:reference-ref text:reference-format="text" text:ref-name="cdrtools">cdrtools</text:reference-ref>]</text:p>
        </text:list-item>
      </text:list>
      <text:list xml:id="list111355593053051" text:continue-list="list111354470392069" text:style-name="List_20_1">
        <text:list-item>
          <text:p text:style-name="List_20_1">growisofs [<text:reference-ref text:reference-format="text" text:ref-name="growisofs">growisofs</text:reference-ref>]</text:p>
        </text:list-item>
      </text:list>
      <text:list xml:id="list111355994670189" text:continue-list="list3824688777" text:style-name="L4">
        <text:list-item>
          <text:p text:style-name="P182">mkisofs, <text:span text:style-name="T69">dvd+rw-format</text:span> [<text:reference-ref text:reference-format="text" text:ref-name="dvd+rw-tools">dvd+rw-tools</text:reference-ref>]</text:p>
        </text:list-item>
      </text:list>
      <text:list xml:id="list111355378591798" text:continue-list="list111355593053051" text:style-name="List_20_1">
        <text:list-item>
          <text:p text:style-name="List_20_1">dvdisaster [<text:reference-ref text:reference-format="text" text:ref-name="dvdisaster">dvdisaster</text:reference-ref>]</text:p>
        </text:list-item>
        <text:list-item>
          <text:p text:style-name="List_20_1_20_End">MariaDB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369122997" text:style-name="L5">
        <text:list-item>
          <text:p text:style-name="P205">C/<text:span text:style-name="T73">C++</text:span> development environment with gcc, <text:span text:style-name="T72">g++</text:span></text:p>
        </text:list-item>
      </text:list>
      <text:list xml:id="list111355754753225" text:continue-list="list111355378591798" text:style-name="List_20_1">
        <text:list-item>
          <text:p text:style-name="List_20_1">GNU make</text:p>
        </text:list-item>
        <text:list-item>
          <text:p text:style-name="List_20_1">m4</text:p>
        </text:list-item>
        <text:list-item>
          <text:p text:style-name="P164">xgettext</text:p>
        </text:list-item>
        <text:list-item>
          <text:p text:style-name="List_20_1">perl</text:p>
        </text:list-item>
        <text:list-item>
          <text:p text:style-name="P165">tclsh</text:p>
        </text:list-item>
        <text:list-item>
          <text:p text:style-name="P166">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1135612542338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67"><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68">MariaDB connector C [<text:reference-ref text:reference-format="text" text:ref-name="MariaDB">MariaDB</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1135438301581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5"><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7</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92555279" text:style-name="L6">
        <text:list-item>
          <text:p text:style-name="P206"><text:bookmark-start text:name="__DdeLink__11097_1674148630"/>&lt;name&gt; stay for a parameter, e. g. a name or some text,</text:p>
        </text:list-item>
      </text:list>
      <text:list xml:id="list111355368569750" text:continue-list="list111354383015813"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11354662152507" text:continue-list="list192555279" text:style-name="L6">
        <text:list-item>
          <text:p text:style-name="P193">&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11355277231298" text:continue-list="list11135536856975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036693555" text:style-name="L7">
        <text:list-item>
          <text:p text:style-name="P207">ext2</text:p>
        </text:list-item>
      </text:list>
      <text:list xml:id="list111355439218820" text:continue-list="list11135527723129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11356057486487" text:continue-numbering="true" text:style-name="List_20_1">
        <text:list-item>
          <text:p text:style-name="List_20_1_20_End">ext4</text:p>
        </text:list-item>
      </text:list>
      <text:p text:style-name="Text_20_Body_20_Start">Experimental, but no longer supported files systems are:</text:p>
      <text:list xml:id="list11135485492332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26">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30">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6"><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111354266666273"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69">crypt password</text:p>
        </text:list-item>
        <text:list-item>
          <text:p text:style-name="List_20_1">crypt key</text:p>
        </text:list-item>
        <text:list-item>
          <text:p text:style-name="List_20_1">comment</text:p>
        </text:list-item>
        <text:list-item>
          <text:p text:style-name="P194">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7">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7"><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text:soft-page-break/>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11355464479806"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8">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21"><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1135507061068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22">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9">If the environment variable SSH_ASKPASS is set to an execut<text:span text:style-name="T189">able</text:span> this <text:span text:style-name="T189">is </text:span>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71">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16">bar ‑‑create home.bar /home –<text:span text:style-name="T95">crypt</text:span>-algorithm=<text:span text:style-name="T95">AES256 ‑‑crypt-password=secret</text:span></text:p>
      <text:p text:style-name="P117">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85098739432"/><text:alphabetical-index-mark-start text:id="IMark94785103812456"/>URI<text:alphabetical-index-mark-end text:id="IMark94785103812456"/><text:alphabetical-index-mark-end text:id="IMark9478509873943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23">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50"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11135594506699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851615511" text:style-name="List_20_2">
        <text:list-item>
          <text:p text:style-name="List_20_2_20_Start">wait until pairing is done if no pairing was done ever before <text:span text:style-name="T18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5">control</text:span></text:span><text:span text:style-name="Command"> –pair-</text:span><text:span text:style-name="Command"><text:span text:style-name="T185">master &lt;slave host name&gt;</text:span></text:span></text:p>
      <text:p text:style-name="P136">or</text:p>
      <text:list xml:id="list111355870163191" text:continue-numbering="true" text:style-name="List_20_2">
        <text:list-item>
          <text:p text:style-name="List_20_2_20_End"><text:span text:style-name="T185">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 on the computer where the BAR server slave instance is running.</text:span></text:p>
        </text:list-item>
      </text:list>
      <text:p text:style-name="P127"><text:span text:style-name="T187">The BAR server slave switch automatically to pairing mode at startup if there is still no master paired. </text:span>The <text:span text:style-name="Name"><text:span text:style-name="T106">BAR</text:span></text:span><text:span text:style-name="T106"> server </text:span>master <text:span text:style-name="T84">has</text:span> <text:span text:style-name="T106">a </text:span>time window of <text:span text:style-name="T188">10min</text:span> to pair with <text:span text:style-name="T108">the </text:span>slave.</text:p>
      <text:p text:style-name="P39">Pairing is done with the following procedure:</text:p>
      <text:list xml:id="list2319033238" text:style-name="L8">
        <text:list-item>
          <text:p text:style-name="P187"><text:span text:style-name="T188">The s</text:span>lave is in pairing mode. <text:span text:style-name="T188">This is </text:span>either <text:span text:style-name="T188">done </text:span>automatically at startup of the slave if there is <text:span text:style-name="T187">still </text:span>no master paired or by an explicit request to slave.</text:p>
        </text:list-item>
        <text:list-item>
          <text:p text:style-name="P187"><text:span text:style-name="T188">The m</text:span>aster check <text:span text:style-name="T187">periodically</text:span> every minute if <text:span text:style-name="T187">a </text:span>slave can be reached via the network. <text:span text:style-name="T187">If the slave cannot be reached it is marked “offline”, if the slave can be reached, but it is still not paired the slave is marked “wait pairing”.</text:span></text:p>
        </text:list-item>
        <text:list-item>
          <text:p text:style-name="P187"><text:span text:style-name="T187">I</text:span>f <text:span text:style-name="T187">a </text:span>slave is reachable the master login in to <text:span text:style-name="T188">the </text:span>slave and transmit <text:span text:style-name="T188">a</text:span> <text:span text:style-name="T188">master </text:span>pairing code.</text:p>
        </text:list-item>
        <text:list-item>
          <text:p text:style-name="P188"><text:span text:style-name="T187">S</text:span>lave accept the pairing code, store it and switch off pairing mode.</text:p>
        </text:list-item>
      </text:list>
      <text:p text:style-name="Text"><text:soft-page-break/><text:span text:style-name="T187">If this procedure is successfully done the </text:span><text:span text:style-name="Command"><text:span text:style-name="T187">BAR</text:span></text:span><text:span text:style-name="T187"> server m</text:span>aster and slave are paired. <text:span text:style-name="T190">A pairing is kept until a repairing is started or the </text:span><text:span text:style-name="Command"><text:span text:style-name="T190">BAR</text:span></text:span><text:span text:style-name="T190"> master is installed on a different machine.</text:span></text:p>
      <text:h text:style-name="P151" text:outline-level="2"><text:bookmark-start text:name="__RefHeading__16272_1510295094"/>Database<text:bookmark-end text:name="__RefHeading__16272_1510295094"/></text:h>
      <text:p text:style-name="Text_20_Body_20_Start">Whe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0">Currently the following database engines are supported:</text:p>
      <text:list xml:id="list111356115221222" text:continue-list="list111355945066997" text:style-name="List_20_1">
        <text:list-item>
          <text:p text:style-name="List_20_1_20_Start">SQ<text:span text:style-name="T190">L</text:span>ite<text:line-break/><text:span text:style-name="T191">SQLite use a single file to store the index database. The filename is specified with </text:span><text:span text:style-name="Option"><text:span text:style-name="T191">sqlite:&lt;filename&gt;</text:span></text:span><text:span text:style-name="T191">.</text:span></text:p>
        </text:list-item>
        <text:list-item>
          <text:p text:style-name="List_20_1_20_End">MariaDB<text:line-break/><text:span text:style-name="T192">If the index database is stored in a MariaDB database a MariaDB database server is required. The server, user and password is specified with </text:span><text:span text:style-name="Option"><text:span text:style-name="T191">mariadb:&lt;server&gt;:&lt;user&gt;:&lt;password&gt;</text:span></text:span><text:span text:style-name="T191">. Please make sure the user have granted permissions for create, delete, select, insert and update for the database </text:span><text:span text:style-name="Command"><text:span text:style-name="T191">bar.</text:span></text:span></text:p>
        </text:list-item>
      </text:list>
      <text:p text:style-name="Text_20_body"><text:span text:style-name="T19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44">periodically checked and </text:span>added automatically if</text:p>
      <text:list xml:id="list111356233058870" text:continue-numbering="true" text:style-name="List_20_1">
        <text:list-item>
          <text:p text:style-name="P212">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83">the name suffix is <text:span text:style-name="Filename">.bar,</text:span> and</text:p>
        </text:list-item>
        <text:list-item>
          <text:p text:style-name="P200">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6">Note:<text:tab/>The index database is upgraded automatically when a new <text:span text:style-name="Name">BAR</text:span> version is installed and <text:span text:style-name="T180">is </text:span>run for the first time. Depending on the size of the database this may take some time. The <text:soft-page-break/>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ext:span text:style-name="T19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190">index</text:span><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58">e</text:span>n<text:span text:style-name="T58">an</text:span>ce the tool <text:span text:style-name="Command">bar-</text:span><text:span text:style-name="Command"><text:span text:style-name="T191">index</text:span></text:span> can be used for some basic operations.</text:p>
      <text:list xml:id="list111355061310232" text:continue-numbering="true" text:style-name="List_20_1">
        <text:list-item>
          <text:p text:style-name="List_20_1">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70"><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70"><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70"><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70"><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70"><text:span text:style-name="Option">‑‑</text:span><text:span text:style-name="Option"><text:span text:style-name="T155">check</text:span></text:span><text:span text:style-name="T155">: check integrity of the database and report errors if something is corrupted.</text:span></text:p>
        </text:list-item>
        <text:list-item>
          <text:p text:style-name="P170"><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70"><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70"><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index</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71">For more details to the available commands and options see <text:span text:style-name="Option">‑‑help</text:span> of <text:span text:style-name="Command">bar-</text:span><text:span text:style-name="Command"><text:span text:style-name="T191">index</text:span></text:span>.</text:p>
      <text:h text:style-name="P152" text:outline-level="2"/>
      <text:h text:style-name="P154" text:outline-level="2"><text:bookmark-start text:name="__RefHeading__30626103"/><text:alphabetical-index-mark text:string-value="graphical front end"/>Graphical front end<text:bookmark-end text:name="__RefHeading__30626103"/></text:h>
      <text:p text:style-name="P118">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111356083116196" text:continue-numbering="true" text:style-name="List_20_1">
        <text:list-item>
          <text:p text:style-name="List_20_1">specified on the command line via the option <text:span text:style-name="Option">–key-file</text:span></text:p>
        </text:list-item>
        <text:list-item>
          <text:p text:style-name="P172"><text:span text:style-name="Filename"><text:span text:style-name="T112">bar-key.pem</text:span></text:span><text:span text:style-name="T112"> in the local directory</text:span></text:p>
        </text:list-item>
        <text:list-item>
          <text:p text:style-name="P173"><text:span text:style-name="Filename">$HOME/.bar/bar-key.pem</text:span></text:p>
        </text:list-item>
        <text:list-item>
          <text:p text:style-name="P174"><text:span text:style-name="Filename">/etc/bar/bar-key.pem</text:span></text:p>
        </text:list-item>
        <text:list-item>
          <text:p text:style-name="P174"><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11135576128880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111355130800439"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4196458424" text:style-name="L9">
        <text:list-item>
          <text:p text:style-name="P142">included entry names</text:p>
        </text:list-item>
      </text:list>
      <text:list xml:id="list111354956681063" text:continue-list="list111355130800439" text:style-name="List_20_1">
        <text:list-item>
          <text:p text:style-name="List_20_1">included images</text:p>
        </text:list-item>
        <text:list-item>
          <text:p text:style-name="P175">filters and mounts</text:p>
        </text:list-item>
        <text:list-item>
          <text:p text:style-name="List_20_1">storage information</text:p>
        </text:list-item>
        <text:list-item>
          <text:p text:style-name="P175">scripts</text:p>
        </text:list-item>
        <text:list-item>
          <text:p text:style-name="P176">schedule information</text:p>
        </text:list-item>
        <text:list-item>
          <text:p text:style-name="P177">persistence information</text:p>
        </text:list-item>
        <text:list-item>
          <text:p text:style-name="P195">comments</text:p>
        </text:list-item>
      </text:list>
      <text:p text:style-name="Text_20_Body_20_Start">The jobs tab have some sub-tabs to edit these pieces of data.</text:p>
      <text:h text:style-name="P159" text:outline-level="4"><text:bookmark-start text:name="__RefHeading__16278_1510295094"/>Entries<text:bookmark-end text:name="__RefHeading__16278_1510295094"/></text:h>
      <text:p text:style-name="P120">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20">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1" text:note-class="footnote"><text:note-citation>11</text:note-citation><text:note-body><text:p text:style-name="P68">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160"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161"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1135565415369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1589689899" text:style-name="L10">
        <text:list-item>
          <text:p text:style-name="P190">the archive is older then the max. age of the period</text:p>
        </text:list-item>
        <text:list-item>
          <text:p text:style-name="P190">the archive is not in transit to the next period</text:p>
        </text:list-item>
        <text:list-item>
          <text:p text:style-name="P190">the archive is the oldest in the period</text:p>
        </text:list-item>
        <text:list-item>
          <text:p text:style-name="P190">the number of existing archives in the period exceeds the max. number</text:p>
        </text:list-item>
      </text:list>
      <text:h text:style-name="P161"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2" text:note-class="footnote"><text:note-citation>12</text:note-citation><text:note-body><text:p text:style-name="Footnote">The <text:span text:style-name="T191">index </text:span>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3" text:note-class="footnote"><text:note-citation>13</text:note-citation><text:note-body><text:p text:style-name="P64">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4" text:note-class="footnote"><text:note-citation>14</text:note-citation><text:note-body><text:p text:style-name="P6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0"><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5" text:note-class="footnote"><text:note-citation>15</text:note-citation><text:note-body><text:p text:style-name="P6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24">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111356235916178" text:continue-list="list111355654153698"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78"><text:span text:style-name="T55">the nice level </text:span><text:span text:style-name="T145">D</text:span><text:span text:style-name="T55">,</text:span></text:p>
        </text:list-item>
        <text:list-item>
          <text:p text:style-name="P178"><text:span text:style-name="T55">the max. number of compress and encryption threads </text:span><text:span text:style-name="T145">E</text:span><text:span text:style-name="T55">,</text:span></text:p>
        </text:list-item>
        <text:list-item>
          <text:p text:style-name="P178"><text:span text:style-name="T55">the minimal compress size </text:span><text:span text:style-name="T145">F</text:span><text:span text:style-name="T55">,</text:span></text:p>
        </text:list-item>
        <text:list-item>
          <text:p text:style-name="P179">the jobs directory <text:span text:style-name="T144">G</text:span>,</text:p>
        </text:list-item>
        <text:list-item>
          <text:p text:style-name="P179">the max. size of files included in a continuous backup <text:span text:style-name="T146">H</text:span>,</text:p>
        </text:list-item>
        <text:list-item>
          <text:p text:style-name="P179">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111356078500449"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80"><text:span text:style-name="T56">the log </text:span>types <text:span text:style-name="Number_20_Mark"><text:span text:style-name="T56">C</text:span></text:span>,</text:p>
        </text:list-item>
        <text:list-item>
          <text:p text:style-name="P180">the log file name <text:span text:style-name="Number_20_Mark"><text:span text:style-name="T56">D</text:span></text:span>,</text:p>
        </text:list-item>
        <text:list-item>
          <text:p text:style-name="P180">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87406229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111357532609135" text:continue-list="list11135607850044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111357118750463" text:continue-list="list2874062293"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111357609397416" text:continue-list="list11135753260913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67">The exact time may be later than the specified time if some other jobs are running before.</text:p></text:note-body></text:note> <text:span text:style-name="T28">each day </text:span>as a full backup.</text:p>
      <text:list xml:id="list111357196154199" text:continue-list="list111357118750463"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111356438924015" text:continue-list="list111357609397416" text:style-name="List_20_1">
        <text:list-item>
          <text:p text:style-name="P208">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81">select for <text:span text:style-name="T28">the t</text:span><text:span text:style-name="Name">ype</text:span> <text:span text:style-name="Name">full</text:span></text:p>
        </text:list-item>
        <text:list-item>
          <text:p text:style-name="P18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81"><text:span text:style-name="Name"><text:span text:style-name="T6">select for the type </text:span></text:span><text:span text:style-name="Name"><text:span text:style-name="T2">incremental</text:span></text:span></text:p>
        </text:list-item>
        <text:list-item>
          <text:p text:style-name="P196">verify <text:span text:style-name="T28">that </text:span><text:span text:style-name="Name">enabled</text:span> is checked</text:p>
        </text:list-item>
      </text:list>
      <text:list xml:id="list111355910109999" text:continue-list="list111357196154199"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111357441286046" text:continue-list="list111356438924015" text:style-name="List_20_1">
        <text:list-item>
          <text:p text:style-name="P208">switch to the <text:span text:style-name="Name">Jobs</text:span> tab. In the <text:span text:style-name="Name">Schedule</text:span> sub-tab add a new schedule entry and define * <text:span text:style-name="T28">for the date, <text:s/>time and week day</text:span>.</text:p>
        </text:list-item>
        <text:list-item>
          <text:p text:style-name="P181">select for <text:span text:style-name="T28">the t</text:span><text:span text:style-name="Name">ype</text:span> <text:span text:style-name="Name"><text:span text:style-name="T28">continuous</text:span></text:span></text:p>
        </text:list-item>
        <text:list-item>
          <text:p text:style-name="P19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111357710032261" text:continue-list="list111355910109999"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111355968914114" text:continue-list="list111357441286046" text:style-name="List_20_1">
        <text:list-item>
          <text:p text:style-name="P209"><text:span text:style-name="Name"><text:span text:style-name="T5">switch to the </text:span></text:span><text:span text:style-name="Name"><text:span text:style-name="T3">Restore</text:span></text:span><text:span text:style-name="Name"><text:span text:style-name="T7"> tab</text:span></text:span></text:p>
        </text:list-item>
        <text:list-item>
          <text:p text:style-name="P20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0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0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0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11356484613394" text:continue-list="list11135771003226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111357625837606" text:continue-list="list111355968914114" text:style-name="List_20_1">
        <text:list-item>
          <text:p text:style-name="P209"><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0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43" text:outline-level="1"/>
      <text:h text:style-name="P144" text:outline-level="1"><text:bookmark-start text:name="__RefHeading__15744_1674148630"/>Appendix<text:bookmark-end text:name="__RefHeading__15744_1674148630"/></text:h>
      <text:h text:style-name="P153" text:outline-level="2"><text:bookmark-start text:name="__RefHeading__8616_961238848"/>Tools<text:bookmark-end text:name="__RefHeading__8616_961238848"/></text:h>
      <text:p text:style-name="Text_20_Body_20_Start">The following tools are part of <text:span text:style-name="Command">BAR</text:span>:</text:p>
      <text:list xml:id="list111357913206737"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text:span text:style-name="T191">index</text:span>: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6">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85074480088"/>--create<text:alphabetical-index-mark-end text:id="IMark94785074480088"/>, <text:alphabetical-index-mark-start text:id="IMark94785118101832"/>-c<text:alphabetical-index-mark-end text:id="IMark94785118101832"/></text:p>
      <text:p text:style-name="Option_20_Start">Create an archive with files, directories, links, hard links and special files like device-, pipes- and sockets-descriptors.</text:p>
      <text:p text:style-name="Option_20_title"><text:alphabetical-index-mark-start text:id="IMark94785082762824"/>--image<text:alphabetical-index-mark-end text:id="IMark94785082762824"/>, <text:alphabetical-index-mark-start text:id="IMark94785059894600"/>-m<text:alphabetical-index-mark-end text:id="IMark9478505989460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85066381288"/>--list<text:alphabetical-index-mark-end text:id="IMark94785066381288"/>, <text:alphabetical-index-mark-start text:id="IMark94785005557400"/>-l<text:alphabetical-index-mark-end text:id="IMark947850055574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85077540152"/>--test<text:alphabetical-index-mark-end text:id="IMark94785077540152"/>, <text:alphabetical-index-mark-start text:id="IMark94785010361496"/>-t<text:alphabetical-index-mark-end text:id="IMark94785010361496"/></text:p>
      <text:p text:style-name="Option_20_Start">Test content integrity of archives.</text:p>
      <text:p text:style-name="Option_20_title"><text:alphabetical-index-mark-start text:id="IMark94785002121016"/>--compare<text:alphabetical-index-mark-end text:id="IMark94785002121016"/>, <text:alphabetical-index-mark-start text:id="IMark94785103853464"/>-d<text:alphabetical-index-mark-end text:id="IMark94785103853464"/></text:p>
      <text:p text:style-name="Option_20_Start">Compare content of archives with content in file system.</text:p>
      <text:p text:style-name="Option_20_title"><text:soft-page-break/><text:alphabetical-index-mark-start text:id="IMark94785072887672"/>--extract<text:alphabetical-index-mark-end text:id="IMark94785072887672"/>, <text:alphabetical-index-mark-start text:id="IMark94785004769240"/>-x<text:alphabetical-index-mark-end text:id="IMark94785004769240"/></text:p>
      <text:p text:style-name="Option_20_Start">Extract content of archives.</text:p>
      <text:p text:style-name="Option_20_title"><text:alphabetical-index-mark-start text:id="IMark94785056816664"/>--<text:span text:style-name="T160">convert</text:span><text:alphabetical-index-mark-end text:id="IMark94785056816664"/></text:p>
      <text:p text:style-name="Option_20_Start">Convert <text:span text:style-name="T160">an archive with new compression, encryption, pass phrase or signature.</text:span></text:p>
      <text:p text:style-name="Option_20_title"><text:alphabetical-index-mark-start text:id="IMark94784995172312"/>--generate-keys<text:alphabetical-index-mark-end text:id="IMark94784995172312"/></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785092872408"/>--<text:span text:style-name="T133">generate-signature-keys</text:span><text:alphabetical-index-mark-end text:id="IMark94785092872408"/></text:p>
      <text:p text:style-name="P99">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85118101832"/>--generate-keys-bits<text:alphabetical-index-mark-end text:id="IMark94785118101832"/>=&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785014282344"/>--<text:span text:style-name="T76">generate-keys-mode</text:span><text:alphabetical-index-mark-end text:id="IMark94785014282344"/><text:span text:style-name="T76">=secure|transient</text:span></text:p>
      <text:p text:style-name="P100">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4"><text:alphabetical-index-mark-start text:id="IMark94785096733336"/><text:span text:style-name="T119">--storage-list-stdin</text:span><text:alphabetical-index-mark-end text:id="IMark94785096733336"/><text:span text:style-name="T119">,</text:span><text:alphabetical-index-mark-start text:id="IMark94785079769592"/><text:span text:style-name="T119">-T</text:span><text:alphabetical-index-mark-end text:id="IMark94785079769592"/></text:p>
      <text:p text:style-name="Option_20_Start">Read storage names (glob pattern) from stdin.</text:p>
      <text:p text:style-name="Option_20_title"><text:alphabetical-index-mark-start text:id="IMark94785060001736"/><text:span text:style-name="T118">--storage-list</text:span><text:alphabetical-index-mark-end text:id="IMark94785060001736"/>=&lt;file name&gt;</text:p>
      <text:p text:style-name="P92">Define the name of a file <text:span text:style-name="T116">from which storage </text:span>names or simple patterns (glob pattern) <text:span text:style-name="T116">are read.</text:span></text:p>
      <text:p text:style-name="Option_20_title"><text:alphabetical-index-mark-start text:id="IMark94785006941880"/><text:span text:style-name="T118">--storage-command</text:span><text:alphabetical-index-mark-end text:id="IMark94785006941880"/>=<text:bookmark-start text:name="__DdeLink__11095_16741486303"/>&lt;command|script&gt;<text:bookmark-end text:name="__DdeLink__11095_16741486303"/></text:p>
      <text:p text:style-name="P92"><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785104542904"/>--pre-command<text:alphabetical-index-mark-end text:id="IMark94785104542904"/>=&lt;command&gt;</text:p>
      <text:p text:style-name="Option_20_Start">Command to execute before a job is started.</text:p>
      <text:p text:style-name="Option_20_Start"><text:soft-page-break/>Available macros: %name.</text:p>
      <text:p text:style-name="Option_20_title"><text:alphabetical-index-mark-start text:id="IMark94785056816664"/>--post-command<text:alphabetical-index-mark-end text:id="IMark94785056816664"/>=&lt;command&gt;</text:p>
      <text:p text:style-name="Option_20_Start">Command to execute after a job terminated.</text:p>
      <text:p text:style-name="Option_20_Start">Available macros: %name.</text:p>
      <text:p text:style-name="Option_20_title"><text:alphabetical-index-mark-start text:id="IMark94785082166872"/>--mount<text:alphabetical-index-mark-end text:id="IMark94785082166872"/>=&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785074188376"/><text:span text:style-name="T122">--mount-command</text:span><text:alphabetical-index-mark-end text:id="IMark94785074188376"/><text:span text:style-name="T122">=&lt;command&gt;</text:span></text:p>
      <text:p text:style-name="Option_20_Start">Command to mount a device via a mount point.</text:p>
      <text:p text:style-name="Option_20_Start">Available macros: %directory</text:p>
      <text:p text:style-name="Option_20_title"><text:alphabetical-index-mark-start text:id="IMark94785061382872"/><text:span text:style-name="T122">--mount-device-command</text:span><text:alphabetical-index-mark-end text:id="IMark94785061382872"/><text:span text:style-name="T122">=&lt;command&gt;</text:span></text:p>
      <text:p text:style-name="Option_20_Start">Command to mount a device.</text:p>
      <text:p text:style-name="Option_20_Start">Available macros: %directory, %device</text:p>
      <text:p text:style-name="Option_20_title"><text:alphabetical-index-mark-start text:id="IMark94785105310296"/>--unmount-command<text:alphabetical-index-mark-end text:id="IMark94785105310296"/><text:span text:style-name="T122">=&lt;command&gt;</text:span></text:p>
      <text:p text:style-name="P94">Command to <text:span text:style-name="T123">un</text:span>mount a device via a mount point.</text:p>
      <text:p text:style-name="P185">Available macros: %directory</text:p>
      <text:p text:style-name="P186"><text:alphabetical-index-mark-start text:id="IMark94785097662104"/><text:alphabetical-index-mark-start text:id="IMark94785065486936"/>--<text:span text:style-name="T194">transform</text:span><text:alphabetical-index-mark-end text:id="IMark94785065486936"/><text:alphabetical-index-mark-end text:id="IMark94785097662104"/><text:span text:style-name="T194">=[extended|regex|glob]&lt;pattern&gt;,&lt;text&gt;</text:span></text:p>
      <text:p text:style-name="P189">Transform archive entry names with a pattern and a replacement text. Each name of an entry is matched with the given pattern and if the pattern matches the matching part in the name is replaced by the given text. With this option entry names in an archive can be modified, e. g. some prefix part could be removed or replaced. <text:span text:style-name="T194">The default pattern type is regular expression.</text:span></text:p>
      <text:p text:style-name="P189">Example: --transform=/mnt/sda<text:span text:style-name="T193">1</text:span>/home,/home</text:p>
      <text:p text:style-name="Option_20_title"><text:alphabetical-index-mark-start text:id="IMark94785117401064"/><text:span text:style-name="T161">--comment</text:span><text:alphabetical-index-mark-end text:id="IMark94785117401064"/><text:span text:style-name="T161">=&lt;text&gt;</text:span></text:p>
      <text:p text:style-name="Option_20_Start">Add comment to archive.</text:p>
      <text:p text:style-name="Option_20_title"><text:alphabetical-index-mark-start text:id="IMark94785098199784"/>--<text:span text:style-name="T163">info</text:span><text:alphabetical-index-mark-end text:id="IMark9478509819978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85001718776"/>--include<text:alphabetical-index-mark-end text:id="IMark94785001718776"/>=&lt;pattern&gt;, <text:alphabetical-index-mark-start text:id="IMark94785103853464"/>-#<text:alphabetical-index-mark-end text:id="IMark9478510385346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ext:soft-page-break/>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85004769240"/><text:span text:style-name="T117">--include-file-list</text:span><text:alphabetical-index-mark-end text:id="IMark94785004769240"/>=&lt;file name&gt;</text:p>
      <text:p text:style-name="P91">Define the name of a file <text:span text:style-name="T116">from which </text:span>names or simple patterns (glob pattern) <text:span text:style-name="T116">are read </text:span>which must match to entries which are included into the created archive.</text:p>
      <text:p text:style-name="Option_20_title"><text:alphabetical-index-mark-start text:id="IMark94785092872408"/>--include-<text:span text:style-name="T117">file </text:span>command<text:bookmark-start text:name="__DdeLink__11102_1674148630"/><text:alphabetical-index-mark-end text:id="IMark947850928724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85064945992"/><text:span text:style-name="T117">--include-image-list</text:span><text:alphabetical-index-mark-end text:id="IMark9478506494599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85059956104"/>--<text:span text:style-name="T117">include-image-command</text:span><text:alphabetical-index-mark-end text:id="IMark94785059956104"/>=<text:bookmark-start text:name="__DdeLink__11095_16741486302"/>&lt;command|script&gt;<text:bookmark-end text:name="__DdeLink__11095_16741486302"/></text:p>
      <text:p text:style-name="P93"><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785059996792"/>--exclude<text:alphabetical-index-mark-end text:id="IMark94785059996792"/>=&lt;pattern&gt;, <text:alphabetical-index-mark-start text:id="IMark94785061516392"/>-!<text:alphabetical-index-mark-end text:id="IMark9478506151639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85058107800"/>--<text:span text:style-name="T162">exclude-list</text:span><text:alphabetical-index-mark-end text:id="IMark94785058107800"/><text:span text:style-name="T162">=&lt;file name&gt;</text:span></text:p>
      <text:p text:style-name="P101">Define the name of a file from which names or simple patterns (glob pattern) are read which must not match to files and are excluded from the created archive.</text:p>
      <text:p text:style-name="Option_20_title"><text:alphabetical-index-mark-start text:id="IMark94785057692232"/>--exclude-command<text:alphabetical-index-mark-end text:id="IMark9478505769223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85060684600"/>--<text:span text:style-name="T171">storage-list</text:span><text:alphabetical-index-mark-end text:id="IMark94785060684600"/><text:span text:style-name="T171">=&lt;file name&gt;</text:span></text:p>
      <text:p text:style-name="P104">Define the name of a file from which <text:span text:style-name="T171">storage </text:span>names or simple patterns (glob pattern) are read.</text:p>
      <text:p text:style-name="Option_20_title"><text:alphabetical-index-mark-start text:id="IMark94784997048296"/>--<text:span text:style-name="T171">storage-command</text:span><text:alphabetical-index-mark-end text:id="IMark94784997048296"/><text:span text:style-name="T171">=&lt;command|script&gt;</text:span></text:p>
      <text:p text:style-name="P104">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46" text:outline-level="3"><text:bookmark-start text:name="__RefHeading__16294_1510295094"/><text:soft-page-break/>Incremental/Differential archives<text:bookmark-end text:name="__RefHeading__16294_1510295094"/></text:h>
      <text:p text:style-name="P49"><text:alphabetical-index-mark-start text:id="IMark94785073854872"/>--normal<text:alphabetical-index-mark-end text:id="IMark94785073854872"/></text:p>
      <text:p text:style-name="Option_20_Start">Create a normal archive. No incremental data is used or stored.</text:p>
      <text:p text:style-name="Option_20_title"><text:alphabetical-index-mark-start text:id="IMark94785061463480"/><text:span text:style-name="T16">--full</text:span><text:alphabetical-index-mark-end text:id="IMark94785061463480"/><text:span text:style-name="T16">, </text:span><text:alphabetical-index-mark-start text:id="IMark94785059132728"/><text:span text:style-name="T16">-f</text:span><text:alphabetical-index-mark-end text:id="IMark94785059132728"/></text:p>
      <text:p text:style-name="Option_20_Start">Create a full archive and store incremental data.</text:p>
      <text:p text:style-name="Option_20_title"><text:alphabetical-index-mark-start text:id="IMark94784994477384"/><text:span text:style-name="T16">--incremental</text:span><text:alphabetical-index-mark-end text:id="IMark94784994477384"/><text:span text:style-name="T16">, </text:span><text:alphabetical-index-mark-start text:id="IMark94785010617608"/><text:span text:style-name="T16">-i</text:span><text:alphabetical-index-mark-end text:id="IMark947850106176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785063790792"/><text:span text:style-name="T16">--incremental-list-file</text:span><text:alphabetical-index-mark-end text:id="IMark94785063790792"/><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9"><text:alphabetical-index-mark-start text:id="IMark94785056726168"/>--differential<text:alphabetical-index-mark-end text:id="IMark94785056726168"/></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85075801704"/>--compress-algorithm<text:alphabetical-index-mark-end text:id="IMark94785075801704"/>, <text:alphabetical-index-mark-start text:id="IMark94784995164520"/>-z<text:alphabetical-index-mark-end text:id="IMark9478499516452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ext:soft-page-break/>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ext:soft-page-break/>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85006186072"/>--compress-min-size<text:alphabetical-index-mark-end text:id="IMark9478500618607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85001518440"/>--compress-exclude<text:alphabetical-index-mark-end text:id="IMark9478500151844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785059385192"/>--<text:span text:style-name="T162">delta-source</text:span><text:alphabetical-index-mark-end text:id="IMark94785059385192"/><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85013909256"/>--crypt-algorithm<text:alphabetical-index-mark-end text:id="IMark94785013909256"/>, <text:alphabetical-index-mark-start text:id="IMark94785072514392"/>-y<text:alphabetical-index-mark-end text:id="IMark94785072514392"/></text:p>
      <text:p text:style-name="Option_20_Start">Specify the encryption algorithm to use for archive content data. Which encryption algorithm <text:soft-page-break/>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85004854584"/>--crypt-type<text:alphabetical-index-mark-end text:id="IMark947850048545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85064055432"/>--crypt-password<text:alphabetical-index-mark-end text:id="IMark947850640554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84996678952"/><text:alphabetical-index-mark-start text:id="IMark94785059434824"/><text:span text:style-name="T79">--crypt-new-password</text:span><text:alphabetical-index-mark-end text:id="IMark94785059434824"/><text:alphabetical-index-mark-end text:id="IMark94784996678952"/><text:span text:style-name="T79">=&lt;password&gt;</text:span></text:p>
      <text:p text:style-name="P85"><text:span text:style-name="T79">New </text:span>crypt password phrase to use <text:span text:style-name="T160">when converting an archive</text:span>.</text:p>
      <text:p text:style-name="P110">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785079537864"/>--crypt-public-key<text:alphabetical-index-mark-end text:id="IMark94785079537864"/>=&lt;file name&gt;</text:p>
      <text:p text:style-name="Option_20_Start">Name of file with the RSA encryption public key. <text:span text:style-name="T99">The encryption public key is use to encrypt an archive.</text:span></text:p>
      <text:p text:style-name="Option_20_title"><text:alphabetical-index-mark-start text:id="IMark94784997590712"/>--crypt-private-key<text:alphabetical-index-mark-end text:id="IMark94784997590712"/>=&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7" text:outline-level="3"><text:bookmark-start text:name="__RefHeading__12412_1972768539"/>Signatures<text:bookmark-end text:name="__RefHeading__12412_1972768539"/></text:h>
      <text:p text:style-name="Option_20_title"><text:alphabetical-index-mark-start text:id="IMark94785063548088"/>--signatures-public-key<text:alphabetical-index-mark-end text:id="IMark94785063548088"/>=&lt;file name&gt;</text:p>
      <text:p text:style-name="P86">Name of file with the RSA signature public key. The signature public key is used to verify the data integrity of an archive.</text:p>
      <text:p text:style-name="Option_20_title"><text:alphabetical-index-mark-start text:id="IMark94785063590536"/>--signature-private-key<text:alphabetical-index-mark-end text:id="IMark94785063590536"/>=&lt;file name&gt;</text:p>
      <text:p text:style-name="P86">Name of file with the RSA encryption private key. The signature public key is used to add a signature to an archive.</text:p>
      <text:p text:style-name="P11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85010448232"/>--force-verify-signatures<text:alphabetical-index-mark-end text:id="IMark94785010448232"/></text:p>
      <text:p text:style-name="P111">Force verification of signatures. If the signature public key is not available or the signature is invalid an error is reported. If this option is not given only a warning may be shown.</text:p>
      <text:p text:style-name="Option_20_title"><text:alphabetical-index-mark-start text:id="IMark94785013938856"/>--skip-verify-signatures<text:alphabetical-index-mark-end text:id="IMark94785013938856"/></text:p>
      <text:p text:style-name="P111">Skip verification of signatures and do not show an error or a warning.</text:p>
      <text:p text:style-name="Option_20_title"><text:alphabetical-index-mark-start text:id="IMark94785062566088"/>--<text:span text:style-name="T100">no-signatures</text:span><text:alphabetical-index-mark-end text:id="IMark94785062566088"/></text:p>
      <text:p text:style-name="P112">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85058232968"/>--archive-part-size<text:alphabetical-index-mark-end text:id="IMark94785058232968"/>=&lt;size&gt;, <text:alphabetical-index-mark-start text:id="IMark94784993637592"/>-s<text:alphabetical-index-mark-end text:id="IMark94784993637592"/>=&lt;size&gt;</text:p>
      <text:p text:style-name="P80">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85056986584"/>--fragment-size<text:alphabetical-index-mark-end text:id="IMark9478505698658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85059313208"/>--file-write-pre-command<text:alphabetical-index-mark-end text:id="IMark947850593132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85002771032"/>--file-write-post-command<text:alphabetical-index-mark-end text:id="IMark9478500277103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84991000520"/>--ftp-login-name<text:alphabetical-index-mark-end text:id="IMark94784991000520"/>=&lt;name&gt;</text:p>
      <text:p text:style-name="Option_20_Start">Specify the general FTP login name.</text:p>
      <text:p text:style-name="Option_20_title"><text:alphabetical-index-mark-start text:id="IMark94784996010712"/>--ftp-password<text:alphabetical-index-mark-end text:id="IMark9478499601071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85000443288"/>--ftp-max-connections<text:alphabetical-index-mark-end text:id="IMark94785000443288"/>=&lt;n&gt;</text:p>
      <text:p text:style-name="Option_20_note">Specify the max. number of concurrent connections for this FTP server.</text:p>
      <text:p text:style-name="Option_20_title"><text:bookmark-end text:name="__DdeLink__10735_1674148630"/><text:alphabetical-index-mark-start text:id="IMark94785004093496"/>--ftp-write-pre-command<text:alphabetical-index-mark-end text:id="IMark94785004093496"/>=&lt;command&gt;</text:p>
      <text:p text:style-name="Option_20_Start">Command to execute before file is transmitted to FTP server.</text:p>
      <text:p text:style-name="Option_20_Start">Available macros: %file, %number.</text:p>
      <text:p text:style-name="Option_20_title"><text:alphabetical-index-mark-start text:id="IMark94785077458264"/>--ftp-write-post-command<text:alphabetical-index-mark-end text:id="IMark9478507745826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85055635256"/>--ssh-port<text:alphabetical-index-mark-end text:id="IMark94785055635256"/>=&lt;n&gt;</text:p>
      <text:p text:style-name="Option_20_Start">Specify ssh port to use. Default is 22.</text:p>
      <text:p text:style-name="Option_20_title"><text:alphabetical-index-mark-start text:id="IMark94784996923672"/>--ssh-login-name<text:alphabetical-index-mark-end text:id="IMark94784996923672"/>=&lt;name&gt;</text:p>
      <text:p text:style-name="Option_20_Start">Specify the default ssh login name.</text:p>
      <text:p text:style-name="Option_20_title"><text:alphabetical-index-mark-start text:id="IMark94785002248504"/>--ssh-password<text:alphabetical-index-mark-end text:id="IMark9478500224850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85063387432"/>--ssh-public-key<text:alphabetical-index-mark-end text:id="IMark94785063387432"/>=&lt;file name&gt;</text:p>
      <text:p text:style-name="Option_20_Start">Specify the file name with the ssh public key.</text:p>
      <text:p text:style-name="Option_20_title"><text:alphabetical-index-mark-start text:id="IMark94785066659016"/>--ssh-private-key<text:alphabetical-index-mark-end text:id="IMark9478506665901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785075964376"/>--ssh-max-connections<text:alphabetical-index-mark-end text:id="IMark94785075964376"/>=&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785092134264"/>--scp-write-pre-command<text:alphabetical-index-mark-end text:id="IMark947850921342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85059841592"/>--scp-write-post-command<text:alphabetical-index-mark-end text:id="IMark9478505984159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85061056456"/>--sftp-write-pre-command<text:alphabetical-index-mark-end text:id="IMark9478506105645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85064586328"/>--sftp-write-post-command<text:alphabetical-index-mark-end text:id="IMark947850645863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784993256088"/>--webdav-login<text:alphabetical-index-mark-end text:id="IMark94784993256088"/>=&lt;name&gt;</text:p>
      <text:p text:style-name="Option_20_Start">Specify the default WebDAV login name.</text:p>
      <text:p text:style-name="Option_20_title"><text:alphabetical-index-mark-start text:id="IMark94785056985144"/>--webdav-password<text:alphabetical-index-mark-end text:id="IMark9478505698514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85013461080"/>--webdav-max-connections<text:alphabetical-index-mark-end text:id="IMark9478501346108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785012519032"/>--webdav-write-pre-command<text:alphabetical-index-mark-end text:id="IMark9478501251903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85080986712"/>--webdav-write-post-command<text:alphabetical-index-mark-end text:id="IMark9478508098671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85012292104"/>--cd-device<text:alphabetical-index-mark-end text:id="IMark94785012292104"/>=&lt;device name&gt;, <text:alphabetical-index-mark-start text:id="IMark94785011678744"/>--dvd-device<text:alphabetical-index-mark-end text:id="IMark94785011678744"/>=&lt;device name&gt;, <text:alphabetical-index-mark-start text:id="IMark94785064026424"/>--bd-device<text:alphabetical-index-mark-end text:id="IMark94785064026424"/>=&lt;device name&gt;</text:p>
      <text:p text:style-name="Option_20_Start">Default device name for creating CDs/BDs/DVDs.</text:p>
      <text:p text:style-name="Option_20_title"><text:alphabetical-index-mark-start text:id="IMark94785060689592"/>--cd-request-volume-command<text:alphabetical-index-mark-end text:id="IMark94785060689592"/>=&lt;command&gt;, <text:alphabetical-index-mark-start text:id="IMark94785003323224"/>--dvd-request-volume-command<text:alphabetical-index-mark-end text:id="IMark94785003323224"/>=&lt;command&gt;, <text:alphabetical-index-mark-start text:id="IMark94785080615928"/>--bd-request-volume-command<text:alphabetical-index-mark-end text:id="IMark9478508061592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85059337416"/>--cd-unload-volume-command<text:alphabetical-index-mark-end text:id="IMark94785059337416"/>=&lt;command&gt;, <text:alphabetical-index-mark-start text:id="IMark94784995710184"/>--dvd-unload-volume-command<text:alphabetical-index-mark-end text:id="IMark94784995710184"/>=&lt;command&gt;, <text:alphabetical-index-mark-start text:id="IMark94785059439464"/>--bd-unload-volume-command<text:alphabetical-index-mark-end text:id="IMark9478505943946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84996047560"/>--cd-load-volume-command<text:alphabetical-index-mark-end text:id="IMark94784996047560"/>=&lt;command&gt;, <text:alphabetical-index-mark-start text:id="IMark94785060340632"/>--dvd-load-volume-command<text:alphabetical-index-mark-end text:id="IMark94785060340632"/>=&lt;command&gt;, <text:alphabetical-index-mark-start text:id="IMark94785059305224"/>--bd-load-volume-command<text:alphabetical-index-mark-end text:id="IMark9478505930522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85063794568"/>--cd-volume-size<text:alphabetical-index-mark-end text:id="IMark94785063794568"/>=<text:bookmark-start text:name="__DdeLink__5568_1180582065"/>&lt;n&gt;[G|M|K], <text:alphabetical-index-mark-start text:id="IMark94785002068328"/>--dvd-volume-size<text:alphabetical-index-mark-end text:id="IMark94785002068328"/>=&lt;n&gt;[G|M|K], <text:alphabetical-index-mark-start text:id="IMark94785002188600"/>--bd-volume-size<text:alphabetical-index-mark-end text:id="IMark9478500218860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85004769832"/>--cd-image-pre-command<text:alphabetical-index-mark-end text:id="IMark94785004769832"/>=&lt;command&gt;, <text:alphabetical-index-mark-start text:id="IMark94785001892328"/>--dvd-image-pre-command<text:alphabetical-index-mark-end text:id="IMark94785001892328"/>=&lt;command&gt;, <text:alphabetical-index-mark-start text:id="IMark94785005559096"/>--bd-image-pre-command<text:alphabetical-index-mark-end text:id="IMark94785005559096"/>=&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85013391240"/>--cd-image-post-command<text:alphabetical-index-mark-end text:id="IMark94785013391240"/>=&lt;command&gt;, <text:alphabetical-index-mark-start text:id="IMark94785081162936"/>--dvd-image-post-command<text:alphabetical-index-mark-end text:id="IMark94785081162936"/>=&lt;command&gt;, <text:alphabetical-index-mark-start text:id="IMark94785092467336"/>--bd-image-post-command<text:alphabetical-index-mark-end text:id="IMark947850924673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85079536840"/>--cd-image-command<text:alphabetical-index-mark-end text:id="IMark94785079536840"/>=&lt;command&gt;, <text:alphabetical-index-mark-start text:id="IMark94785096733336"/>--dvd-image-command<text:alphabetical-index-mark-end text:id="IMark94785096733336"/>=&lt;command&gt;, <text:alphabetical-index-mark-start text:id="IMark94785066381288"/>--bd-image-command<text:alphabetical-index-mark-end text:id="IMark94785066381288"/>=&lt;command&gt;</text:p>
      <text:p text:style-name="Option_20_Start">Command to create a CD/DVD/BD image. Default is <text:span text:style-name="Command"><text:span text:style-name="T16">mkisofs</text:span></text:span>.</text:p>
      <text:p text:style-name="P98">Available macros: %device, %file, %image, %sectors, %number, %j, %j1.</text:p>
      <text:p text:style-name="P113"><text:span text:style-name="T132">Note:<text:tab/></text:span>%i is the number of available CPU cores, %j1 is the number of available CPU cores minus 1, but at least 1.</text:p>
      <text:p text:style-name="Option_20_title"><text:alphabetical-index-mark-start text:id="IMark94785060001736"/>--cd-ecc-pre-command<text:alphabetical-index-mark-end text:id="IMark94785060001736"/>=&lt;command&gt;, <text:alphabetical-index-mark-start text:id="IMark94785103099336"/>--dvd-ecc-pre-command<text:alphabetical-index-mark-end text:id="IMark94785103099336"/>=&lt;command&gt;, <text:alphabetical-index-mark-start text:id="IMark94785065530328"/>--bd-ecc-pre-command<text:alphabetical-index-mark-end text:id="IMark94785065530328"/>=&lt;command&gt;</text:p>
      <text:p text:style-name="Option_20_Start">Command to execute before error correction codes (ecc) are added to a CD/DVD/BD image.</text:p>
      <text:p text:style-name="Option_20_title"><text:alphabetical-index-mark-start text:id="IMark94785006573160"/>--cd-ecc-post-command<text:alphabetical-index-mark-end text:id="IMark94785006573160"/>=&lt;command&gt;, <text:alphabetical-index-mark-start text:id="IMark94785009239976"/>--dvd-ecc-post-command<text:alphabetical-index-mark-end text:id="IMark94785009239976"/>=&lt;command&gt;, <text:alphabetical-index-mark-start text:id="IMark94785072195832"/>--bd-ecc-post-command<text:alphabetical-index-mark-end text:id="IMark94785072195832"/>=&lt;command&gt;</text:p>
      <text:p text:style-name="Option_20_Start">Command to execute after error correction codes (ecc) are added to a CD/DVD/BD image.</text:p>
      <text:p text:style-name="Option_20_title"><text:alphabetical-index-mark-start text:id="IMark94785086245880"/>--cd-ecc-command<text:alphabetical-index-mark-end text:id="IMark94785086245880"/>=&lt;command&gt;, <text:alphabetical-index-mark-start text:id="IMark94784992024936"/>--dvd-ecc-command<text:alphabetical-index-mark-end text:id="IMark94784992024936"/>=&lt;command&gt;, <text:alphabetical-index-mark-start text:id="IMark94785062975448"/>--bd-ecc-command<text:alphabetical-index-mark-end text:id="IMark94785062975448"/>=&lt;command&gt;</text:p>
      <text:p text:style-name="Option_20_Start">Command to added error correction codes (ecc) to a CD/DVD/BD image. A useful command is <text:span text:style-name="Command">dvdisaster</text:span> to add Reed-Solomon codes to the CD/DVD/BD image.</text:p>
      <text:p text:style-name="P97">Available macros: %device, %file, %image, %sectors, %number, %j, %j1.</text:p>
      <text:p text:style-name="P114"><text:span text:style-name="T132">Note:<text:tab/></text:span>%i is the number of available CPU cores, %j1 is the number of available CPU cores minus 1, but at least 1.</text:p>
      <text:p text:style-name="Option_20_title"><text:alphabetical-index-mark-start text:id="IMark94785061382872"/><text:span text:style-name="T70">--cd‑blank-command</text:span><text:alphabetical-index-mark-end text:id="IMark94785061382872"/><text:span text:style-name="T70">=&lt;command&gt;, </text:span><text:alphabetical-index-mark-start text:id="IMark94785066522584"/><text:span text:style-name="T70">--dvd-blank-command</text:span><text:alphabetical-index-mark-end text:id="IMark94785066522584"/><text:span text:style-name="T70">=&lt;command&gt;, </text:span><text:alphabetical-index-mark-start text:id="IMark94785003915960"/><text:span text:style-name="T70">--bd-blank-command</text:span><text:alphabetical-index-mark-end text:id="IMark94785003915960"/><text:span text:style-name="T70">=&lt;command&gt;</text:span></text:p>
      <text:p text:style-name="Option_20_Start">Command to blank a CD/DVD/BD medium before writing.</text:p>
      <text:p text:style-name="Option_20_title"><text:alphabetical-index-mark-start text:id="IMark94785073041384"/>--cd-write-pre-command<text:alphabetical-index-mark-end text:id="IMark94785073041384"/>=&lt;command&gt;, <text:alphabetical-index-mark-start text:id="IMark94785074480088"/>--dvd-write-pre-command<text:alphabetical-index-mark-end text:id="IMark94785074480088"/>=&lt;command&gt;, <text:alphabetical-index-mark-start text:id="IMark94785072786808"/>--bd-write-pre-command<text:alphabetical-index-mark-end text:id="IMark94785072786808"/>=&lt;command&gt;</text:p>
      <text:p text:style-name="Option_20_Start">Command to execute before CD/DVD/BD image is written.</text:p>
      <text:p text:style-name="Option_20_title"><text:alphabetical-index-mark-start text:id="IMark94785066528552"/>--cd-write-post-command<text:alphabetical-index-mark-end text:id="IMark94785066528552"/>=&lt;command&gt;, <text:alphabetical-index-mark-start text:id="IMark94785002750264"/>--dvd-write-post-command<text:alphabetical-index-mark-end text:id="IMark94785002750264"/>=&lt;command&gt;, <text:alphabetical-index-mark-start text:id="IMark94785061324392"/>--bd-write-post-command<text:alphabetical-index-mark-end text:id="IMark94785061324392"/>=&lt;command&gt;</text:p>
      <text:p text:style-name="Option_20_Start">Command to execute after CD/DVD/BD image is written.</text:p>
      <text:p text:style-name="Option_20_title"><text:alphabetical-index-mark-start text:id="IMark94785003780872"/>--cd-write-command<text:alphabetical-index-mark-end text:id="IMark94785003780872"/>=&lt;command&gt;, <text:alphabetical-index-mark-start text:id="IMark94785005987304"/>--dvd-write-command<text:alphabetical-index-mark-end text:id="IMark94785005987304"/>=&lt;command&gt;, <text:alphabetical-index-mark-start text:id="IMark94785076501992"/>--bd-write-command<text:alphabetical-index-mark-end text:id="IMark94785076501992"/>=&lt;command&gt;</text:p>
      <text:p text:style-name="Option_20_Start">Command to write on CD/DVD/BD.</text:p>
      <text:p text:style-name="P97"><text:soft-page-break/>Available macros: %device, %file, %image, %sectors, %number, %j, %j1.</text:p>
      <text:p text:style-name="P114"><text:span text:style-name="T132">Note:<text:tab/></text:span>%i is the number of available CPU cores, %j1 is the number of available CPU cores minus 1, but at least 1.</text:p>
      <text:p text:style-name="Option_20_title"><text:alphabetical-index-mark-start text:id="IMark94785059731256"/>--cd-write-image-command<text:alphabetical-index-mark-end text:id="IMark94785059731256"/>=&lt;command&gt;, <text:alphabetical-index-mark-start text:id="IMark94785060431080"/>--dvd-write-image-command<text:alphabetical-index-mark-end text:id="IMark94785060431080"/>=&lt;command&gt;, <text:alphabetical-index-mark-start text:id="IMark94785059396776"/>--bd-write-image-command<text:alphabetical-index-mark-end text:id="IMark94785059396776"/>=&lt;command&gt;</text:p>
      <text:p text:style-name="Option_20_Start">Command to write a CD/DVD/BD image.</text:p>
      <text:p text:style-name="P97">Available macros: %device, %file, %image, %sectors, %number, %j, %j1.</text:p>
      <text:p text:style-name="P114"><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84998018488"/>--device<text:alphabetical-index-mark-end text:id="IMark94784998018488"/>=&lt;device name&gt;</text:p>
      <text:p text:style-name="Option_20_Start">Specify default device name.</text:p>
      <text:p text:style-name="Option_20_title"><text:alphabetical-index-mark-start text:id="IMark94785061051240"/>--device-request-volume-command<text:alphabetical-index-mark-end text:id="IMark94785061051240"/>=&lt;command&gt;</text:p>
      <text:p text:style-name="Option_20_Start">Command to request new volume for device.</text:p>
      <text:p text:style-name="Option_20_title"><text:alphabetical-index-mark-start text:id="IMark94785059132728"/>--device-load-volume-command<text:alphabetical-index-mark-end text:id="IMark94785059132728"/>=&lt;command&gt;</text:p>
      <text:p text:style-name="Option_20_Start">Command to load volume for device.</text:p>
      <text:p text:style-name="Option_20_title"><text:alphabetical-index-mark-start text:id="IMark94785010617608"/>--device-unload-volume-command<text:alphabetical-index-mark-end text:id="IMark94785010617608"/>=&lt;command&gt;</text:p>
      <text:p text:style-name="Option_20_Start">Command to unload volume from device.</text:p>
      <text:p text:style-name="Option_20_title"><text:alphabetical-index-mark-start text:id="IMark94785013889192"/>--device-volume-size<text:alphabetical-index-mark-end text:id="IMark94785013889192"/>=&lt;size&gt;</text:p>
      <text:p text:style-name="P80">Device volume size.<text:bookmark text:name="__DdeLink__5570_1180582065"/></text:p>
      <text:p text:style-name="Option_20_title"><text:alphabetical-index-mark-start text:id="IMark94785013210840"/>--device-image-pre-command<text:alphabetical-index-mark-end text:id="IMark94785013210840"/>=&lt;command&gt;</text:p>
      <text:p text:style-name="Option_20_Start">Pre-process command to execute before creating a device image. This can be some arbitrary command which should always be executed before a new device image is created.</text:p>
      <text:p text:style-name="P97">Available macros: %device, %file, %image, %number, %j, %j1.</text:p>
      <text:p text:style-name="P114"><text:span text:style-name="T132">Note:<text:tab/></text:span>%i is the number of available CPU cores, %j1 is the number of available CPU cores minus 1, but at least 1.</text:p>
      <text:p text:style-name="Option_20_title"><text:alphabetical-index-mark-start text:id="IMark94784998344168"/>--device-image-post-command<text:alphabetical-index-mark-end text:id="IMark94784998344168"/>=&lt;command&gt;</text:p>
      <text:p text:style-name="Option_20_Start">Post-process command to execute after creating a device image. This can be some arbitrary command which should always be executed after a new device image is created.</text:p>
      <text:p text:style-name="P97">Available macros: %device, %file, %image, %number, %j, %j1.</text:p>
      <text:p text:style-name="P114"><text:span text:style-name="T132">Note:<text:tab/></text:span>%i is the number of available CPU cores, %j1 is the number of available CPU cores minus 1, but at least 1.</text:p>
      <text:p text:style-name="Option_20_title"><text:alphabetical-index-mark-start text:id="IMark94785077608536"/>--device-image-command<text:alphabetical-index-mark-end text:id="IMark94785077608536"/>=&lt;command&gt;</text:p>
      <text:p text:style-name="Option_20_Start">Command to create a device image.</text:p>
      <text:p text:style-name="P97"><text:soft-page-break/>Available macros: %device, %file, %image, %number, %j, %j1.</text:p>
      <text:p text:style-name="P114"><text:span text:style-name="T132">Note:<text:tab/></text:span>%i is the number of available CPU cores, %j1 is the number of available CPU cores minus 1, but at least 1.</text:p>
      <text:p text:style-name="Option_20_title"><text:alphabetical-index-mark-start text:id="IMark94785060586376"/>--device-ecc-pre-command<text:alphabetical-index-mark-end text:id="IMark9478506058637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85059575688"/>--device-ecc-post-command<text:alphabetical-index-mark-end text:id="IMark9478505957568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85063539688"/>--device-ecc-command<text:alphabetical-index-mark-end text:id="IMark94785063539688"/>=&lt;command&gt;</text:p>
      <text:p text:style-name="Option_20_Start">Command to added error correction codes (ecc) to a device image.</text:p>
      <text:p text:style-name="Option_20_Start">Note: Still not implemented!</text:p>
      <text:p text:style-name="Option_20_title"><text:alphabetical-index-mark-start text:id="IMark94785060432696"/>--device-blank-command<text:alphabetical-index-mark-end text:id="IMark94785060432696"/>=&lt;command&gt;</text:p>
      <text:p text:style-name="Option_20_Start">Command to blank a device medium before writing.</text:p>
      <text:p text:style-name="Option_20_title"><text:alphabetical-index-mark-start text:id="IMark94785060715048"/>--device-write-pre-command<text:alphabetical-index-mark-end text:id="IMark94785060715048"/>=&lt;command&gt;</text:p>
      <text:p text:style-name="Option_20_Start">Command to execute before device image is written.</text:p>
      <text:p text:style-name="P97">Available macros: %device, %file, %image, %number, %j, %j1.</text:p>
      <text:p text:style-name="P114"><text:span text:style-name="T132">Note:<text:tab/></text:span>%i is the number of available CPU cores, %j1 is the number of available CPU cores minus 1, but at least 1.</text:p>
      <text:p text:style-name="Option_20_title"><text:alphabetical-index-mark-start text:id="IMark94785075552232"/>--device-write-post-command<text:alphabetical-index-mark-end text:id="IMark94785075552232"/>=&lt;command&gt;</text:p>
      <text:p text:style-name="Option_20_Start">Command to execute after device image is written.</text:p>
      <text:p text:style-name="P97">Available macros: %device, %file, %image, %number, %j, %j1.</text:p>
      <text:p text:style-name="P114"><text:span text:style-name="T132">Note:<text:tab/></text:span>%i is the number of available CPU cores, %j1 is the number of available CPU cores minus 1, but at least 1.</text:p>
      <text:p text:style-name="Option_20_title"><text:alphabetical-index-mark-start text:id="IMark94785063514328"/>--device-write-command<text:alphabetical-index-mark-end text:id="IMark94785063514328"/>=&lt;command&gt;</text:p>
      <text:p text:style-name="Option_20_Start">Command to write a device image.</text:p>
      <text:p text:style-name="P97">Available macros: %device, %file, %image, %number, %j, %j1.</text:p>
      <text:p text:style-name="P114"><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85079857320"/>--directory-strip<text:alphabetical-index-mark-end text:id="IMark94785079857320"/>=&lt;n&gt;, <text:alphabetical-index-mark-start text:id="IMark94785003005784"/>-p<text:alphabetical-index-mark-end text:id="IMark94785003005784"/>=&lt;n&gt;</text:p>
      <text:p text:style-name="Option_20_Start">Strip specified number of directory levels from file names of restored files.</text:p>
      <text:p text:style-name="Option_20_title"><text:soft-page-break/><text:alphabetical-index-mark-start text:id="IMark94785079857320"/>--destination<text:alphabetical-index-mark-end text:id="IMark94785079857320"/>=&lt;path&gt;</text:p>
      <text:p text:style-name="Option_20_Start">Restore files into specified path.</text:p>
      <text:p text:style-name="Option_20_title"><text:alphabetical-index-mark-start text:id="IMark94785060170536"/>--owner<text:alphabetical-index-mark-end text:id="IMark94785060170536"/>=&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785081133960"/>--<text:span text:style-name="T168">permissions</text:span><text:alphabetical-index-mark-end text:id="IMark94785081133960"/><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85002357496"/>--daemon<text:alphabetical-index-mark-end text:id="IMark94785002357496"/></text:p>
      <text:p text:style-name="Option_20_Start">Run <text:span text:style-name="Name">BAR</text:span> in daemon mode (as a server).</text:p>
      <text:p text:style-name="Option_20_title"><text:alphabetical-index-mark-start text:id="IMark94785002720072"/>--no-detach<text:alphabetical-index-mark-end text:id="IMark94785002720072"/>, <text:alphabetical-index-mark-start text:id="IMark94785056166552"/>-D<text:alphabetical-index-mark-end text:id="IMark94785056166552"/></text:p>
      <text:p text:style-name="Option_20_Start">Do not detach process when running in daemon mode.</text:p>
      <text:p text:style-name="Option_20_title"><text:alphabetical-index-mark-start text:id="IMark94785002357496"/>--server-port<text:alphabetical-index-mark-end text:id="IMark94785002357496"/>=&lt;n&gt;<text:note text:id="ftn20" text:note-class="footnote"><text:note-citation>20</text:note-citation><text:note-body><text:p text:style-name="P65">Connections on the server port may also accept SSL encrypted connections.</text:p></text:note-body></text:note></text:p>
      <text:p text:style-name="Option_20_Start">Specify server port to use. Default is: 38523.</text:p>
      <text:p text:style-name="Option_20_title"><text:alphabetical-index-mark-start text:id="IMark94785002847128"/>--server-tls-port<text:alphabetical-index-mark-end text:id="IMark94785002847128"/>=&lt;n&gt;<text:span text:style-name="T20"><text:note-ref text:note-class="footnote" text:reference-format="text" text:ref-name="ftn20">20</text:note-ref></text:span></text:p>
      <text:p text:style-name="Option_20_Start">Specify TLS (SSL) server port to use. Default is: 38524.</text:p>
      <text:p text:style-name="Option_20_title"><text:alphabetical-index-mark-start text:id="IMark94785073236936"/>--server-ca-file<text:alphabetical-index-mark-end text:id="IMark94785073236936"/>=&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785001518440"/>--server-cert-file<text:alphabetical-index-mark-end text:id="IMark94785001518440"/>=&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784997148648"/>--server-key-file<text:alphabetical-index-mark-end text:id="IMark94784997148648"/>=&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784997028648"/>--server-password<text:alphabetical-index-mark-end text:id="IMark947849970286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785077590376"/>--<text:span text:style-name="T170">server-max-connections</text:span><text:alphabetical-index-mark-end text:id="IMark94785077590376"/><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785060695752"/>--<text:span text:style-name="T170">server-mode</text:span><text:alphabetical-index-mark-end text:id="IMark94785060695752"/><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85060373720"/>--jobs-directory<text:alphabetical-index-mark-end text:id="IMark94785060373720"/>=&lt;path name&gt;</text:p>
      <text:p text:style-name="Option_20_Start">Specify jobs directory. Default is: <text:span text:style-name="Filename"><text:span text:style-name="T16">/etc/bar/jobs</text:span></text:span>.</text:p>
      <text:p text:style-name="Option_20_title"><text:alphabetical-index-mark-start text:id="IMark94785073702744"/>--nice-level<text:alphabetical-index-mark-end text:id="IMark94785073702744"/>=&lt;n&gt;</text:p>
      <text:p text:style-name="Option_20_Start">Specify the nice-level the server should run. On Linux the nice level may be 0 (not nice) to 19 (very nice).</text:p>
      <text:p text:style-name="Option_20_title"><text:alphabetical-index-mark-start text:id="IMark94785059385848"/>--max-band-width<text:alphabetical-index-mark-end text:id="IMark9478505938584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96788953" text:style-name="L11">
        <text:list-item>
          <text:p text:style-name="P184"><text:bookmark-start text:name="__DdeLink__7433_664228686"/>year: four digit year</text:p>
        </text:list-item>
        <text:list-item>
          <text:p text:style-name="P184">month: 1..12 or names Jan, Feb, Mar, Apr, May, Jun, Jul, Aug, Sept, Oct, Nov, Dec</text:p>
        </text:list-item>
        <text:list-item>
          <text:p text:style-name="P184">day: 1..31</text:p>
        </text:list-item>
        <text:list-item>
          <text:p text:style-name="P184">week day names: Mon, Tue, Wed, Thu, Fri, Sat, Sun</text:p>
        </text:list-item>
        <text:list-item>
          <text:p text:style-name="P184">hour: 00..23</text:p>
        </text:list-item>
        <text:list-item>
          <text:p text:style-name="P18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785013631832"/>--remote-bar-executable<text:alphabetical-index-mark-end text:id="IMark9478501363183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784995216072"/>--index-database<text:alphabetical-index-mark-end text:id="IMark94784995216072"/>=<text:span text:style-name="T191">sqlite:</text:span>&lt;file name&gt;<text:span text:style-name="T191">|mariadb:&lt;server&gt;:&lt;user&gt;:&lt;password&gt;</text:span></text:p>
      <text:p text:style-name="Option_20_Start">Specify the file name of the index database. Default is: <text:span text:style-name="Filename"><text:span text:style-name="T191">sqlite:</text:span></text:span><text:span text:style-name="Filename">/var/lib/bar/index.db</text:span>.</text:p>
      <text:p text:style-name="P115">Note:<text:tab/>Use this option with care! Passwords specified on the command line may be stored in the <text:soft-page-break/>history of your shell, thus can be recovered by displaying the command history.</text:p>
      <text:p text:style-name="Option_20_title"><text:alphabetical-index-mark-start text:id="IMark94785012720456"/>--index-database-auto-update<text:alphabetical-index-mark-end text:id="IMark94785012720456"/></text:p>
      <text:p text:style-name="Option_20_Start">Enable automatically update index database with archives found on the file system or some remote server.</text:p>
      <text:p text:style-name="Option_20_title"><text:alphabetical-index-mark-start text:id="IMark94784997590712"/>--index-database-max-band-width<text:alphabetical-index-mark-end text:id="IMark9478499759071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1356489636875" text:continue-list="list11135791320673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85012406728"/>--index-database-keep-time<text:alphabetical-index-mark-end text:id="IMark94785012406728"/>=&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85059262232"/>--no-index-database<text:alphabetical-index-mark-end text:id="IMark94785059262232"/></text:p>
      <text:p text:style-name="Option_20_Start">Do not store index database for created archives.</text:p>
      <text:h text:style-name="P148" text:outline-level="3"><text:bookmark-start text:name="__RefHeading__10437_873480820"/><text:span text:style-name="T32">Continuous</text:span> database<text:bookmark-end text:name="__RefHeading__10437_873480820"/></text:h>
      <text:p text:style-name="Option_20_title"><text:alphabetical-index-mark-start text:id="IMark94785059262232"/>--<text:span text:style-name="T32">continuous-database</text:span><text:alphabetical-index-mark-end text:id="IMark94785059262232"/><text:span text:style-name="T32">=&lt;file name&gt;</text:span></text:p>
      <text:p text:style-name="P80">Specify the file name of the internal <text:span text:style-name="T32">continuous</text:span> database. Default is <text:span text:style-name="T32">empty to keep the database </text:span><text:soft-page-break/><text:span text:style-name="T32">file in memory only.</text:span></text:p>
      <text:p text:style-name="Option_20_title"><text:alphabetical-index-mark-start text:id="IMark94785008463400"/><text:span text:style-name="T32">--continuous-max-size</text:span><text:alphabetical-index-mark-end text:id="IMark94785008463400"/><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785097599880"/><text:span text:style-name="T115">--continuous-min-time-delta</text:span><text:alphabetical-index-mark-end text:id="IMark94785097599880"/><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85059313208"/>--log<text:alphabetical-index-mark-end text:id="IMark947850593132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785001862840"/>--log-file<text:alphabetical-index-mark-end text:id="IMark9478500186284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84997872200"/>--<text:span text:style-name="T163">log-format</text:span><text:alphabetical-index-mark-end text:id="IMark94784997872200"/><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785011912120"/>--log-post-command<text:alphabetical-index-mark-end text:id="IMark9478501191212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85000867896"/>--config<text:alphabetical-index-mark-end text:id="IMark94785000867896"/>=&lt;file name&gt;</text:p>
      <text:p text:style-name="Option_20_Start">Read configuration from the specified file.</text:p>
      <text:p text:style-name="Option_20_title"><text:alphabetical-index-mark-start text:id="IMark94785001226216"/>--tmp-directory<text:alphabetical-index-mark-end text:id="IMark94785001226216"/>=&lt;path&gt;</text:p>
      <text:p text:style-name="Option_20_Start">Use the specified directory for temporary files.</text:p>
      <text:p text:style-name="Option_20_title"><text:alphabetical-index-mark-start text:id="IMark94785077343752"/>--max-tmp-size<text:alphabetical-index-mark-end text:id="IMark94785077343752"/>=&lt;size&gt;</text:p>
      <text:p text:style-name="P80">Use max. specified size for temporary files. If the space is occupied pause creating new <text:span text:style-name="T87">storage </text:span>files.</text:p>
      <text:p text:style-name="Option_20_note">Note: only temporary storage files are taken into account!</text:p>
      <text:p text:style-name="P56"><text:alphabetical-index-mark-start text:id="IMark94784996002360"/>--max-storage-size<text:alphabetical-index-mark-end text:id="IMark94784996002360"/>=&lt;size&gt;</text:p>
      <text:p text:style-name="Option_20_Start">Specify the max. size in bytes to use for storage. <text:span text:style-name="T165">If the storage size is exceeded older archives are deleted.</text:span></text:p>
      <text:p text:style-name="Option_20_title"><text:soft-page-break/><text:alphabetical-index-mark-start text:id="IMark94785058924808"/>--<text:span text:style-name="T167">max-threads</text:span><text:alphabetical-index-mark-end text:id="IMark94785058924808"/><text:span text:style-name="T167">=&lt;n&gt;</text:span></text:p>
      <text:p text:style-name="Option_20_Start">Max. number of threads for compress/decompress and encrypt/decrypt entries. Default is number of available CPU cores.</text:p>
      <text:p text:style-name="Option_20_note">Note:<text:tab/>if archives are read via NFS <text:span text:style-name="T182">then </text:span>increasing the number of worker threads may decrease the execution speed due to the NFS read ahead algorithm. <text:span text:style-name="T182">Thus use this option with care when running BAR in an NFS environment.</text:span></text:p>
      <text:p text:style-name="Option_20_title"><text:alphabetical-index-mark-start text:id="IMark94784999674456"/>--directory<text:alphabetical-index-mark-end text:id="IMark94784999674456"/>=&lt;path&gt;, <text:alphabetical-index-mark-start text:id="IMark94784998035384"/>-C<text:alphabetical-index-mark-end text:id="IMark94784998035384"/>=&lt;path&gt;</text:p>
      <text:p text:style-name="Option_20_Start">Change to directory.</text:p>
      <text:p text:style-name="P53"><text:alphabetical-index-mark-start text:id="IMark94785004244344"/>--jobs-directory<text:alphabetical-index-mark-end text:id="IMark94785004244344"/>=&lt;path name&gt;</text:p>
      <text:p text:style-name="P87">Specify jobs directory. Default is: <text:span text:style-name="Filename"><text:span text:style-name="T16">/etc/bar/jobs</text:span></text:span>.</text:p>
      <text:p text:style-name="P53"><text:alphabetical-index-mark-start text:id="IMark94785063391432"/>--<text:span text:style-name="T109">incremental-data</text:span>-directory<text:alphabetical-index-mark-end text:id="IMark94785063391432"/>=&lt;path name&gt;</text:p>
      <text:p text:style-name="P87">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7"><text:alphabetical-index-mark-start text:id="IMark94785063387432"/>--mount<text:alphabetical-index-mark-end text:id="IMark94785063387432"/>=&lt;mount point&gt;[,yes|no]</text:p>
      <text:p text:style-name="P104"><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85059142520"/>--pid-file<text:alphabetical-index-mark-end text:id="IMark9478505914252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85012282296"/>--<text:span text:style-name="T83">pairing-master-file</text:span><text:alphabetical-index-mark-end text:id="IMark94785012282296"/><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785008429512"/>--<text:span text:style-name="T168">pattern-type</text:span><text:alphabetical-index-mark-end text:id="IMark94785008429512"/><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85056985144"/>--group<text:alphabetical-index-mark-end text:id="IMark94785056985144"/>, <text:alphabetical-index-mark-start text:id="IMark94784995711192"/>-g<text:alphabetical-index-mark-end text:id="IMark94784995711192"/></text:p>
      <text:p text:style-name="Option_20_Start">Group files when listing archive content. </text:p>
      <text:p text:style-name="Option_20_title"><text:alphabetical-index-mark-start text:id="IMark94785010358200"/>--all<text:alphabetical-index-mark-end text:id="IMark94785010358200"/></text:p>
      <text:p text:style-name="Option_20_Start">Show all files, not only the newest version of a file when listing archive content.</text:p>
      <text:p text:style-name="Option_20_title"><text:alphabetical-index-mark-start text:id="IMark94785003787912"/>--long-format<text:alphabetical-index-mark-end text:id="IMark94785003787912"/>, <text:alphabetical-index-mark-start text:id="IMark94785002903960"/>-L<text:alphabetical-index-mark-end text:id="IMark94785002903960"/></text:p>
      <text:p text:style-name="Option_20_Start">Use long output format when listing archive content.</text:p>
      <text:p text:style-name="Option_20_title"><text:alphabetical-index-mark-start text:id="IMark94785059897048"/>--human-format<text:alphabetical-index-mark-end text:id="IMark94785059897048"/>, <text:alphabetical-index-mark-start text:id="IMark94784998245928"/>-H<text:alphabetical-index-mark-end text:id="IMark94784998245928"/></text:p>
      <text:p text:style-name="Option_20_Start">Print sizes in human readable format (number and unit) instead of bytes.</text:p>
      <text:p text:style-name="Option_20_title"><text:soft-page-break/><text:alphabetical-index-mark-start text:id="IMark94785072287160"/>--numeric-uid-gid<text:alphabetical-index-mark-end text:id="IMark94785072287160"/></text:p>
      <text:p text:style-name="Option_20_Start">Print user/group ids as numbers instead resolved names.</text:p>
      <text:p text:style-name="Option_20_title"><text:alphabetical-index-mark-start text:id="IMark94785080986712"/>--numeric-permission<text:alphabetical-index-mark-end text:id="IMark94785080986712"/></text:p>
      <text:p text:style-name="Option_20_Start">Print file/directory permissions as octal numbers instead of permission text flags.</text:p>
      <text:p text:style-name="Option_20_title"><text:alphabetical-index-mark-start text:id="IMark94785013582424"/>--no-header-footer<text:alphabetical-index-mark-end text:id="IMark94785013582424"/></text:p>
      <text:p text:style-name="Option_20_Start">Suppress output of header/footer when listing archive content.</text:p>
      <text:p text:style-name="Option_20_title"><text:alphabetical-index-mark-start text:id="IMark94785058297736"/>--delete-old-archive-files<text:alphabetical-index-mark-end text:id="IMark94785058297736"/></text:p>
      <text:p text:style-name="Option_20_Start">Delete all old archive files after creating new archive files.</text:p>
      <text:p text:style-name="Option_20_title"><text:alphabetical-index-mark-start text:id="IMark94785073994696"/>--ignore-no-backup-file<text:alphabetical-index-mark-end text:id="IMark94785073994696"/></text:p>
      <text:p text:style-name="Option_20_Start">Ignore <text:span text:style-name="Filename">.nobackup</text:span>/<text:span text:style-name="Filename">.NOBACKUP</text:span> file and store directories containing this file, too.</text:p>
      <text:p text:style-name="Option_20_title"><text:alphabetical-index-mark-start text:id="IMark94785081098888"/>--ignore-no-dump<text:alphabetical-index-mark-end text:id="IMark9478508109888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85074304328"/>--skip-unreadable <text:alphabetical-index-mark-end text:id="IMark94785074304328"/></text:p>
      <text:p text:style-name="Option_20_Start">Skip unreadable files instead of reporting an error.</text:p>
      <text:p text:style-name="Option_20_title"><text:alphabetical-index-mark-start text:id="IMark94785073793208"/>--force-delta-compression<text:alphabetical-index-mark-end text:id="IMark94785073793208"/></text:p>
      <text:p text:style-name="Option_20_Start">Enable forced delta compression. If no delta compression can be used an error is reported instead of a warning only.</text:p>
      <text:p text:style-name="Option_20_title"><text:alphabetical-index-mark-start text:id="IMark94785061423528"/>--raw-images<text:alphabetical-index-mark-end text:id="IMark9478506142352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85061423528"/>--no-fragments-check<text:alphabetical-index-mark-end text:id="IMark94785061423528"/></text:p>
      <text:p text:style-name="Option_20_Start">Do not check if a fragmented file is complete.</text:p>
      <text:p text:style-name="Option_20_title"><text:alphabetical-index-mark-start text:id="IMark94785074304328"/>--archive-file-mode<text:alphabetical-index-mark-end text:id="IMark9478507430432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785061454568"/>--overwrite-archive-files<text:alphabetical-index-mark-end text:id="IMark94785061454568"/>, <text:alphabetical-index-mark-start text:id="IMark94785004893832"/>-o<text:alphabetical-index-mark-end text:id="IMark94785004893832"/></text:p>
      <text:p text:style-name="P102">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soft-page-break/><text:alphabetical-index-mark-start text:id="IMark94785061156136"/>--<text:span text:style-name="T169">restore-entry-mode</text:span><text:alphabetical-index-mark-end text:id="IMark94785061156136"/><text:span text:style-name="T169">=stop|rename|overwrite</text:span></text:p>
      <text:p text:style-name="P103">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4785056097784"/>--overwrite-files<text:alphabetical-index-mark-end text:id="IMark94785056097784"/></text:p>
      <text:p text:style-name="Option_20_Start">Overwrite existing files when restoring files instead of reporting an error.</text:p>
      <text:p text:style-name="Option_20_title"><text:alphabetical-index-mark-start text:id="IMark94785079362056"/>--wait-first-volume<text:alphabetical-index-mark-end text:id="IMark947850793620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84999878488"/>--dry-run<text:alphabetical-index-mark-end text:id="IMark947849998784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85002188600"/>--no-storage<text:alphabetical-index-mark-end text:id="IMark947850021886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85003629368"/>--no-bar-on-medium<text:alphabetical-index-mark-end text:id="IMark9478500362936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8"><text:alphabetical-index-mark-start text:id="IMark94785010612776"/>--no-stop-on-error<text:alphabetical-index-mark-end text:id="IMark94785010612776"/></text:p>
      <text:p text:style-name="Option_20_Start">Do not store operation when an error oc<text:span text:style-name="T110">c</text:span>ur. Try to continue with remaining restore.</text:p>
      <text:p text:style-name="Option_20_title"><text:alphabetical-index-mark-start text:id="IMark94785058644344"/>--no-stop-on-attribute-error<text:alphabetical-index-mark-end text:id="IMark94785058644344"/></text:p>
      <text:p text:style-name="P88">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85058644344"/>--no-default-config<text:alphabetical-index-mark-end text:id="IMark94785058644344"/></text:p>
      <text:p text:style-name="Option_20_Start">Do not read personal configuration file <text:span text:style-name="Filename"><text:span text:style-name="T16">~/.bar/bar.cfg</text:span></text:span><text:span text:style-name="T1">.</text:span></text:p>
      <text:p text:style-name="Option_20_title"><text:alphabetical-index-mark-start text:id="IMark94785002068328"/><text:span text:style-name="T1">--volume-size</text:span><text:alphabetical-index-mark-end text:id="IMark94785002068328"/><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85064039928"/>--ecc<text:alphabetical-index-mark-end text:id="IMark94785064039928"/></text:p>
      <text:p text:style-name="Option_20_Start">Enable generation of error correction codes when creating CD/DVD/BD or device images. For CDs/DVDs/BDs the external tool <text:span text:style-name="T1">dvdisaster</text:span><text:span text:style-name="T5"> is required.</text:span></text:p>
      <text:p text:style-name="P50"><text:soft-page-break/><text:alphabetical-index-mark-start text:id="IMark94785010416488"/>--always-create-image<text:alphabetical-index-mark-end text:id="IMark94785010416488"/></text:p>
      <text:p text:style-name="Option_20_Start">Enable always generate an image file for CDs/DVDs/BDs or devices. Usually image files are only generated when error correction codes should be added.</text:p>
      <text:p text:style-name="P52"><text:alphabetical-index-mark-start text:id="IMark94785092467336"/>--blank<text:alphabetical-index-mark-end text:id="IMark94785092467336"/></text:p>
      <text:p text:style-name="Option_20_Start">Blank CD/DVD/BD medium before writing.</text:p>
      <text:p text:style-name="Option_20_title"><text:alphabetical-index-mark-start text:id="IMark94785013434136"/><text:alphabetical-index-mark-start text:id="IMark94785005364568"/>--quiet<text:alphabetical-index-mark-end text:id="IMark94785005364568"/><text:alphabetical-index-mark-end text:id="IMark94785013434136"/></text:p>
      <text:p text:style-name="Option_20_Start">Be quiet and suppress any output.</text:p>
      <text:p text:style-name="Option_20_title"><text:alphabetical-index-mark-start text:id="IMark94785099844136"/>--verbose<text:alphabetical-index-mark-end text:id="IMark94785099844136"/>=&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6">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785006941880"/>--version<text:alphabetical-index-mark-end text:id="IMark94785006941880"/></text:p>
      <text:p text:style-name="Option_20_Start">Output version of <text:span text:style-name="Name">BAR</text:span>.</text:p>
      <text:p text:style-name="Option_20_title"><text:alphabetical-index-mark-start text:id="IMark94785062160344"/>--help<text:alphabetical-index-mark-end text:id="IMark94785062160344"/>, <text:alphabetical-index-mark-start text:id="IMark94785057013336"/>-h<text:alphabetical-index-mark-end text:id="IMark94785057013336"/></text:p>
      <text:p text:style-name="Option_20_Start">Output help to options.</text:p>
      <text:p text:style-name="Option_20_title"><text:alphabetical-index-mark-start text:id="IMark94785006941880"/>--xhelp<text:alphabetical-index-mark-end text:id="IMark94785006941880"/></text:p>
      <text:p text:style-name="Option_20_Start">Output help to extended options.</text:p>
      <text:p text:style-name="Option_20_title"><text:alphabetical-index-mark-start text:id="IMark94785066531256"/>--help-internal<text:alphabetical-index-mark-end text:id="IMark9478506653125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85077540152"/>UUID<text:alphabetical-index-mark-end text:id="IMark94785077540152"/>=&lt;uuid&gt;</text:p>
      <text:p text:style-name="Option_20_Start">An unique universal identifier for the job. The UUID is created once when the job is created.</text:p>
      <text:p text:style-name="Option_20_title"><text:alphabetical-index-mark-start text:id="IMark94785059428952"/>archive-name<text:alphabetical-index-mark-end text:id="IMark94785059428952"/>=&lt;name&gt;</text:p>
      <text:p text:style-name="Option_20_Start">Specify the archive name. Usually this configuration entry is only found in job files.</text:p>
      <text:p text:style-name="Option_20_title"><text:alphabetical-index-mark-start text:id="IMark94785066761464"/>archive-type<text:alphabetical-index-mark-end text:id="IMark94785066761464"/>=normal|full|incremental|differential</text:p>
      <text:p text:style-name="Option_20_Start">Specify the archive type to create. Usually this configuration entry is only found in job files.</text:p>
      <text:p text:style-name="Option_20_title"><text:alphabetical-index-mark-start text:id="IMark94785092872408"/>crypt-password-mode<text:alphabetical-index-mark-end text:id="IMark94785092872408"/>=default|ask|config</text:p>
      <text:p text:style-name="Option_20_Start">Specify the password mode. Usually this configuration entry is only found in job files.</text:p>
      <text:p text:style-name="Option_20_title"><text:alphabetical-index-mark-start text:id="IMark94785059406920"/>include-file<text:alphabetical-index-mark-end text:id="IMark94785059406920"/>=&lt;pattern&gt;</text:p>
      <text:p text:style-name="Option_20_Start">Include matching entries into the created archive.</text:p>
      <text:p text:style-name="Option_20_title"><text:alphabetical-index-mark-start text:id="IMark94785057902152"/>include-file-list<text:alphabetical-index-mark-end text:id="IMark94785057902152"/>=&lt;file name&gt;</text:p>
      <text:p text:style-name="P89">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785063529464"/>include-file-command<text:alphabetical-index-mark-end text:id="IMark9478506352946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785076501992"/>include-image<text:alphabetical-index-mark-end text:id="IMark94785076501992"/>=&lt;pattern&gt;</text:p>
      <text:p text:style-name="Option_20_Start">Include matching devices as disk images into the created archive.</text:p>
      <text:p text:style-name="Option_20_title"><text:alphabetical-index-mark-start text:id="IMark94785000565576"/>include-<text:span text:style-name="T116">image</text:span>-list<text:alphabetical-index-mark-end text:id="IMark94785000565576"/>=&lt;file name&gt;</text:p>
      <text:p text:style-name="P90">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4785064587464"/>include-image-command<text:alphabetical-index-mark-end text:id="IMark9478506458746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84998018488"/>exclude<text:alphabetical-index-mark-end text:id="IMark947849980184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85059132728"/><text:span text:style-name="T116">exclude</text:span>-list<text:alphabetical-index-mark-end text:id="IMark94785059132728"/>=&lt;file name&gt;</text:p>
      <text:p text:style-name="P90">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785063790792"/>exclude-command<text:alphabetical-index-mark-end text:id="IMark9478506379079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11356936406674" text:continue-list="list3896788953" text:style-name="L11">
        <text:list-item>
          <text:p text:style-name="P213">month names: Jan, Feb, Mar, Apr, May, Jun, Jul, Aug, Sept, Oct, Nov, Dec</text:p>
        </text:list-item>
        <text:list-item>
          <text:p text:style-name="P213">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31">date = &lt;date&gt;</text:p>
      <text:p text:style-name="P131">weekdays = <text:s/>&lt;week days&gt;</text:p>
      <text:p text:style-name="P131"><text:span text:style-name="T183">begin</text:span> = &lt;time&gt;</text:p>
      <text:p text:style-name="P131"><text:span text:style-name="T183">end</text:span> = &lt;time&gt;</text:p>
      <text:p text:style-name="P37">The date string must have the following structure:</text:p>
      <text:p text:style-name="P132">&lt;year|*&gt;-&lt;month|*&gt;-&lt;day|*&gt;</text:p>
      <text:p text:style-name="P37">The week days string must have the following structure:</text:p>
      <text:p text:style-name="P132">&lt;day&gt;,...|*</text:p>
      <text:p text:style-name="P37">The time string must have the following structure:</text:p>
      <text:p text:style-name="P132">&lt;hour|*&gt;:&lt;minute|*&gt;</text:p>
      <text:p text:style-name="P105">with</text:p>
      <text:list xml:id="list111356293979265" text:continue-numbering="true" text:style-name="L11">
        <text:list-item>
          <text:p text:style-name="P214">month names: Jan, Feb, Mar, Apr, May, Jun, Jul, Aug, Sept, Oct, Nov, Dec</text:p>
        </text:list-item>
        <text:list-item>
          <text:p text:style-name="P214">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785060645272"/><text:alphabetical-index-mark-start text:id="IMark94785079857320"/>--port<text:alphabetical-index-mark-end text:id="IMark94785079857320"/><text:alphabetical-index-mark-end text:id="IMark94785060645272"/>=&lt;n&gt;, <text:alphabetical-index-mark-start text:id="IMark94785060170536"/><text:alphabetical-index-mark-start text:id="IMark94785060677224"/>-p<text:alphabetical-index-mark-end text:id="IMark94785060677224"/><text:alphabetical-index-mark-end text:id="IMark94785060170536"/>=&lt;n&gt;<text:note text:id="ftn21" text:note-class="footnote"><text:note-citation>21</text:note-citation><text:note-body><text:p text:style-name="P66">A SSL encrypted connection may also be established on the plain server port.</text:p></text:note-body></text:note></text:p>
      <text:p text:style-name="Option_20_Start">Server port. Default is:: 38523.</text:p>
      <text:p text:style-name="Option_20_title"><text:alphabetical-index-mark-start text:id="IMark94785002111912"/><text:alphabetical-index-mark-start text:id="IMark94785062045224"/>--tls-port<text:alphabetical-index-mark-end text:id="IMark94785062045224"/><text:alphabetical-index-mark-end text:id="IMark94785002111912"/>=&lt;n&gt;</text:p>
      <text:p text:style-name="Option_20_Start">TLS server port. Default is: 38524.</text:p>
      <text:p text:style-name="Option_20_title"><text:alphabetical-index-mark-start text:id="IMark94784995890248"/>--password<text:alphabetical-index-mark-end text:id="IMark947849958902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85013202888"/>--login-dialog<text:alphabetical-index-mark-end text:id="IMark94785013202888"/></text:p>
      <text:p text:style-name="Option_20_Start">Force to open the login dialog.</text:p>
      <text:p text:style-name="Option_20_title"><text:soft-page-break/><text:alphabetical-index-mark-start text:id="IMark94785000854584"/><text:span text:style-name="T126">--ca-file</text:span><text:alphabetical-index-mark-end text:id="IMark94785000854584"/><text:span text:style-name="T126">=&lt;file name&gt;</text:span></text:p>
      <text:p text:style-name="P95"><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785002357496"/><text:span text:style-name="T126">--cert-file</text:span><text:alphabetical-index-mark-end text:id="IMark94785002357496"/><text:span text:style-name="T126">=&lt;file name&gt;</text:span></text:p>
      <text:p text:style-name="P96"><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4785060678344"/><text:alphabetical-index-mark-start text:id="IMark94785002116552"/>--key-file<text:alphabetical-index-mark-end text:id="IMark94785002116552"/><text:alphabetical-index-mark-end text:id="IMark94785060678344"/>=&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785059429176"/><text:span text:style-name="Filename"><text:span text:style-name="T5">--</text:span></text:span><text:span text:style-name="Filename"><text:span text:style-name="T10">force-ssl</text:span></text:span><text:alphabetical-index-mark-end text:id="IMark94785059429176"/></text:p>
      <text:p text:style-name="Option_20_Start"><text:span text:style-name="Filename"><text:span text:style-name="T74">Force SSL connection</text:span></text:span></text:p>
      <text:p text:style-name="Option_20_title"><text:alphabetical-index-mark-start text:id="IMark94785063366472"/>--select-job<text:alphabetical-index-mark-end text:id="IMark94785063366472"/>=&lt;name&gt;</text:p>
      <text:p text:style-name="Option_20_Start">Select a job in the status tab.</text:p>
      <text:p text:style-name="Option_20_title"><text:alphabetical-index-mark-start text:id="IMark94785008936216"/><text:alphabetical-index-mark-start text:id="IMark94785057789864"/>--job<text:alphabetical-index-mark-end text:id="IMark94785057789864"/><text:alphabetical-index-mark-end text:id="IMark94785008936216"/>=&lt;name&gt;, <text:alphabetical-index-mark-start text:id="IMark94785079684088"/><text:alphabetical-index-mark-start text:id="IMark94785072790840"/>-j<text:alphabetical-index-mark-end text:id="IMark94785072790840"/><text:alphabetical-index-mark-end text:id="IMark94785079684088"/>=&lt;name&gt;</text:p>
      <text:p text:style-name="P81">Start execution of job &lt;name&gt; and terminate <text:span text:style-name="Command"><text:span text:style-name="T34">BARC</text:span></text:span><text:span text:style-name="Command">ontrol</text:span>.</text:p>
      <text:p text:style-name="Option_20_title"><text:alphabetical-index-mark-start text:id="IMark94785061156952"/>--archive-type<text:alphabetical-index-mark-end text:id="IMark94785061156952"/>=&lt;mode&gt;</text:p>
      <text:p text:style-name="Option_20_Start">Set job mode: normal, full, incremental, differential. Default is: normal.</text:p>
      <text:p text:style-name="Option_20_title"><text:alphabetical-index-mark-start text:id="IMark94784993708120"/><text:alphabetical-index-mark-start text:id="IMark94785059336888"/>--abort<text:alphabetical-index-mark-end text:id="IMark94785059336888"/><text:alphabetical-index-mark-end text:id="IMark94784993708120"/>=&lt;name&gt;</text:p>
      <text:p text:style-name="P81">Abort execution of job &lt;name&gt; and terminate <text:span text:style-name="Command"><text:span text:style-name="T34">BARC</text:span></text:span><text:span text:style-name="Command">ontrol</text:span>.</text:p>
      <text:p text:style-name="Option_20_title"><text:alphabetical-index-mark-start text:id="IMark94785008464952"/>--ping<text:alphabetical-index-mark-end text:id="IMark94785008464952"/>, <text:alphabetical-index-mark-start text:id="IMark94785061907176"/>-i<text:alphabetical-index-mark-end text:id="IMark94785061907176"/></text:p>
      <text:p text:style-name="P81">Check connection to server and terminate <text:span text:style-name="Command"><text:span text:style-name="T34">BARC</text:span></text:span><text:span text:style-name="Command">ontrol</text:span>.</text:p>
      <text:p text:style-name="P55"><text:alphabetical-index-mark-start text:id="IMark94785005248472"/>--pause<text:alphabetical-index-mark-end text:id="IMark94785005248472"/>=&lt;n&gt;, <text:alphabetical-index-mark-start text:id="IMark94785004854584"/>-t<text:alphabetical-index-mark-end text:id="IMark94785004854584"/>=&lt;n&gt;</text:p>
      <text:p text:style-name="P96">Pause job execution for &lt;n&gt; seconds and terminate <text:span text:style-name="Command"><text:span text:style-name="T34">BARC</text:span></text:span><text:span text:style-name="Command">ontrol</text:span>.</text:p>
      <text:p text:style-name="Option_20_title"><text:alphabetical-index-mark-start text:id="IMark94785075662808"/>--suspend<text:alphabetical-index-mark-end text:id="IMark94785075662808"/>, <text:alphabetical-index-mark-start text:id="IMark94785005248472"/>-s<text:alphabetical-index-mark-end text:id="IMark94785005248472"/></text:p>
      <text:p text:style-name="P81">Suspend job execution and terminate <text:span text:style-name="Command"><text:span text:style-name="T34">BARC</text:span></text:span><text:span text:style-name="Command">ontrol</text:span>.</text:p>
      <text:p text:style-name="Option_20_title"><text:alphabetical-index-mark-start text:id="IMark94784998210264"/>--continue<text:alphabetical-index-mark-end text:id="IMark94784998210264"/>, <text:alphabetical-index-mark-start text:id="IMark94785008255528"/>-c<text:alphabetical-index-mark-end text:id="IMark94785008255528"/></text:p>
      <text:p text:style-name="P81">Continue job execution and terminate <text:span text:style-name="Command"><text:span text:style-name="T34">BARC</text:span></text:span><text:span text:style-name="Command">ontrol</text:span>.</text:p>
      <text:p text:style-name="Option_20_title"><text:alphabetical-index-mark-start text:id="IMark94785013631832"/>--list<text:alphabetical-index-mark-end text:id="IMark94785013631832"/>, <text:alphabetical-index-mark-start text:id="IMark94784997190600"/>-l<text:alphabetical-index-mark-end text:id="IMark94784997190600"/></text:p>
      <text:p text:style-name="P81">List jobs and terminate <text:span text:style-name="Command"><text:span text:style-name="T34">BARC</text:span></text:span><text:span text:style-name="Command">ontrol</text:span>.</text:p>
      <text:p text:style-name="P51"><text:alphabetical-index-mark-start text:id="IMark94785081714200"/>--index-database-add<text:alphabetical-index-mark-end text:id="IMark94785081714200"/>=<text:span text:style-name="T35">&lt;pattern&gt;</text:span></text:p>
      <text:p text:style-name="P82">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51"><text:soft-page-break/><text:alphabetical-index-mark-start text:id="IMark94785103926792"/>--index-database-remove<text:alphabetical-index-mark-end text:id="IMark94785103926792"/>=<text:span text:style-name="T35">&lt;pattern&gt;</text:span></text:p>
      <text:p text:style-name="P82">Remove storage archive from <text:span text:style-name="T35">the </text:span>index database and terminate <text:span text:style-name="Command"><text:span text:style-name="T34">BARC</text:span></text:span><text:span text:style-name="Command">ontrol</text:span>.</text:p>
      <text:p text:style-name="P51"><text:alphabetical-index-mark-start text:id="IMark94785004852152"/>--<text:span text:style-name="T35">index-database-refresh</text:span><text:alphabetical-index-mark-end text:id="IMark94785004852152"/><text:span text:style-name="T35">=&lt;pattern&gt;</text:span></text:p>
      <text:p text:style-name="P83">Refresh storage archives in the index database and terminate <text:span text:style-name="Command"><text:span text:style-name="T34">BARC</text:span></text:span><text:span text:style-name="Command">ontrol</text:span>.</text:p>
      <text:p text:style-name="P51"><text:alphabetical-index-mark-start text:id="IMark94785000970152"/>--<text:span text:style-name="T74">index-database-entities-list</text:span><text:alphabetical-index-mark-end text:id="IMark94785000970152"/><text:span text:style-name="T74">=&lt;name&gt;, </text:span><text:alphabetical-index-mark-start text:id="IMark94785077070888"/><text:span text:style-name="T74">-n</text:span><text:alphabetical-index-mark-end text:id="IMark94785077070888"/><text:span text:style-name="T74">=&lt;name&gt;</text:span></text:p>
      <text:p text:style-name="P84">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51"><text:alphabetical-index-mark-start text:id="IMark94785012406728"/>--index-database-storage<text:span text:style-name="T74">s</text:span>-list<text:alphabetical-index-mark-end text:id="IMark94785012406728"/>=&lt;<text:span text:style-name="T35">name</text:span>&gt;, <text:alphabetical-index-mark-start text:id="IMark94785065005016"/>-<text:span text:style-name="T35">a</text:span><text:alphabetical-index-mark-end text:id="IMark94785065005016"/><text:span text:style-name="T35">=&lt;names&gt;</text:span></text:p>
      <text:p text:style-name="P82">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51"><text:alphabetical-index-mark-start text:id="IMark94785076799368"/>--index-database-entries-list<text:alphabetical-index-mark-end text:id="IMark94785076799368"/>=&lt;pattern&gt;, <text:alphabetical-index-mark-start text:id="IMark94785004994184"/>-<text:span text:style-name="T35">e</text:span><text:alphabetical-index-mark-end text:id="IMark94785004994184"/><text:span text:style-name="T35">=&lt;name&gt;</text:span></text:p>
      <text:p text:style-name="P82">List index entries which match to <text:span text:style-name="T35">the names</text:span> &lt;<text:span text:style-name="T35">name</text:span>&gt; and terminate <text:span text:style-name="Command"><text:span text:style-name="T34">BARC</text:span></text:span><text:span text:style-name="Command">ontrol</text:span>.</text:p>
      <text:p text:style-name="P59"><text:alphabetical-index-mark-start text:id="IMark94785081792472"/>--<text:span text:style-name="T184">maintenance</text:span><text:alphabetical-index-mark-end text:id="IMark94785081792472"/><text:span text:style-name="T184">=</text:span>&lt;n&gt;</text:p>
      <text:p text:style-name="P134">Intermediate maintenance time for &lt;n&gt; minutes.</text:p>
      <text:p text:style-name="Option_20_title"><text:alphabetical-index-mark-start text:id="IMark94785059255176"/>--restore<text:alphabetical-index-mark-end text:id="IMark94785059255176"/>=&lt;name&gt;</text:p>
      <text:p text:style-name="Option_20_Start">Restore storage with name &lt;name&gt;</text:p>
      <text:p text:style-name="Option_20_title"><text:alphabetical-index-mark-start text:id="IMark94785002147272"/>--destination<text:alphabetical-index-mark-end text:id="IMark94785002147272"/>=&lt;directory&gt;</text:p>
      <text:p text:style-name="Option_20_Start">Selected destination directory for restore.</text:p>
      <text:p text:style-name="Option_20_title"><text:alphabetical-index-mark-start text:id="IMark94785013907704"/>--overwrite-entries<text:alphabetical-index-mark-end text:id="IMark94785013907704"/></text:p>
      <text:p text:style-name="Option_20_Start">Enable overwrite existing entries on restore.</text:p>
      <text:p text:style-name="Option_20_title"><text:alphabetical-index-mark-start text:id="IMark94784997581432"/><text:span text:style-name="T127">--role</text:span><text:alphabetical-index-mark-end text:id="IMark94784997581432"/><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85011912120"/>--version<text:alphabetical-index-mark-end text:id="IMark94785011912120"/></text:p>
      <text:p text:style-name="P81">Output version of <text:span text:style-name="Command"><text:span text:style-name="T34">BARC</text:span></text:span><text:span text:style-name="Command">ontrol</text:span>.</text:p>
      <text:p text:style-name="Option_20_title"><text:alphabetical-index-mark-start text:id="IMark94784995089160"/>--help<text:alphabetical-index-mark-end text:id="IMark94784995089160"/>, <text:alphabetical-index-mark-start text:id="IMark94785064439768"/>-h<text:alphabetical-index-mark-end text:id="IMark9478506443976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85011912120"/>pause-create<text:alphabetical-index-mark-end text:id="IMark94785011912120"/>=yes|no</text:p>
      <text:p text:style-name="Configuration">Pause creating new archive files when pause-button is pressed.</text:p>
      <text:p text:style-name="Configuration_20_title"><text:alphabetical-index-mark-start text:id="IMark94784997153240"/>pause-storage<text:alphabetical-index-mark-end text:id="IMark94784997153240"/>=yes|no</text:p>
      <text:p text:style-name="Configuration"><text:soft-page-break/>Pause storage of archive files when pause-button is pressed.</text:p>
      <text:p text:style-name="Configuration_20_title"><text:alphabetical-index-mark-start text:id="IMark94785057680344"/>pause-restore<text:alphabetical-index-mark-end text:id="IMark94785057680344"/>=yes|no</text:p>
      <text:p text:style-name="Configuration">Pause restoring archive files when pause-button is pressed.</text:p>
      <text:p text:style-name="Configuration_20_title"><text:alphabetical-index-mark-start text:id="IMark94785076359240"/>pause-index-database-update<text:alphabetical-index-mark-end text:id="IMark94785076359240"/>=yes|no</text:p>
      <text:p text:style-name="Configuration">Pause automatic update index database when pause-button is pressed.</text:p>
      <text:p text:style-name="Configuration_20_title"><text:alphabetical-index-mark-start text:id="IMark94784995088408"/>server<text:alphabetical-index-mark-end text:id="IMark94784995088408"/>=&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4785064049368"/>server-ca-file<text:alphabetical-index-mark-end text:id="IMark94785064049368"/>=&lt;filename&gt;</text:p>
      <text:p text:style-name="P128">BAR server certify authority key file name.</text:p>
      <text:p text:style-name="Configuration_20_title"><text:alphabetical-index-mark-start text:id="IMark94785061452776"/>server-cert-file<text:alphabetical-index-mark-end text:id="IMark94785061452776"/>=&lt;filename&gt;</text:p>
      <text:p text:style-name="P128">BAR server certificate key file name.</text:p>
      <text:p text:style-name="Configuration_20_title"><text:alphabetical-index-mark-start text:id="IMark94785092134264"/>server-key-file<text:alphabetical-index-mark-end text:id="IMark94785092134264"/>=&lt;filename&gt;</text:p>
      <text:p text:style-name="P128">BAR server key file name.</text:p>
      <text:p text:style-name="P129"><text:alphabetical-index-mark-start text:id="IMark94785059333560"/>force-ssl<text:alphabetical-index-mark-end text:id="IMark94785059333560"/>=yes|no</text:p>
      <text:p text:style-name="Configuration">Force TLS protected connection to BAR server.</text:p>
      <text:p text:style-name="P129"><text:alphabetical-index-mark-start text:id="IMark94785059841592"/>role<text:alphabetical-index-mark-end text:id="IMark9478505984159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9">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784993954680"/><text:span text:style-name="T1">chunks</text:span><text:alphabetical-index-mark-end text:id="IMark9478499395468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2019677286" text:style-name="L12">
        <text:list-item>
          <text:p text:style-name="P210">id (4 characters)</text:p>
        </text:list-item>
      </text:list>
      <text:list xml:id="list111356209995729" text:continue-list="list111356489636875" text:style-name="List_20_1">
        <text:list-item>
          <text:p text:style-name="List_20_1">size (uint64)</text:p>
        </text:list-item>
      </text:list>
      <text:list xml:id="list111357215399470" text:continue-list="list2019677286" text:style-name="L12">
        <text:list-item>
          <text:p text:style-name="P19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70">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9">Configuration 0.21:</text:p>
      <text:p text:style-name="P109"><text:s text:c="2"/>Host <text:s text:c="13"/>: x86_64-unknown-linux-gnu</text:p>
      <text:p text:style-name="P109"><text:s text:c="2"/>Dynamic linked <text:s text:c="3"/>: no</text:p>
      <text:p text:style-name="P109"><text:s text:c="2"/>SQLite <text:s text:c="11"/>: yes (3.21.0)</text:p>
      <text:p text:style-name="P109"><text:s text:c="2"/>zip compression <text:s text:c="2"/>: yes (1.2.11)</text:p>
      <text:p text:style-name="P109"><text:s text:c="2"/>bzip2 compression : yes (1.0.6, 6-Sept-2010)</text:p>
      <text:p text:style-name="P109"><text:s text:c="2"/>lzma compression <text:s/>: yes (5.2.4)</text:p>
      <text:p text:style-name="P109"><text:s text:c="2"/>lzo compression <text:s text:c="2"/>: yes (2.09)</text:p>
      <text:p text:style-name="P109"><text:s text:c="2"/>lz4 compression <text:s text:c="2"/>: yes (1.7.1)</text:p>
      <text:p text:style-name="P109"><text:s text:c="2"/>zstd compression <text:s/>: yes (1.3.2)</text:p>
      <text:p text:style-name="P109"><text:s text:c="2"/>xdelta compression: yes</text:p>
      <text:p text:style-name="P109"><text:s text:c="2"/>crypto support <text:s text:c="3"/>: yes (1.8.4)</text:p>
      <text:p text:style-name="P109"><text:s text:c="2"/>FTP support <text:s text:c="6"/>: yes</text:p>
      <text:p text:style-name="P109"><text:s text:c="2"/>curl support <text:s text:c="5"/>: yes (7.62.0)</text:p>
      <text:p text:style-name="P109"><text:s text:c="2"/>SCP/SFTP support <text:s/>: yes (1.8.0)</text:p>
      <text:p text:style-name="P109"><text:s text:c="2"/>TLS/SSL server <text:s text:c="3"/>: yes (OpenSSL 1.1.1 <text:s/>11 Sep 2018, GMP 6.1.2, GnuTLS 3.5.19)</text:p>
      <text:p text:style-name="P109"><text:s text:c="2"/>ISO 9660 support <text:s/>: yes (2.0.0 x86_64-pc-linux-gnu)</text:p>
      <text:p text:style-name="P109"><text:s text:c="2"/>PCRE support <text:s text:c="5"/>: yes (8.40 2017-01-11)</text:p>
      <text:p text:style-name="P109"><text:s text:c="2"/>ICU support <text:s text:c="6"/>: yes (58.2)</text:p>
      <text:p text:style-name="P109"><text:s text:c="2"/>GUI support <text:s text:c="6"/>: yes</text:p>
      <text:p text:style-name="P109"><text:s text:c="2"/>GUI i18n support <text:s/>: yes</text:p>
      <text:p text:style-name="P109"><text:s text:c="2"/>SWT directory <text:s text:c="4"/>: </text:p>
      <text:p text:style-name="P108"/>
      <text:p text:style-name="P109"><text:s text:c="2"/>Debug version <text:s text:c="4"/>: no</text:p>
      <text:p text:style-name="P109"><text:s text:c="2"/>Crash dump support: no</text:p>
      <text:p text:style-name="P109"><text:s text:c="2"/>Stacktrace support: yes</text:p>
      <text:p text:style-name="P108"/>
      <text:p text:style-name="P109"><text:s text:c="2"/>Packages support <text:s/>: no</text:p>
      <text:p text:style-name="P108"/>
      <text:p text:style-name="P109"><text:s text:c="2"/>Install directory : /usr</text:p>
      <text:p text:style-name="P109"><text:s text:c="2"/>Binary directory <text:s/>: /usr/bin</text:p>
      <text:p text:style-name="P109"><text:s text:c="2"/>Config directory <text:s/>: /etc/bar</text:p>
      <text:p text:style-name="P109"><text:s text:c="2"/>Runtime directory : /var/lib/bar</text:p>
      <text:p text:style-name="P109"><text:s text:c="2"/>TLS directory <text:s text:c="4"/>: /etc/ssl</text:p>
      <text:p text:style-name="P108"/>
      <text:p text:style-name="P109"><text:s text:c="2"/>Heapview diretory : </text:p>
      <text:p text:style-name="P108"/>
      <text:p text:style-name="P109">Note: you can download missing additional packages with the script</text:p>
      <text:p text:style-name="P109"><text:s text:c="6"/>'./download-third-party-packages.sh'. Please rerun configure</text:p>
      <text:p text:style-name="P109"><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14877848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1135723473070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11358110900093" text:continue-list="list11135648461339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1135703330448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111356885833619"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1135781322502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11358306214191" text:continue-numbering="true" text:style-name="Numbering_20_5">
        <text:list-item>
          <text:p text:style-name="Question">I cannot establish a TLS/SSL connection with BARControl.</text:p>
        </text:list-item>
      </text:list>
      <text:p text:style-name="P72">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1135780023667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11356889314888"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1135679195471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135650551596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1135745778417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1135767757295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11357804962320"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11357855727283" text:continue-numbering="true" text:style-name="Numbering_20_5">
        <text:list-item>
          <text:p text:style-name="P137">When I create an archive, BAR append a 6-digit number to the archive name. Why is BAR doing this and how can I avoid it?</text:p>
        </text:list-item>
      </text:list>
      <text:p text:style-name="P76">When you enabled to create split archives and there is not a single # in the specified archive name, BAR append internally ###### to the archive name for the part number. The result is a continuous increasing 6-digit-number appended to the name.</text:p>
      <text:p text:style-name="P76">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11135796035321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1135745746037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1135769366271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1135712729955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11356703174677"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1135641781028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1135744876052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1135626944801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135665513558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1356583035440"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11356338846490" text:continue-numbering="true" text:style-name="Numbering_20_5">
        <text:list-item>
          <text:p text:style-name="Question">BARControl does not start on my system. I get the error “No more handles [gtk_init_check() failed]”. What is wrong?</text:p>
        </text:list-item>
      </text:list>
      <text:p text:style-name="P72">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1135809058952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2">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11357179725539" text:continue-numbering="true" text:style-name="Numbering_20_5">
        <text:list-item>
          <text:p text:style-name="Question">Can I automate the login with BARControl?</text:p>
        </text:list-item>
      </text:list>
      <text:p text:style-name="P72">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11358281952916" text:continue-numbering="true" text:style-name="Numbering_20_5">
        <text:list-item>
          <text:p text:style-name="Question">BAR server is running with the Linux root account on my system. Is it required that BARControl is also running as root?</text:p>
        </text:list-item>
      </text:list>
      <text:p text:style-name="P72">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1135806207896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2">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111356912265119" text:continue-numbering="true" text:style-name="Numbering_20_5">
        <text:list-item>
          <text:p text:style-name="Question">Sometimes when I create an archive I see in the progress bars of BARControl numbers over 100%. How can this happen?</text:p>
        </text:list-item>
      </text:list>
      <text:p text:style-name="P72">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1358170921231" text:continue-numbering="true" text:style-name="Numbering_20_5">
        <text:list-item>
          <text:p text:style-name="Question">When I try to create a backup on DVD with BAR I always get the error message “Is a directory: ...” in barcontrol. What is going wrong?</text:p>
        </text:list-item>
      </text:list>
      <text:p text:style-name="P78">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11357191513168" text:continue-numbering="true" text:style-name="Numbering_20_5">
        <text:list-item>
          <text:p text:style-name="P138">I tried to list the content of CD/DVD/BD with a specific device name, but BAR always report the error “file not found”.</text:p>
        </text:list-item>
      </text:list>
      <text:p text:style-name="P79">Make sure the device name is terminated by a “:”, e. g.</text:p>
      <text:p text:style-name="Answer"><text:span text:style-name="Command">bar dvd:///dev/sr1:</text:span></text:p>
      <text:list xml:id="list11135735087632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1135812895236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11357012421827" text:continue-numbering="true" text:style-name="Numbering_20_5">
        <text:list-item>
          <text:p text:style-name="Question"><text:span text:style-name="Command">Is the graphical front end available as a separated package?</text:span></text:p>
        </text:list-item>
      </text:list>
      <text:p text:style-name="P72">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111357681480607"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11357250869435"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1135668981038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11358146749059" text:continue-numbering="true" text:style-name="Numbering_20_5">
        <text:list-item>
          <text:p text:style-name="P139">A full backup is expired and was purged. Is it useful to keep the following incremental backups?</text:p>
        </text:list-item>
      </text:list>
      <text:p text:style-name="P73">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3">Note: if the delta-compress-algorithm is used the original file for the delta-compression must still exists to extract the delta-compressed files, because the archive only contain the differences to the original files.</text:p>
      <text:list xml:id="list111358304254131" text:continue-numbering="true" text:style-name="Numbering_20_5">
        <text:list-item>
          <text:p text:style-name="P140">How can I use BAR on computer with tightly limited resources? I always get the error insufficient disk space when BAR try to create archives.</text:p>
        </text:list-item>
      </text:list>
      <text:p text:style-name="P75">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4"><text:span text:style-name="T88">C</text:span>reate a RAM disk, e. g.:</text:p>
      <text:p text:style-name="Answer_20_Command"><text:s/><text:span text:style-name="Command">mount -t tmpfs -o size=2G none /media/ramdisk</text:span></text:p>
      <text:p text:style-name="P74"><text:span text:style-name="T88">C</text:span>all <text:span text:style-name="Name">BAR</text:span> with the options:</text:p>
      <text:p text:style-name="Answer_20_Command"><text:span text:style-name="Option">--max-threads=2 -s 256M –tmp-directory=/media/ramdisk--max-tmp-size=1G</text:span></text:p>
      <text:list xml:id="list111357198607540" text:continue-numbering="true" text:style-name="Numbering_20_5">
        <text:list-item>
          <text:p text:style-name="P141"><text:soft-page-break/>Using more threads when testing or comparing an archive reduce the execution speed instead of increasing it. Why is parallel testing/comparing slower than doing the same with a single thread only?</text:p>
        </text:list-item>
      </text:list>
      <text:p text:style-name="P77">The effect may be related to several issues of the system environment. It is not related that parallel processing is slower. Instead it is fast<text:span text:style-name="T182">er</text:span>, but there are conditions:</text:p>
      <text:p text:style-name="P42">if an archive is read for testing or comparing via NFS the random read operations of <text:span text:style-name="T18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177417378" text:style-name="L13">
        <text:list-item>
          <text:p text:style-name="P211">version number of <text:span text:style-name="Name">BAR</text:span></text:p>
        </text:list-item>
      </text:list>
      <text:list xml:id="list111356398889852" text:continue-list="list11135620999572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11357169233373" text:continue-list="list4177417378" text:style-name="L13">
        <text:list-item>
          <text:p text:style-name="P19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11357691438735" text:continue-list="list111356398889852"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1135695621380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11135637987493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4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4"><text:reference-mark-start text:name="Zstd"/>Zst<text:span text:style-name="T97">andard</text:span><text:reference-mark-end text:name="Zstd"/><text:tab/><text:a xlink:type="simple" xlink:href="https://facebook.github.io/zstd/" text:style-name="Internet_20_link" text:visited-style-name="Visited_20_Internet_20_Link">https://facebook.github.io/zstd/</text:a></text:p>
      <text:p text:style-name="P45"><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3"/>
      <text:p text:style-name="P4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3">--abort<text:tab/>74</text:p>
          <text:p text:style-name="P163">--all<text:tab/>64</text:p>
          <text:p text:style-name="P163">--always-create-image<text:tab/>67</text:p>
          <text:p text:style-name="P163">--archive-file-mode<text:tab/>65</text:p>
          <text:p text:style-name="P163">--archive-part-size<text:tab/>52</text:p>
          <text:p text:style-name="P163">--archive-type<text:tab/>74</text:p>
          <text:p text:style-name="P163">--bd-blank-command<text:tab/>56</text:p>
          <text:p text:style-name="P163">--bd-device<text:tab/>55</text:p>
          <text:p text:style-name="P163">--bd-ecc-command<text:tab/>56</text:p>
          <text:p text:style-name="P163">--bd-ecc-post-command<text:tab/>56</text:p>
          <text:p text:style-name="P163">--bd-ecc-pre-command<text:tab/>56</text:p>
          <text:p text:style-name="P163">--bd-image-command<text:tab/>56</text:p>
          <text:p text:style-name="P163">--bd-image-post-command<text:tab/>56</text:p>
          <text:p text:style-name="P163">--bd-image-pre-command<text:tab/>55</text:p>
          <text:p text:style-name="P163">--bd-load-volume-command<text:tab/>55</text:p>
          <text:p text:style-name="P163">--bd-request-volume-command<text:tab/>55</text:p>
          <text:p text:style-name="P163">--bd-unload-volume-command<text:tab/>55</text:p>
          <text:p text:style-name="P163">--bd-volume-size<text:tab/>55</text:p>
          <text:p text:style-name="P163">--bd-write-command<text:tab/>56</text:p>
          <text:p text:style-name="P163">--bd-write-image-command<text:tab/>57</text:p>
          <text:p text:style-name="P163">--bd-write-post-command<text:tab/>56</text:p>
          <text:p text:style-name="P163">--bd-write-pre-command<text:tab/>56</text:p>
          <text:p text:style-name="P163">--blank<text:tab/>67</text:p>
          <text:p text:style-name="P163">--ca-file<text:tab/>74</text:p>
          <text:p text:style-name="P163">--cd-device<text:tab/>55</text:p>
          <text:p text:style-name="P163">--cd-ecc-command<text:tab/>56</text:p>
          <text:p text:style-name="P163">--cd-ecc-post-command<text:tab/>56</text:p>
          <text:p text:style-name="P163">--cd-ecc-pre-command<text:tab/>56</text:p>
          <text:p text:style-name="P163">--cd-image-command<text:tab/>56</text:p>
          <text:p text:style-name="P163">--cd-image-post-command<text:tab/>56</text:p>
          <text:p text:style-name="P163">--cd-image-pre-command<text:tab/>55</text:p>
          <text:p text:style-name="P163">--cd-load-volume-command<text:tab/>55</text:p>
          <text:p text:style-name="P163">--cd-request-volume-command<text:tab/>55</text:p>
          <text:p text:style-name="P163">--cd-unload-volume-command<text:tab/>55</text:p>
          <text:p text:style-name="P163">--cd-volume-size<text:tab/>55</text:p>
          <text:p text:style-name="P163">--cd-write-command<text:tab/>56</text:p>
          <text:p text:style-name="P163">--cd-write-image-command<text:tab/>57</text:p>
          <text:p text:style-name="P163">--cd-write-post-command<text:tab/>56</text:p>
          <text:p text:style-name="P163">--cd-write-pre-command<text:tab/>56</text:p>
          <text:p text:style-name="P163">--cd‑blank-command<text:tab/>56</text:p>
          <text:p text:style-name="P163">--cert-file<text:tab/>74</text:p>
          <text:p text:style-name="P163">--comment<text:tab/>45</text:p>
          <text:p text:style-name="P163">--compare<text:tab/>11, 43</text:p>
          <text:p text:style-name="P163">--compress-algorithm<text:tab/>14, 47</text:p>
          <text:p text:style-name="P163">--compress-exclude<text:tab/>50</text:p>
          <text:p text:style-name="P163">--compress-min-size<text:tab/>50</text:p>
          <text:p text:style-name="P163">--config<text:tab/>63</text:p>
          <text:p text:style-name="P163">--continue<text:tab/>74</text:p>
          <text:p text:style-name="P163">--continuous-database<text:tab/>61</text:p>
          <text:p text:style-name="P163">--continuous-max-size<text:tab/>62</text:p>
          <text:p text:style-name="P163">--continuous-min-time-delta<text:tab/>62</text:p>
          <text:p text:style-name="P163">--convert<text:tab/>44</text:p>
          <text:p text:style-name="P163">--create<text:tab/>9, 43</text:p>
          <text:p text:style-name="P163">--crypt-algorithm<text:tab/>50</text:p>
          <text:p text:style-name="P163">--crypt-new-password<text:tab/>51</text:p>
          <text:p text:style-name="P163">--crypt-password<text:tab/>51</text:p>
          <text:p text:style-name="P163">--crypt-private-key<text:tab/>52</text:p>
          <text:p text:style-name="P163">--crypt-public-key<text:tab/>52</text:p>
          <text:p text:style-name="P163">--crypt-type<text:tab/>51</text:p>
          <text:p text:style-name="P163">--daemon<text:tab/>59</text:p>
          <text:p text:style-name="P163">--delete-old-archive-files<text:tab/>65</text:p>
          <text:p text:style-name="P163">--delta-source<text:tab/>50</text:p>
          <text:p text:style-name="P163">--destination<text:tab/>59, 75</text:p>
          <text:p text:style-name="P163">--device<text:tab/>57</text:p>
          <text:p text:style-name="P163">--device-blank-command<text:tab/>58</text:p>
          <text:p text:style-name="P163">--device-ecc-command<text:tab/>58</text:p>
          <text:p text:style-name="P163">--device-ecc-post-command<text:tab/>58</text:p>
          <text:p text:style-name="P163">--device-ecc-pre-command<text:tab/>58</text:p>
          <text:p text:style-name="P163">--device-image-command<text:tab/>57</text:p>
          <text:p text:style-name="P163">--device-image-post-command<text:tab/>57</text:p>
          <text:p text:style-name="P163">--device-image-pre-command<text:tab/>57</text:p>
          <text:p text:style-name="P163">--device-load-volume-command<text:tab/>57</text:p>
          <text:p text:style-name="P163">--device-request-volume-command<text:tab/>57</text:p>
          <text:p text:style-name="P163">--device-unload-volume-command<text:tab/>57</text:p>
          <text:p text:style-name="P163">--device-volume-size<text:tab/>57</text:p>
          <text:p text:style-name="P163">--device-write-command<text:tab/>58</text:p>
          <text:p text:style-name="P163">--device-write-post-command<text:tab/>58</text:p>
          <text:p text:style-name="P163">--device-write-pre-command<text:tab/>58</text:p>
          <text:p text:style-name="P163">--differential<text:tab/>47</text:p>
          <text:p text:style-name="P163">--directory<text:tab/>64</text:p>
          <text:p text:style-name="P163">--directory-strip<text:tab/>58</text:p>
          <text:p text:style-name="P163">--dry-run<text:tab/>66</text:p>
          <text:p text:style-name="P163">--dvd-blank-command<text:tab/>56</text:p>
          <text:p text:style-name="P163">--dvd-device<text:tab/>55</text:p>
          <text:p text:style-name="P163">--dvd-ecc-command<text:tab/>56</text:p>
          <text:p text:style-name="P163">--dvd-ecc-post-command<text:tab/>56</text:p>
          <text:p text:style-name="P163">--dvd-ecc-pre-command<text:tab/>56</text:p>
          <text:p text:style-name="P163">--dvd-image-command<text:tab/>56</text:p>
          <text:p text:style-name="P163">--dvd-image-post-command<text:tab/>56</text:p>
          <text:p text:style-name="P163">--dvd-image-pre-command<text:tab/>55</text:p>
          <text:p text:style-name="P163">--dvd-load-volume-command<text:tab/>55</text:p>
          <text:p text:style-name="P163">--dvd-request-volume-command<text:tab/>55</text:p>
          <text:p text:style-name="P163">--dvd-unload-volume-command<text:tab/>55</text:p>
          <text:p text:style-name="P163">--dvd-volume-size<text:tab/>55</text:p>
          <text:p text:style-name="P163"><text:soft-page-break/>--dvd-write-command<text:tab/>56</text:p>
          <text:p text:style-name="P163">--dvd-write-image-command<text:tab/>57</text:p>
          <text:p text:style-name="P163">--dvd-write-post-command<text:tab/>56</text:p>
          <text:p text:style-name="P163">--dvd-write-pre-command<text:tab/>56</text:p>
          <text:p text:style-name="P163">--ecc<text:tab/>66</text:p>
          <text:p text:style-name="P163">--exclude<text:tab/>46</text:p>
          <text:p text:style-name="P163">--exclude-command<text:tab/>46</text:p>
          <text:p text:style-name="P163">--exclude-list<text:tab/>46</text:p>
          <text:p text:style-name="P163">--extract<text:tab/>12, 44</text:p>
          <text:p text:style-name="P163">--file-write-post-command<text:tab/>53</text:p>
          <text:p text:style-name="P163">--file-write-pre-command<text:tab/>53</text:p>
          <text:p text:style-name="P163">--force-delta-compression<text:tab/>65</text:p>
          <text:p text:style-name="P163"><text:span text:style-name="T5">--</text:span><text:span text:style-name="T5">force-ssl</text:span><text:tab/>74</text:p>
          <text:p text:style-name="P163">--force-verify-signatures<text:tab/>52</text:p>
          <text:p text:style-name="P163">--fragment-size<text:tab/>52</text:p>
          <text:p text:style-name="P163">--ftp-login-name<text:tab/>53</text:p>
          <text:p text:style-name="P163">--ftp-max-connections<text:tab/>53</text:p>
          <text:p text:style-name="P163">--ftp-password<text:tab/>53</text:p>
          <text:p text:style-name="P163">--ftp-write-post-command<text:tab/>53</text:p>
          <text:p text:style-name="P163">--ftp-write-pre-command<text:tab/>53</text:p>
          <text:p text:style-name="P163"><text:span text:style-name="T16">--full</text:span><text:tab/>47</text:p>
          <text:p text:style-name="P163">--generate-keys<text:tab/>44</text:p>
          <text:p text:style-name="P163">--generate-keys-bits<text:tab/>44</text:p>
          <text:p text:style-name="P163">--generate-keys-mode<text:tab/>44</text:p>
          <text:p text:style-name="P163">--generate-signature-keys<text:tab/>44</text:p>
          <text:p text:style-name="P163">--group<text:tab/>64</text:p>
          <text:p text:style-name="P163">--help<text:tab/>67, 75</text:p>
          <text:p text:style-name="P163">--help-internal<text:tab/>67</text:p>
          <text:p text:style-name="P163">--human-format<text:tab/>64</text:p>
          <text:p text:style-name="P163">--ignore-no-backup-file<text:tab/>65</text:p>
          <text:p text:style-name="P163">--ignore-no-dump<text:tab/>65</text:p>
          <text:p text:style-name="P163">--image<text:tab/>43</text:p>
          <text:p text:style-name="P163">--include<text:tab/>45</text:p>
          <text:p text:style-name="P163">--include-file command<text:tab/>46</text:p>
          <text:p text:style-name="P163">--include-file-list<text:tab/>46</text:p>
          <text:p text:style-name="P163">--include-image-command<text:tab/>46</text:p>
          <text:p text:style-name="P163">--include-image-list<text:tab/>46</text:p>
          <text:p text:style-name="P163"><text:span text:style-name="T16">--incremental</text:span><text:tab/>47</text:p>
          <text:p text:style-name="P163">--incremental-data-directory<text:tab/>64</text:p>
          <text:p text:style-name="P163"><text:span text:style-name="T16">--incremental-list-file</text:span><text:tab/>47</text:p>
          <text:p text:style-name="P163">--index-database<text:tab/>60</text:p>
          <text:p text:style-name="P163">--index-database-add<text:tab/>74</text:p>
          <text:p text:style-name="P163">--index-database-auto-update<text:tab/>61</text:p>
          <text:p text:style-name="P163">--index-database-entities-list<text:tab/>75</text:p>
          <text:p text:style-name="P163">--index-database-entries-list<text:tab/>75</text:p>
          <text:p text:style-name="P163">--index-database-keep-time<text:tab/>61</text:p>
          <text:p text:style-name="P163">--index-database-max-band-width<text:tab/>61</text:p>
          <text:p text:style-name="P163">--index-database-refresh<text:tab/>75</text:p>
          <text:p text:style-name="P163">--index-database-remove<text:tab/>75</text:p>
          <text:p text:style-name="P163">--index-database-storages-list<text:tab/>75</text:p>
          <text:p text:style-name="P163">--info<text:tab/>45</text:p>
          <text:p text:style-name="P163">--job<text:tab/>74</text:p>
          <text:p text:style-name="P163">--jobs-directory<text:tab/>60, 64</text:p>
          <text:p text:style-name="P163">--key-file<text:tab/>74</text:p>
          <text:p text:style-name="P163">--list<text:tab/>10, 43, 74</text:p>
          <text:p text:style-name="P163">--log<text:tab/>62</text:p>
          <text:p text:style-name="P163">--log-file<text:tab/>62</text:p>
          <text:p text:style-name="P163">--log-format<text:tab/>62</text:p>
          <text:p text:style-name="P163">--log-post-command<text:tab/>63</text:p>
          <text:p text:style-name="P163">--login-dialog<text:tab/>73</text:p>
          <text:p text:style-name="P163">--long-format<text:tab/>64</text:p>
          <text:p text:style-name="P163">--maintenance<text:tab/>75</text:p>
          <text:p text:style-name="P163">--max-band-width<text:tab/>60</text:p>
          <text:p text:style-name="P163">--max-storage-size<text:tab/>63</text:p>
          <text:p text:style-name="P163">--max-threads<text:tab/>64</text:p>
          <text:p text:style-name="P163">--max-tmp-size<text:tab/>63</text:p>
          <text:p text:style-name="P163">--mount<text:tab/>45, 64</text:p>
          <text:p text:style-name="P163">--mount-command<text:tab/>45</text:p>
          <text:p text:style-name="P163">--mount-device-command<text:tab/>45</text:p>
          <text:p text:style-name="P163">--nice-level<text:tab/>60</text:p>
          <text:p text:style-name="P163">--no-bar-on-medium<text:tab/>66</text:p>
          <text:p text:style-name="P163">--no-default-config<text:tab/>66</text:p>
          <text:p text:style-name="P163">--no-detach<text:tab/>59</text:p>
          <text:p text:style-name="P163">--no-fragments-check<text:tab/>65</text:p>
          <text:p text:style-name="P163">--no-header-footer<text:tab/>65</text:p>
          <text:p text:style-name="P163">--no-index-database<text:tab/>61</text:p>
          <text:p text:style-name="P163">--no-signatures<text:tab/>52</text:p>
          <text:p text:style-name="P163">--no-stop-on-attribute-error<text:tab/>66</text:p>
          <text:p text:style-name="P163">--no-stop-on-error<text:tab/>66</text:p>
          <text:p text:style-name="P163">--no-storage<text:tab/>66</text:p>
          <text:p text:style-name="P163">--normal<text:tab/>47</text:p>
          <text:p text:style-name="P163">--numeric-permission<text:tab/>65</text:p>
          <text:p text:style-name="P163">--numeric-uid-gid<text:tab/>65</text:p>
          <text:p text:style-name="P163">--overwrite-archive-files<text:tab/>65</text:p>
          <text:p text:style-name="P163">--overwrite-entries<text:tab/>75</text:p>
          <text:p text:style-name="P163">--overwrite-files<text:tab/>66</text:p>
          <text:p text:style-name="P163">--owner<text:tab/>59</text:p>
          <text:p text:style-name="P163">--pairing-master-file<text:tab/>64</text:p>
          <text:p text:style-name="P163">--password<text:tab/>73</text:p>
          <text:p text:style-name="P163">--pattern-type<text:tab/>64</text:p>
          <text:p text:style-name="P163">--pause<text:tab/>74</text:p>
          <text:p text:style-name="P163">--permissions<text:tab/>59</text:p>
          <text:p text:style-name="P163">--pid-file<text:tab/>64</text:p>
          <text:p text:style-name="P163">--ping<text:tab/>74</text:p>
          <text:p text:style-name="P163">--port<text:tab/>73</text:p>
          <text:p text:style-name="P163">--post-command<text:tab/>45</text:p>
          <text:p text:style-name="P163">--pre-command<text:tab/>44</text:p>
          <text:p text:style-name="P163">--quiet<text:tab/>67</text:p>
          <text:p text:style-name="P163">--raw-images<text:tab/>65</text:p>
          <text:p text:style-name="P163">--remote-bar-executable<text:tab/>60</text:p>
          <text:p text:style-name="P163"><text:soft-page-break/>--restore<text:tab/>75</text:p>
          <text:p text:style-name="P163">--restore-entry-mode<text:tab/>66</text:p>
          <text:p text:style-name="P163">--role<text:tab/>75</text:p>
          <text:p text:style-name="P163">--scp-write-post-command<text:tab/>54</text:p>
          <text:p text:style-name="P163">--scp-write-pre-command<text:tab/>54</text:p>
          <text:p text:style-name="P163">--select-job<text:tab/>74</text:p>
          <text:p text:style-name="P163">--server-ca-file<text:tab/>59</text:p>
          <text:p text:style-name="P163">--server-cert-file<text:tab/>59</text:p>
          <text:p text:style-name="P163">--server-key-file<text:tab/>59</text:p>
          <text:p text:style-name="P163">--server-max-connections<text:tab/>60</text:p>
          <text:p text:style-name="P163">--server-mode<text:tab/>60</text:p>
          <text:p text:style-name="P163">--server-password<text:tab/>59</text:p>
          <text:p text:style-name="P163">--server-port<text:tab/>59</text:p>
          <text:p text:style-name="P163">--server-tls-port<text:tab/>59</text:p>
          <text:p text:style-name="P163">--sftp-write-post-command<text:tab/>54</text:p>
          <text:p text:style-name="P163">--sftp-write-pre-command<text:tab/>54</text:p>
          <text:p text:style-name="P163">--signature-private-key<text:tab/>52</text:p>
          <text:p text:style-name="P163">--signatures-public-key<text:tab/>52</text:p>
          <text:p text:style-name="P163">--skip-unreadable<text:tab/>65</text:p>
          <text:p text:style-name="P163">--skip-verify-signatures<text:tab/>52</text:p>
          <text:p text:style-name="P163">--ssh-login-name<text:tab/>53</text:p>
          <text:p text:style-name="P163">--ssh-max-connections<text:tab/>54</text:p>
          <text:p text:style-name="P163">--ssh-password<text:tab/>53</text:p>
          <text:p text:style-name="P163">--ssh-port<text:tab/>53</text:p>
          <text:p text:style-name="P163">--ssh-private-key<text:tab/>54</text:p>
          <text:p text:style-name="P163">--ssh-public-key<text:tab/>54</text:p>
          <text:p text:style-name="P163">--storage-command<text:tab/>44, 46</text:p>
          <text:p text:style-name="P163">--storage-list<text:tab/>44, 46</text:p>
          <text:p text:style-name="P163">--storage-list-stdin<text:tab/>44</text:p>
          <text:p text:style-name="P163">--suspend<text:tab/>74</text:p>
          <text:p text:style-name="P163">--test<text:tab/>11, 43</text:p>
          <text:p text:style-name="P163">--tls-port<text:tab/>73</text:p>
          <text:p text:style-name="P163">--tmp-directory<text:tab/>63</text:p>
          <text:p text:style-name="P163">--transform<text:tab/>45</text:p>
          <text:p text:style-name="P163">--unmount-command<text:tab/>45</text:p>
          <text:p text:style-name="P163">--verbose<text:tab/>67</text:p>
          <text:p text:style-name="P163">--version<text:tab/>67, 75</text:p>
          <text:p text:style-name="P163"><text:span text:style-name="T1">--volume-size</text:span><text:tab/>66</text:p>
          <text:p text:style-name="P163">--wait-first-volume<text:tab/>66</text:p>
          <text:p text:style-name="P163">--webdav-login<text:tab/>54</text:p>
          <text:p text:style-name="P163">--webdav-max-connections<text:tab/>54</text:p>
          <text:p text:style-name="P163">--webdav-password<text:tab/>54</text:p>
          <text:p text:style-name="P163">--webdav-write-post-command<text:tab/>55</text:p>
          <text:p text:style-name="P163">--webdav-write-pre-command<text:tab/>55</text:p>
          <text:p text:style-name="P163">--xhelp<text:tab/>67</text:p>
          <text:p text:style-name="P163">-!<text:tab/>46</text:p>
          <text:p text:style-name="P163">-#<text:tab/>45</text:p>
          <text:p text:style-name="P163">-a<text:tab/>75</text:p>
          <text:p text:style-name="P163">-c<text:tab/>43, 74</text:p>
          <text:p text:style-name="P163">-C<text:tab/>64</text:p>
          <text:p text:style-name="P163">-d<text:tab/>43</text:p>
          <text:p text:style-name="P163">-D<text:tab/>59</text:p>
          <text:p text:style-name="P163">-e<text:tab/>75</text:p>
          <text:p text:style-name="P163"><text:span text:style-name="T16">-f</text:span><text:tab/>47</text:p>
          <text:p text:style-name="P163">-g<text:tab/>64</text:p>
          <text:p text:style-name="P163">-h<text:tab/>67, 75</text:p>
          <text:p text:style-name="P163">-H<text:tab/>64</text:p>
          <text:p text:style-name="P163">-i<text:tab/>47, 74</text:p>
          <text:p text:style-name="P163">-j<text:tab/>74</text:p>
          <text:p text:style-name="P163">-l<text:tab/>43, 74</text:p>
          <text:p text:style-name="P163">-L<text:tab/>64</text:p>
          <text:p text:style-name="P163">-m<text:tab/>43</text:p>
          <text:p text:style-name="P163">-n<text:tab/>75</text:p>
          <text:p text:style-name="P163">-o<text:tab/>65</text:p>
          <text:p text:style-name="P163">-p<text:tab/>58, 73</text:p>
          <text:p text:style-name="P163">-s<text:tab/>17, 52, 74</text:p>
          <text:p text:style-name="P163">-t<text:tab/>43, 74</text:p>
          <text:p text:style-name="P163">-T<text:tab/>44</text:p>
          <text:p text:style-name="P163">-x<text:tab/>44</text:p>
          <text:p text:style-name="P163">-y<text:tab/>50</text:p>
          <text:p text:style-name="P163">-z<text:tab/>14, 47</text:p>
          <text:p text:style-name="P191">A</text:p>
          <text:p text:style-name="P163">archive-name<text:tab/>68</text:p>
          <text:p text:style-name="P163">archive-type<text:tab/>68</text:p>
          <text:p text:style-name="P163">atime<text:tab/>10</text:p>
          <text:p text:style-name="P191">B</text:p>
          <text:p text:style-name="P163">bar-keygen<text:tab/>7</text:p>
          <text:p text:style-name="P163">basic commands<text:tab/>43</text:p>
          <text:p text:style-name="P191">C</text:p>
          <text:p text:style-name="P163">chunks<text:tab/>77</text:p>
          <text:p text:style-name="P163">compare archive<text:tab/>11</text:p>
          <text:p text:style-name="P163">compress archive<text:tab/>14</text:p>
          <text:p text:style-name="P163">compression<text:tab/>47</text:p>
          <text:p text:style-name="P163">creating archive<text:tab/>9</text:p>
          <text:p text:style-name="P163">crypt-password-mode<text:tab/>68</text:p>
          <text:p text:style-name="P191">D</text:p>
          <text:p text:style-name="P163">device configuration<text:tab/>71</text:p>
          <text:p text:style-name="P163">differential archive<text:tab/>13</text:p>
          <text:p text:style-name="P191">E</text:p>
          <text:p text:style-name="P163">encryption<text:tab/>50</text:p>
          <text:p text:style-name="P163">exclude<text:tab/>69</text:p>
          <text:p text:style-name="P163">exclude-command<text:tab/>69</text:p>
          <text:p text:style-name="P163">exclude-list<text:tab/>69</text:p>
          <text:p text:style-name="P163">extract archive<text:tab/>12</text:p>
          <text:p text:style-name="P191">F</text:p>
          <text:p text:style-name="P163">file format<text:tab/>77</text:p>
          <text:p text:style-name="P163">force-ssl<text:tab/>76</text:p>
          <text:p text:style-name="P163">ftp server configuration<text:tab/>70</text:p>
          <text:p text:style-name="P191">G</text:p>
          <text:p text:style-name="P163">graphical front end<text:tab/>24</text:p>
          <text:p text:style-name="P191"><text:soft-page-break/>I</text:p>
          <text:p text:style-name="P163">include-file<text:tab/>68</text:p>
          <text:p text:style-name="P163">include-file-command<text:tab/>68</text:p>
          <text:p text:style-name="P163">include-file-list<text:tab/>68</text:p>
          <text:p text:style-name="P163">include-image<text:tab/>69</text:p>
          <text:p text:style-name="P163">include-image-command<text:tab/>69</text:p>
          <text:p text:style-name="P163">include-image-list<text:tab/>69</text:p>
          <text:p text:style-name="P163">include/exclude files<text:tab/>45</text:p>
          <text:p text:style-name="P163">incremental archive<text:tab/>13</text:p>
          <text:p text:style-name="P191">L</text:p>
          <text:p text:style-name="P163">list archive<text:tab/>10</text:p>
          <text:p text:style-name="P191">P</text:p>
          <text:p text:style-name="P163">pause-create<text:tab/>75</text:p>
          <text:p text:style-name="P163">pause-index-database-update<text:tab/>76</text:p>
          <text:p text:style-name="P163">pause-restore<text:tab/>76</text:p>
          <text:p text:style-name="P163">pause-storage<text:tab/>75</text:p>
          <text:p text:style-name="P163">persistence configuration<text:tab/>72</text:p>
          <text:p text:style-name="P191">R</text:p>
          <text:p text:style-name="P163">role<text:tab/>76</text:p>
          <text:p text:style-name="P191">S</text:p>
          <text:p text:style-name="P163">schedule configuration<text:tab/>71</text:p>
          <text:p text:style-name="P163">server<text:tab/>20, 59, 76</text:p>
          <text:p text:style-name="P163">server-ca-file<text:tab/>76</text:p>
          <text:p text:style-name="P163">server-cert-file<text:tab/>76</text:p>
          <text:p text:style-name="P163">server-key-file<text:tab/>76</text:p>
          <text:p text:style-name="P163">split archives<text:tab/>17, 52</text:p>
          <text:p text:style-name="P163">ssh/scp/sftp server configuration<text:tab/>70</text:p>
          <text:p text:style-name="P163">store archives<text:tab/>17, 53</text:p>
          <text:p text:style-name="P191">T</text:p>
          <text:p text:style-name="P163">test archive<text:tab/>11</text:p>
          <text:p text:style-name="P191">U</text:p>
          <text:p text:style-name="P163">URI<text:tab/>17</text:p>
          <text:p text:style-name="P163">UUID<text:tab/>68</text:p>
        </text:index-body>
      </text:alphabetical-index>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1-07T11:13:53.314652792</dc:date>
    <meta:editing-duration>P344DT13H16M56S</meta:editing-duration>
    <meta:editing-cycles>687</meta:editing-cycles>
    <meta:generator>LibreOffice/6.0.7.3$Linux_X86_64 LibreOffice_project/00m0$Build-3</meta:generator>
    <meta:document-statistic meta:table-count="15" meta:image-count="20" meta:object-count="0" meta:page-count="94" meta:paragraph-count="2775" meta:word-count="26022" meta:character-count="163569" meta:non-whitespace-character-count="140833"/>
  </office:meta>
</office:document-meta>
</file>